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4528in"/>
    </style:style>
    <style:style style:name="co2" style:family="table-column">
      <style:table-column-properties fo:break-before="auto" style:column-width="0.8854in"/>
    </style:style>
    <style:style style:name="co3" style:family="table-column">
      <style:table-column-properties fo:break-before="auto" style:column-width="0.8902in"/>
    </style:style>
    <style:style style:name="co4" style:family="table-column">
      <style:table-column-properties fo:break-before="auto" style:column-width="0.3311in"/>
    </style:style>
    <style:style style:name="co5" style:family="table-column">
      <style:table-column-properties fo:break-before="auto" style:column-width="1.2811in"/>
    </style:style>
    <style:style style:name="co6" style:family="table-column">
      <style:table-column-properties fo:break-before="auto" style:column-width="2in"/>
    </style:style>
    <style:style style:name="co7" style:family="table-column">
      <style:table-column-properties fo:break-before="auto" style:column-width="2.5in"/>
    </style:style>
    <style:style style:name="co8" style:family="table-column">
      <style:table-column-properties fo:break-before="auto" style:column-width="1.1425in"/>
    </style:style>
    <style:style style:name="co9" style:family="table-column">
      <style:table-column-properties fo:break-before="auto" style:column-width="1.122in"/>
    </style:style>
    <style:style style:name="co10" style:family="table-column">
      <style:table-column-properties fo:break-before="auto" style:column-width="0.6665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84" style:family="table-cell" style:parent-style-name="Default" style:data-style-name="N0">
      <style:table-cell-properties fo:border-bottom="none" style:text-align-source="fix" style:repeat-content="false" fo:border-left="none" fo:border-right="0.74pt groove #000000" fo:border-top="none" style:vertical-align="automatic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order-bottom="none" style:text-align-source="fix" style:repeat-content="false" fo:border-left="none" fo:border-right="0.74pt groove #000000" fo:border-top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 style:data-style-name="N0">
      <style:table-cell-properties fo:border-bottom="0.74pt groove #000000" style:text-align-source="fix" style:repeat-content="false" fo:border-left="none" fo:border-right="0.74pt groove #000000" fo:border-top="none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16" style:family="table-cell" style:parent-style-name="Default" style:data-style-name="N0">
      <style:table-cell-properties style:text-align-source="fix" style:repeat-content="false" fo:border="none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 style:data-style-name="N0">
      <style:table-cell-properties style:text-align-source="fix" style:repeat-content="false" fo:border="none" style:vertical-align="automatic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 style:data-style-name="N0">
      <style:table-cell-properties fo:border-bottom="0.74pt groove #000000" style:text-align-source="fix" style:repeat-content="false" fo:border-left="none" fo:border-right="none" fo:border-top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 style:data-style-name="N0"/>
    <style:style style:name="ce90" style:family="table-cell" style:parent-style-name="Default" style:data-style-name="N0">
      <style:table-cell-properties style:text-align-source="fix" style:repeat-content="false" fo:background-color="transparent" fo:border="none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 style:data-style-name="N0">
      <style:table-cell-properties fo:border-bottom="none" style:text-align-source="fix" style:repeat-content="false" fo:background-color="transparent" fo:border-left="0.74pt groove #000000" fo:border-right="0.74pt groove #000000" fo:border-top="none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9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93" style:family="table-cell" style:parent-style-name="Default" style:data-style-name="N129">
      <style:table-cell-properties fo:border-bottom="0.74pt groove #000000" style:text-align-source="fix" style:repeat-content="false" fo:border-left="none" fo:padding-bottom="0.0138in" fo:padding-left="0.0138in" fo:padding-right="0in" fo:padding-top="0.0138in" fo:border-right="none" fo:border-top="none" style:vertical-align="automatic"/>
      <style:paragraph-properties fo:text-align="end"/>
      <style:text-properties fo:font-size="12pt" style:font-size-asian="12pt" style:font-size-complex="12pt"/>
    </style:style>
    <style:style style:name="ce94" style:family="table-cell" style:parent-style-name="Default" style:data-style-name="N2">
      <style:table-cell-properties fo:border-bottom="none" style:text-align-source="fix" style:repeat-content="false" fo:border-left="0.74pt groove #000000" fo:padding-bottom="0.0138in" fo:padding-left="0.0138in" fo:padding-right="0in" fo:padding-top="0.0138in" fo:border-right="none" fo:border-top="none" style:vertical-align="automatic"/>
      <style:paragraph-properties fo:text-align="end"/>
      <style:text-properties fo:font-size="12pt" fo:font-weight="bold" style:font-size-asian="12pt" style:font-weight-asian="bold" style:font-size-complex="12pt" style:font-weight-complex="bold"/>
    </style:style>
    <style:style style:name="ce95" style:family="table-cell" style:parent-style-name="Default" style:data-style-name="N2">
      <style:table-cell-properties fo:border-bottom="none" style:text-align-source="fix" style:repeat-content="false" fo:border-left="0.74pt groove #000000" fo:padding-bottom="0.0138in" fo:padding-left="0.0138in" fo:padding-right="0in" fo:padding-top="0.0138in" fo:border-right="none" fo:border-top="none" style:vertical-align="automatic"/>
      <style:paragraph-properties fo:text-align="end"/>
      <style:text-properties fo:font-size="12pt" fo:font-weight="normal" style:font-size-asian="12pt" style:font-weight-asian="normal" style:font-size-complex="12pt" style:font-weight-complex="normal"/>
    </style:style>
    <style:style style:name="ce20" style:family="table-cell" style:parent-style-name="Default" style:data-style-name="N2">
      <style:table-cell-properties fo:border-bottom="0.74pt groove #000000" style:text-align-source="fix" style:repeat-content="false" fo:border-left="0.74pt groove #000000" fo:padding-bottom="0.0138in" fo:padding-left="0.0138in" fo:padding-right="0in" fo:padding-top="0.0138in" fo:border-right="none" fo:border-top="none" style:vertical-align="automatic"/>
      <style:paragraph-properties fo:text-align="end"/>
      <style:text-properties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 style:data-style-name="N2">
      <style:table-cell-properties fo:border-bottom="none" fo:border-left="0.74pt groove #000000" fo:border-right="none" fo:border-top="none"/>
      <style:text-properties fo:font-size="12pt" fo:font-weight="normal" style:font-size-asian="12pt" style:font-weight-asian="normal" style:font-size-complex="12pt" style:font-weight-complex="normal"/>
    </style:style>
    <style:style style:name="ce28" style:family="table-cell" style:parent-style-name="Default" style:data-style-name="N0">
      <style:text-properties fo:font-size="12pt" style:font-size-asian="12pt" style:font-size-complex="12pt"/>
    </style:style>
    <style:style style:name="ce107" style:family="table-cell" style:parent-style-name="Default" style:data-style-name="N2">
      <style:table-cell-properties fo:border-bottom="none" style:text-align-source="fix" style:repeat-content="false" fo:border-left="none" fo:padding-bottom="0.0138in" fo:padding-left="0.0138in" fo:padding-right="0in" fo:padding-top="0.0138in" fo:border-right="0.74pt groove #000000" fo:border-top="none" style:vertical-align="automatic"/>
      <style:paragraph-properties fo:text-align="end"/>
      <style:text-properties fo:font-size="12pt" fo:font-weight="bold" style:font-size-asian="12pt" style:font-weight-asian="bold" style:font-size-complex="12pt" style:font-weight-complex="bold"/>
    </style:style>
    <style:style style:name="ce108" style:family="table-cell" style:parent-style-name="Default" style:data-style-name="N2">
      <style:table-cell-properties fo:border-bottom="none" style:text-align-source="fix" style:repeat-content="false" fo:border-left="none" fo:padding-bottom="0.0138in" fo:padding-left="0.0138in" fo:padding-right="0in" fo:padding-top="0.0138in" fo:border-right="0.74pt groove #000000" fo:border-top="none" style:vertical-align="automatic"/>
      <style:paragraph-properties fo:text-align="end"/>
      <style:text-properties fo:font-size="12pt" fo:font-weight="normal" style:font-size-asian="12pt" style:font-weight-asian="normal" style:font-size-complex="12pt" style:font-weight-complex="normal"/>
    </style:style>
    <style:style style:name="ce31" style:family="table-cell" style:parent-style-name="Default" style:data-style-name="N2">
      <style:table-cell-properties style:text-align-source="fix" style:repeat-content="false" fo:padding-bottom="0.0138in" fo:padding-left="0.0138in" fo:padding-right="0in" fo:padding-top="0.0138in" style:vertical-align="automatic"/>
      <style:paragraph-properties fo:text-align="end"/>
      <style:text-properties fo:font-size="12pt" fo:font-weight="normal" style:font-size-asian="12pt" style:font-weight-asian="normal" style:font-size-complex="12pt" style:font-weight-complex="normal"/>
    </style:style>
    <style:style style:name="ce26" style:family="table-cell" style:parent-style-name="Default" style:data-style-name="N2">
      <style:table-cell-properties fo:border-bottom="0.74pt groove #000000" style:text-align-source="fix" style:repeat-content="false" fo:border-left="none" fo:padding-bottom="0.0138in" fo:padding-left="0.0138in" fo:padding-right="0in" fo:padding-top="0.0138in" fo:border-right="0.74pt groove #000000" fo:border-top="none" style:vertical-align="automatic"/>
      <style:paragraph-properties fo:text-align="end"/>
      <style:text-properties fo:font-size="12pt" fo:font-weight="bold" style:font-size-asian="12pt" style:font-weight-asian="bold" style:font-size-complex="12pt" style:font-weight-complex="bold"/>
    </style:style>
    <style:style style:name="ce34" style:family="table-cell" style:parent-style-name="Default" style:data-style-name="N2">
      <style:table-cell-properties fo:border-bottom="none" fo:border-left="none" fo:border-right="0.74pt groove #000000" fo:border-top="none"/>
      <style:text-properties fo:font-size="12pt" fo:font-weight="normal" style:font-size-asian="12pt" style:font-weight-asian="normal" style:font-size-complex="12pt" style:font-weight-complex="normal"/>
    </style:style>
    <style:style style:name="ce25" style:family="table-cell" style:parent-style-name="Default" style:data-style-name="N2">
      <style:text-properties fo:font-size="12pt" fo:font-weight="normal" style:font-size-asian="12pt" style:font-weight-asian="normal" style:font-size-complex="12pt" style:font-weight-complex="normal"/>
    </style:style>
    <style:style style:name="ce104" style:family="table-cell" style:parent-style-name="Default" style:data-style-name="N0">
      <style:table-cell-properties fo:border-bottom="none" style:text-align-source="fix" style:repeat-content="false" fo:border-left="0.74pt groove #000000" fo:border-right="none" fo:border-top="none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05" style:family="table-cell" style:parent-style-name="Default" style:data-style-name="N129">
      <style:table-cell-properties fo:border-bottom="0.74pt groove #000000" style:text-align-source="fix" style:repeat-content="false" fo:border-left="0.74pt groove #000000" fo:padding-bottom="0.0138in" fo:padding-left="0.0138in" fo:padding-right="0in" fo:padding-top="0.0138in" fo:border-right="none" fo:border-top="none" style:vertical-align="automatic"/>
      <style:paragraph-properties fo:text-align="end"/>
      <style:text-properties fo:font-size="12pt" style:font-size-asian="12pt" style:font-size-complex="12pt"/>
    </style:style>
    <style:style style:name="ce114" style:family="table-cell" style:parent-style-name="Default" style:data-style-name="N2">
      <style:table-cell-properties style:text-align-source="fix" style:repeat-content="false" fo:border="none" fo:padding-bottom="0.0138in" fo:padding-left="0.0138in" fo:padding-right="0in" fo:padding-top="0.0138in" style:vertical-align="automatic"/>
      <style:paragraph-properties fo:text-align="end"/>
      <style:text-properties fo:font-size="12pt" fo:font-weight="bold" style:font-size-asian="12pt" style:font-weight-asian="bold" style:font-size-complex="12pt" style:font-weight-complex="bold"/>
    </style:style>
    <style:style style:name="ce115" style:family="table-cell" style:parent-style-name="Default" style:data-style-name="N2">
      <style:table-cell-properties style:text-align-source="fix" style:repeat-content="false" fo:border="none" fo:padding-bottom="0.0138in" fo:padding-left="0.0138in" fo:padding-right="0in" fo:padding-top="0.0138in" style:vertical-align="automatic"/>
      <style:paragraph-properties fo:text-align="end"/>
      <style:text-properties fo:font-size="12pt" fo:font-weight="normal" style:font-size-asian="12pt" style:font-weight-asian="normal" style:font-size-complex="12pt" style:font-weight-complex="normal"/>
    </style:style>
    <style:style style:name="ce29" style:family="table-cell" style:parent-style-name="Default" style:data-style-name="N2">
      <style:table-cell-properties fo:border="none"/>
      <style:text-properties fo:font-size="12pt" fo:font-weight="normal" style:font-size-asian="12pt" style:font-weight-asian="normal" style:font-size-complex="12pt" style:font-weight-complex="normal"/>
    </style:style>
    <style:style style:name="ce83" style:family="table-cell" style:parent-style-name="Default" style:data-style-name="N0">
      <style:table-cell-properties fo:border-bottom="none" style:text-align-source="fix" style:repeat-content="false" fo:border-left="none" fo:border-right="0.74pt groove #000000" fo:border-top="none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06" style:family="table-cell" style:parent-style-name="Default" style:data-style-name="N129">
      <style:table-cell-properties fo:border-bottom="0.74pt groove #000000" style:text-align-source="fix" style:repeat-content="false" fo:border-left="none" fo:padding-bottom="0.0138in" fo:padding-left="0.0138in" fo:padding-right="0in" fo:padding-top="0.0138in" fo:border-right="0.74pt groove #000000" fo:border-top="none" style:vertical-align="automatic"/>
      <style:paragraph-properties fo:text-align="end"/>
      <style:text-properties fo:font-size="12pt" style:font-size-asian="12pt" style:font-size-complex="12pt"/>
    </style:style>
    <style:style style:name="ce59" style:family="table-cell" style:parent-style-name="Default" style:data-style-name="N0">
      <style:table-cell-properties fo:border-bottom="none" style:text-align-source="fix" style:repeat-content="false" fo:border-left="0.74pt groove #000000" fo:border-right="0.74pt groove #000000" fo:border-top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51" style:family="table-cell" style:parent-style-name="Default" style:data-style-name="N0">
      <style:table-cell-properties fo:border-bottom="none" style:text-align-source="fix" style:repeat-content="false" fo:border-left="none" fo:border-right="0.74pt groove #000000" fo:border-top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5" style:family="table-cell" style:parent-style-name="Default">
      <style:table-cell-properties fo:border-bottom="none" fo:border-left="0.74pt groove #000000" fo:border-right="0.74pt groove #000000" fo:border-top="none"/>
      <style:text-properties fo:font-size="12pt" style:font-size-asian="12pt" style:font-size-complex="12pt"/>
    </style:style>
    <style:style style:name="ce57" style:family="table-cell" style:parent-style-name="Default" style:data-style-name="N0">
      <style:table-cell-properties fo:border-bottom="none" style:text-align-source="fix" style:repeat-content="false" fo:border-left="0.74pt groove #000000" fo:border-right="0.74pt groove #000000" fo:border-top="none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52" style:family="table-cell" style:parent-style-name="Default" style:data-style-name="N129">
      <style:table-cell-properties fo:border-bottom="0.74pt groove #000000" style:text-align-source="fix" style:repeat-content="false" fo:border-left="0.74pt groove #000000" fo:padding-bottom="0.0138in" fo:padding-left="0.0138in" fo:padding-right="0in" fo:padding-top="0.0138in" fo:border-right="0.74pt groove #000000" fo:border-top="none" style:vertical-align="automatic"/>
      <style:paragraph-properties fo:text-align="end"/>
      <style:text-properties fo:font-size="12pt" style:font-size-asian="12pt" style:font-size-complex="12pt"/>
    </style:style>
    <style:style style:name="ce54" style:family="table-cell" style:parent-style-name="Default" style:data-style-name="N2">
      <style:table-cell-properties fo:border-bottom="none" style:text-align-source="fix" style:repeat-content="false" fo:border-left="0.74pt groove #000000" fo:padding-bottom="0.0138in" fo:padding-left="0.0138in" fo:padding-right="0in" fo:padding-top="0.0138in" fo:border-right="0.74pt groove #000000" fo:border-top="none" style:vertical-align="automatic"/>
      <style:paragraph-properties fo:text-align="end"/>
      <style:text-properties fo:font-size="12pt" fo:font-weight="bold" style:font-size-asian="12pt" style:font-weight-asian="bold" style:font-size-complex="12pt" style:font-weight-complex="bold"/>
    </style:style>
    <style:style style:name="ce55" style:family="table-cell" style:parent-style-name="Default" style:data-style-name="N2">
      <style:table-cell-properties fo:border-bottom="none" style:text-align-source="fix" style:repeat-content="false" fo:border-left="0.74pt groove #000000" fo:padding-bottom="0.0138in" fo:padding-left="0.0138in" fo:padding-right="0in" fo:padding-top="0.0138in" fo:border-right="0.74pt groove #000000" fo:border-top="none" style:vertical-align="automatic"/>
      <style:paragraph-properties fo:text-align="end"/>
      <style:text-properties fo:font-size="12pt" fo:font-weight="normal" style:font-size-asian="12pt" style:font-weight-asian="normal" style:font-size-complex="12pt" style:font-weight-complex="normal"/>
    </style:style>
    <style:style style:name="ce42" style:family="table-cell" style:parent-style-name="Default" style:data-style-name="N2">
      <style:table-cell-properties fo:border-bottom="0.74pt groove #000000" style:text-align-source="fix" style:repeat-content="false" fo:border-left="0.74pt groove #000000" fo:padding-bottom="0.0138in" fo:padding-left="0.0138in" fo:padding-right="0in" fo:padding-top="0.0138in" fo:border-right="0.74pt groove #000000" fo:border-top="none" style:vertical-align="automatic"/>
      <style:paragraph-properties fo:text-align="end"/>
      <style:text-properties fo:font-size="12pt" fo:font-weight="bold" style:font-size-asian="12pt" style:font-weight-asian="bold" style:font-size-complex="12pt" style:font-weight-complex="bold"/>
    </style:style>
    <style:style style:name="ce56" style:family="table-cell" style:parent-style-name="Default" style:data-style-name="N2">
      <style:table-cell-properties fo:border-bottom="none" fo:border-left="0.74pt groove #000000" fo:border-right="0.74pt groove #000000" fo:border-top="none"/>
      <style:text-properties fo:font-size="12pt" fo:font-weight="normal" style:font-size-asian="12pt" style:font-weight-asian="normal" style:font-size-complex="12pt" style:font-weight-complex="normal"/>
    </style:style>
    <style:style style:name="ce113" style:family="table-cell" style:parent-style-name="Default" style:data-style-name="N0">
      <style:table-cell-properties fo:border-bottom="none" style:text-align-source="fix" style:repeat-content="false" fo:background-color="transparent" fo:border-left="0.74pt groove #000000" fo:border-right="none" fo:border-top="none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75" style:family="table-cell" style:parent-style-name="Default" style:data-style-name="N2">
      <style:table-cell-properties fo:border-bottom="none" style:text-align-source="value-type" style:repeat-content="false" fo:border-left="none" fo:padding-bottom="0.0138in" fo:padding-left="0.0138in" fo:padding-right="0in" fo:padding-top="0.0138in" fo:border-right="0.74pt groove #000000" fo:border-top="none" style:vertical-align="automatic"/>
      <style:paragraph-properties fo:margin-left="0in"/>
      <style:text-properties fo:font-size="12pt" fo:font-weight="normal" style:font-size-asian="12pt" style:font-weight-asian="normal" style:font-size-complex="12pt" style:font-weight-complex="normal"/>
    </style:style>
    <style:style style:name="ce77" style:family="table-cell" style:parent-style-name="Default" style:data-style-name="N0">
      <style:table-cell-properties fo:border-bottom="none" style:text-align-source="fix" style:repeat-content="false" fo:border-left="0.74pt groove #000000" fo:border-right="none" fo:border-top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47" style:family="table-cell" style:parent-style-name="Default" style:data-style-name="N2">
      <style:table-cell-properties fo:border-bottom="0.74pt groove #000000" style:text-align-source="fix" style:repeat-content="false" fo:border-left="none" fo:padding-bottom="0.0138in" fo:padding-left="0.0138in" fo:padding-right="0in" fo:padding-top="0.0138in" fo:border-right="none" fo:border-top="none" style:vertical-align="automatic"/>
      <style:paragraph-properties fo:text-align="end"/>
      <style:text-properties fo:font-size="12pt" fo:font-weight="normal" style:font-size-asian="12pt" style:font-weight-asian="normal" style:font-size-complex="12pt" style:font-weight-complex="normal"/>
    </style:style>
    <style:style style:name="ce48" style:family="table-cell" style:parent-style-name="Default" style:data-style-name="N2">
      <style:table-cell-properties fo:border-bottom="0.74pt groove #000000" fo:border-left="none" fo:border-right="none" fo:border-top="none"/>
      <style:text-properties fo:font-size="12pt" fo:font-weight="normal" style:font-size-asian="12pt" style:font-weight-asian="normal" style:font-size-complex="12pt" style:font-weight-complex="normal"/>
    </style:style>
    <style:style style:name="ce117" style:family="table-cell" style:parent-style-name="Default" style:data-style-name="N2">
      <style:table-cell-properties style:text-align-source="value-type" style:repeat-content="false" fo:border="none" fo:padding-bottom="0.0138in" fo:padding-left="0.0138in" fo:padding-right="0in" fo:padding-top="0.0138in" style:vertical-align="automatic"/>
      <style:paragraph-properties fo:margin-left="0in"/>
      <style:text-properties fo:font-size="12pt" fo:font-weight="normal" style:font-size-asian="12pt" style:font-weight-asian="normal" style:font-size-complex="12pt" style:font-weight-complex="normal"/>
    </style:style>
    <style:style style:name="ce50" style:family="table-cell" style:parent-style-name="Default" style:data-style-name="N0">
      <style:table-cell-properties fo:border-bottom="0.74pt groove #000000" fo:border-left="none" fo:border-right="none" fo:border-top="none"/>
      <style:text-properties fo:font-size="12pt" style:font-size-asian="12pt" style:font-size-complex="12pt"/>
    </style:style>
    <style:style style:name="ce44" style:family="table-cell" style:parent-style-name="Default" style:data-style-name="N0">
      <style:table-cell-properties fo:border-bottom="none" style:text-align-source="fix" style:repeat-content="false" fo:border-left="0.74pt groove #000000" fo:border-right="0.74pt groove #000000" fo:border-top="non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60" style:family="table-cell" style:parent-style-name="Default" style:data-style-name="N129">
      <style:table-cell-properties fo:border-bottom="0.74pt groove #000000" style:text-align-source="fix" style:repeat-content="false" fo:border-left="0.74pt groove #000000" fo:padding-bottom="0.0138in" fo:padding-left="0.0138in" fo:padding-right="0in" fo:padding-top="0.0138in" fo:border-right="0.74pt groove #000000" fo:border-top="none" style:vertical-align="automatic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46" style:family="table-cell" style:parent-style-name="Default" style:data-style-name="N0">
      <style:table-cell-properties fo:border-bottom="none" style:text-align-source="fix" style:repeat-content="false" fo:border-left="0.74pt groove #000000" fo:border-right="0.74pt groove #000000" fo:border-top="none"/>
      <style:paragraph-properties fo:text-align="start" fo:margin-left="0in"/>
      <style:text-properties fo:font-size="12pt" style:font-size-asian="12pt" style:font-size-complex="12pt"/>
    </style:style>
    <style:style style:name="ce58" style:family="table-cell" style:parent-style-name="Default" style:data-style-name="N0">
      <style:table-cell-properties fo:border-bottom="0.74pt groove #000000" style:text-align-source="fix" style:repeat-content="false" fo:border-left="0.74pt groove #000000" fo:border-right="0.74pt groove #000000" fo:border-top="non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63" style:family="table-cell" style:parent-style-name="Default">
      <style:table-cell-properties fo:border-bottom="none" style:text-align-source="fix" style:repeat-content="false" fo:wrap-option="wrap" fo:border-left="0.74pt groove #000000" fo:border-right="none" fo:border-top="none"/>
      <style:paragraph-properties fo:text-align="end" fo:margin-left="0in"/>
      <style:text-properties style:text-outline="false" style:text-line-through-style="none" style:text-line-through-type="none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fo:border-bottom="0.74pt groove #000000" style:text-align-source="fix" style:repeat-content="false" fo:wrap-option="wrap" fo:border-left="0.74pt groove #000000" fo:border-right="none" fo:border-top="none"/>
      <style:paragraph-properties fo:text-align="end" fo:margin-left="0in"/>
      <style:text-properties style:text-outline="false" style:text-line-through-style="none" style:text-line-through-type="none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0" style:family="table-cell" style:parent-style-name="Default">
      <style:table-cell-properties style:text-align-source="fix" style:repeat-content="false" fo:wrap-option="wrap" fo:border="none"/>
      <style:paragraph-properties fo:text-align="end" fo:margin-left="0in"/>
      <style:text-properties style:text-outline="false" style:text-line-through-style="none" style:text-line-through-type="none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7" style:family="table-cell" style:parent-style-name="Default">
      <style:table-cell-properties fo:border-bottom="none" style:text-align-source="fix" style:repeat-content="false" fo:wrap-option="wrap" fo:border-left="0.74pt groove #000000" fo:border-right="0.74pt groove #000000" fo:border-top="none"/>
      <style:paragraph-properties fo:text-align="end" fo:margin-left="0in"/>
      <style:text-properties style:text-outline="false" style:text-line-through-style="none" style:text-line-through-type="none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7" style:family="table-cell" style:parent-style-name="Default" style:data-style-name="N0">
      <style:table-cell-properties fo:border-bottom="none" fo:border-left="0.74pt groove #000000" fo:border-right="0.74pt groove #000000" fo:border-top="none"/>
      <style:text-properties fo:font-size="12pt" style:font-size-asian="12pt" style:font-size-complex="12pt"/>
    </style:style>
    <style:style style:name="ce70" style:family="table-cell" style:parent-style-name="Default">
      <style:table-cell-properties fo:border-bottom="none" style:text-align-source="fix" style:repeat-content="false" fo:border-left="0.74pt groove #000000" fo:border-right="0.74pt groove #000000" fo:border-top="none"/>
      <style:paragraph-properties fo:text-align="end" fo:margin-left="0in"/>
      <style:text-properties fo:font-size="12pt" style:font-size-asian="12pt" style:font-size-complex="12pt"/>
    </style:style>
    <style:style style:name="ce76" style:family="table-cell" style:parent-style-name="Default">
      <style:table-cell-properties fo:border-bottom="0.74pt groove #000000" style:text-align-source="fix" style:repeat-content="false" fo:border-left="0.74pt groove #000000" fo:border-right="0.74pt groove #000000" fo:border-top="none"/>
      <style:paragraph-properties fo:text-align="end" fo:margin-left="0in"/>
      <style:text-properties fo:font-size="12pt" style:font-size-asian="12pt" style:font-size-complex="12pt"/>
    </style:style>
    <style:style style:name="ce110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font-size="12pt" style:font-size-asian="12pt" style:font-size-complex="12pt"/>
    </style:style>
    <style:style style:name="ce66" style:family="table-cell" style:parent-style-name="Default">
      <style:table-cell-properties fo:border-bottom="0.74pt groove #000000" style:text-align-source="fix" style:repeat-content="false" fo:wrap-option="wrap" fo:border-left="0.74pt groove #000000" fo:border-right="0.74pt groove #000000" fo:border-top="none"/>
      <style:paragraph-properties fo:text-align="end" fo:margin-left="0in"/>
      <style:text-properties style:text-outline="false" style:text-line-through-style="none" style:text-line-through-type="none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2" style:family="table-cell" style:parent-style-name="Default" style:data-style-name="N0">
      <style:table-cell-properties fo:border-bottom="none" fo:border-left="0.74pt groove #000000" fo:border-right="none" fo:border-top="none"/>
      <style:text-properties fo:font-size="12pt" style:font-size-asian="12pt" style:font-size-complex="12pt"/>
    </style:style>
    <style:style style:name="ce73" style:family="table-cell" style:parent-style-name="Default" style:data-style-name="N0">
      <style:table-cell-properties fo:border-bottom="none" style:text-align-source="fix" style:repeat-content="false" fo:border-left="0.74pt groove #000000" fo:border-right="none" fo:border-top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19" style:family="table-cell" style:parent-style-name="Default" style:data-style-name="N0">
      <style:table-cell-properties style:text-align-source="fix" style:repeat-content="false" fo:border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20" style:family="table-cell" style:parent-style-name="Default">
      <style:table-cell-properties fo:border-bottom="0.74pt groove #000000" style:text-align-source="fix" style:repeat-content="false" fo:wrap-option="wrap" fo:border-left="none" fo:border-right="none" fo:border-top="none"/>
      <style:paragraph-properties fo:text-align="end" fo:margin-left="0in"/>
      <style:text-properties style:text-outline="false" style:text-line-through-style="none" style:text-line-through-type="none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2" style:family="table-cell" style:parent-style-name="Default" style:data-style-name="N0">
      <style:table-cell-properties fo:border="none"/>
      <style:text-properties fo:font-size="12pt" style:font-size-asian="12pt" style:font-size-complex="12pt"/>
    </style:style>
    <style:style style:name="ce121" style:family="table-cell" style:parent-style-name="Default">
      <style:table-cell-properties fo:wrap-option="wrap"/>
      <style:text-properties style:text-outline="false" style:text-line-through-style="none" style:text-line-through-type="none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0000" style:font-name="Calibri" fo:font-size="12pt" fo:font-weight="bold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Calibri" style:font-name-complex="Calibri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9"/>
        <table:table-column table:style-name="co2" table:number-columns-repeated="6" table:default-cell-style-name="ce9"/>
        <table:table-column table:style-name="co3" table:number-columns-repeated="2" table:default-cell-style-name="ce9"/>
        <table:table-column table:style-name="co4" table:default-cell-style-name="ce9"/>
        <table:table-column table:style-name="co2" table:number-columns-repeated="6" table:default-cell-style-name="ce9"/>
        <table:table-column table:style-name="co3" table:number-columns-repeated="2" table:default-cell-style-name="ce9"/>
        <table:table-column table:style-name="co5" table:default-cell-style-name="ce9"/>
        <table:table-column table:style-name="co2" table:number-columns-repeated="2" table:default-cell-style-name="ce9"/>
        <table:table-column table:style-name="co6" table:default-cell-style-name="ce9"/>
        <table:table-column table:style-name="co7" table:number-columns-repeated="4" table:default-cell-style-name="ce9"/>
        <table:table-column table:style-name="co4" table:default-cell-style-name="ce9"/>
        <table:table-column table:style-name="co7" table:number-columns-repeated="4" table:default-cell-style-name="ce9"/>
        <table:table-column table:style-name="co8" table:default-cell-style-name="ce9"/>
        <table:table-column table:style-name="co9" table:default-cell-style-name="ce9"/>
        <table:table-column table:style-name="co10" table:default-cell-style-name="Default"/>
        <table:table-column table:style-name="co10" table:number-columns-repeated="16350" table:default-cell-style-name="ce9"/>
        <table:table-row table:style-name="ro1">
          <table:table-cell table:style-name="ce84" office:value-type="string" calcext:value-type="string">
            <text:p>MaChAmp</text:p>
          </table:table-cell>
          <table:table-cell table:style-name="ce90" office:value-type="string" calcext:value-type="string" table:number-columns-spanned="6" table:number-rows-spanned="1">
            <text:p>Strict Match</text:p>
          </table:table-cell>
          <table:covered-table-cell table:number-columns-repeated="5" table:style-name="ce28"/>
          <table:table-cell table:style-name="ce14" office:value-type="string" calcext:value-type="string" table:number-columns-spanned="2" table:number-rows-spanned="1">
            <text:p>Type</text:p>
          </table:table-cell>
          <table:covered-table-cell table:style-name="ce14"/>
          <table:table-cell table:style-name="ce35"/>
          <table:table-cell table:style-name="ce17" office:value-type="string" calcext:value-type="string" table:number-columns-spanned="6" table:number-rows-spanned="1">
            <text:p>Relaxed Match</text:p>
          </table:table-cell>
          <table:covered-table-cell table:number-columns-repeated="5" table:style-name="ce28"/>
          <table:table-cell table:style-name="ce14" office:value-type="string" calcext:value-type="string" table:number-columns-spanned="2" table:number-rows-spanned="1">
            <text:p>Type</text:p>
          </table:table-cell>
          <table:covered-table-cell table:style-name="ce14"/>
          <table:table-cell table:style-name="ce14" table:number-columns-spanned="2" table:number-rows-spanned="1"/>
          <table:covered-table-cell table:style-name="ce14"/>
          <table:table-cell table:style-name="ce28"/>
          <table:table-cell table:style-name="ce44" table:formula="of:=IF([.A1]&lt;&gt;&quot;&quot;; [.A1]; &quot;&quot;)" office:value-type="string" office:string-value="MaChAmp" calcext:value-type="string">
            <text:p>MaChAmp</text:p>
          </table:table-cell>
          <table:table-cell table:style-name="ce28" table:number-columns-repeated="3"/>
          <table:table-cell table:style-name="ce97"/>
          <table:table-cell table:style-name="ce35"/>
          <table:table-cell table:style-name="ce28" table:number-columns-repeated="3"/>
          <table:table-cell table:style-name="ce72"/>
          <table:table-cell table:style-name="ce122"/>
          <table:table-cell table:style-name="ce28"/>
          <table:table-cell table:number-columns-repeated="16351"/>
        </table:table-row>
        <table:table-row table:style-name="ro1">
          <table:table-cell table:style-name="ce2" office:value-type="string" calcext:value-type="string">
            <text:p>Roberta</text:p>
          </table:table-cell>
          <table:table-cell table:style-name="ce17" office:value-type="string" calcext:value-type="string" table:number-columns-spanned="2" table:number-rows-spanned="1">
            <text:p>F1</text:p>
          </table:table-cell>
          <table:covered-table-cell table:style-name="ce28"/>
          <table:table-cell table:style-name="ce17" office:value-type="string" calcext:value-type="string" table:number-columns-spanned="2" table:number-rows-spanned="1">
            <text:p>P</text:p>
          </table:table-cell>
          <table:covered-table-cell table:style-name="ce28"/>
          <table:table-cell table:style-name="ce17" office:value-type="string" calcext:value-type="string" table:number-columns-spanned="2" table:number-rows-spanned="1">
            <text:p>R</text:p>
          </table:table-cell>
          <table:covered-table-cell table:style-name="ce28"/>
          <table:table-cell table:style-name="ce59" office:value-type="string" calcext:value-type="string" table:number-columns-spanned="2" table:number-rows-spanned="1">
            <text:p>F1</text:p>
          </table:table-cell>
          <table:covered-table-cell table:style-name="ce51"/>
          <table:table-cell table:style-name="ce35"/>
          <table:table-cell table:style-name="ce17" office:value-type="string" calcext:value-type="string" table:number-columns-spanned="2" table:number-rows-spanned="1">
            <text:p>F1</text:p>
          </table:table-cell>
          <table:covered-table-cell table:style-name="ce28"/>
          <table:table-cell table:style-name="ce113" office:value-type="string" calcext:value-type="string" table:number-columns-spanned="2" table:number-rows-spanned="1">
            <text:p>P</text:p>
          </table:table-cell>
          <table:covered-table-cell table:style-name="ce28"/>
          <table:table-cell table:style-name="ce17" office:value-type="string" calcext:value-type="string" table:number-columns-spanned="2" table:number-rows-spanned="1">
            <text:p>R</text:p>
          </table:table-cell>
          <table:covered-table-cell table:style-name="ce28"/>
          <table:table-cell table:style-name="ce14" office:value-type="string" calcext:value-type="string" table:number-columns-spanned="2" table:number-rows-spanned="1">
            <text:p>F1</text:p>
          </table:table-cell>
          <table:covered-table-cell table:style-name="ce14"/>
          <table:table-cell table:style-name="ce77" table:number-columns-spanned="2" table:number-rows-spanned="1"/>
          <table:covered-table-cell table:style-name="ce14"/>
          <table:table-cell table:style-name="ce28"/>
          <table:table-cell table:style-name="ce44" table:formula="of:=IF([.A2]&lt;&gt;&quot;&quot;; [.A2]; &quot;&quot;)" office:value-type="string" office:string-value="Roberta" calcext:value-type="string">
            <text:p>Roberta</text:p>
          </table:table-cell>
          <table:table-cell table:style-name="ce14" office:value-type="string" calcext:value-type="string" table:number-columns-spanned="3" table:number-rows-spanned="1">
            <text:p>Strict Match</text:p>
          </table:table-cell>
          <table:covered-table-cell table:number-columns-repeated="2" table:style-name="ce14"/>
          <table:table-cell table:style-name="ce59" office:value-type="string" calcext:value-type="string">
            <text:p>Type</text:p>
          </table:table-cell>
          <table:table-cell table:style-name="ce35"/>
          <table:table-cell table:style-name="ce14" office:value-type="string" calcext:value-type="string" table:number-columns-spanned="3" table:number-rows-spanned="1">
            <text:p>Relaxed Match</text:p>
          </table:table-cell>
          <table:covered-table-cell table:number-columns-repeated="2" table:style-name="ce14"/>
          <table:table-cell table:style-name="ce73" office:value-type="string" calcext:value-type="string">
            <text:p>Type</text:p>
          </table:table-cell>
          <table:table-cell table:style-name="ce122"/>
          <table:table-cell table:style-name="ce28"/>
          <table:table-cell table:number-columns-repeated="16351"/>
        </table:table-row>
        <table:table-row table:style-name="ro1">
          <table:table-cell table:style-name="ce5" office:value-type="string" calcext:value-type="string">
            <text:p>modelsize</text:p>
          </table:table-cell>
          <table:table-cell table:style-name="ce92" office:value-type="string" calcext:value-type="string">
            <text:p>μ</text:p>
          </table:table-cell>
          <table:table-cell table:style-name="ce92" office:value-type="string" calcext:value-type="string">
            <text:p>σ</text:p>
          </table:table-cell>
          <table:table-cell table:style-name="ce104" office:value-type="string" calcext:value-type="string">
            <text:p>μ</text:p>
          </table:table-cell>
          <table:table-cell table:style-name="ce92" office:value-type="string" calcext:value-type="string">
            <text:p>σ</text:p>
          </table:table-cell>
          <table:table-cell table:style-name="ce104" office:value-type="string" calcext:value-type="string">
            <text:p>μ</text:p>
          </table:table-cell>
          <table:table-cell table:style-name="ce83" office:value-type="string" calcext:value-type="string">
            <text:p>σ</text:p>
          </table:table-cell>
          <table:table-cell table:style-name="ce104" office:value-type="string" calcext:value-type="string">
            <text:p>μ</text:p>
          </table:table-cell>
          <table:table-cell table:style-name="ce83" office:value-type="string" calcext:value-type="string">
            <text:p>σ</text:p>
          </table:table-cell>
          <table:table-cell table:style-name="ce57"/>
          <table:table-cell table:style-name="ce92" office:value-type="string" calcext:value-type="string">
            <text:p>μ</text:p>
          </table:table-cell>
          <table:table-cell table:style-name="ce83" office:value-type="string" calcext:value-type="string">
            <text:p>σ</text:p>
          </table:table-cell>
          <table:table-cell table:style-name="ce92" office:value-type="string" calcext:value-type="string">
            <text:p>μ</text:p>
          </table:table-cell>
          <table:table-cell table:style-name="ce92" office:value-type="string" calcext:value-type="string">
            <text:p>σ</text:p>
          </table:table-cell>
          <table:table-cell table:style-name="ce104" office:value-type="string" calcext:value-type="string">
            <text:p>μ</text:p>
          </table:table-cell>
          <table:table-cell table:style-name="ce83" office:value-type="string" calcext:value-type="string">
            <text:p>σ</text:p>
          </table:table-cell>
          <table:table-cell table:style-name="ce116" office:value-type="string" calcext:value-type="string">
            <text:p>μ</text:p>
          </table:table-cell>
          <table:table-cell table:style-name="ce116" office:value-type="string" calcext:value-type="string">
            <text:p>σ</text:p>
          </table:table-cell>
          <table:table-cell table:style-name="ce104"/>
          <table:table-cell table:style-name="ce116"/>
          <table:table-cell table:style-name="ce28"/>
          <table:table-cell table:style-name="ce44" table:formula="of:=IF([.A3]&lt;&gt;&quot;&quot;; [.A3]; &quot;&quot;)" office:value-type="string" office:string-value="modelsize" calcext:value-type="string">
            <text:p>modelsize</text:p>
          </table:table-cell>
          <table:table-cell table:style-name="ce14" office:value-type="string" calcext:value-type="string">
            <text:p>F1</text:p>
          </table:table-cell>
          <table:table-cell table:style-name="ce59" office:value-type="string" calcext:value-type="string">
            <text:p>P</text:p>
          </table:table-cell>
          <table:table-cell table:style-name="ce59" office:value-type="string" calcext:value-type="string">
            <text:p>R</text:p>
          </table:table-cell>
          <table:table-cell table:style-name="ce59" office:value-type="string" calcext:value-type="string">
            <text:p>F1</text:p>
          </table:table-cell>
          <table:table-cell table:style-name="ce35"/>
          <table:table-cell table:style-name="ce59" office:value-type="string" calcext:value-type="string">
            <text:p>F1</text:p>
          </table:table-cell>
          <table:table-cell table:style-name="ce59" office:value-type="string" calcext:value-type="string">
            <text:p>P</text:p>
          </table:table-cell>
          <table:table-cell table:style-name="ce59" office:value-type="string" calcext:value-type="string">
            <text:p>R</text:p>
          </table:table-cell>
          <table:table-cell table:style-name="ce119" office:value-type="string" calcext:value-type="string">
            <text:p>F1</text:p>
          </table:table-cell>
          <table:table-cell table:style-name="ce119"/>
          <table:table-cell table:style-name="ce14"/>
          <table:table-cell table:number-columns-repeated="16351"/>
        </table:table-row>
        <table:table-row table:style-name="ro1">
          <table:table-cell table:style-name="ce4" office:value-type="string" calcext:value-type="string">
            <text:p>comparisson</text:p>
          </table:table-cell>
          <table:table-cell table:style-name="ce93" table:number-columns-repeated="2"/>
          <table:table-cell table:style-name="ce105"/>
          <table:table-cell table:style-name="ce93"/>
          <table:table-cell table:style-name="ce105"/>
          <table:table-cell table:style-name="ce106"/>
          <table:table-cell table:style-name="ce105"/>
          <table:table-cell table:style-name="ce106"/>
          <table:table-cell table:style-name="ce52"/>
          <table:table-cell table:style-name="ce93"/>
          <table:table-cell table:style-name="ce106"/>
          <table:table-cell table:style-name="ce93" table:number-columns-repeated="2"/>
          <table:table-cell table:style-name="ce105"/>
          <table:table-cell table:style-name="ce106"/>
          <table:table-cell table:style-name="ce93"/>
          <table:table-cell table:style-name="ce106"/>
          <table:table-cell table:style-name="ce93" table:number-columns-repeated="3"/>
          <table:table-cell table:style-name="ce60" table:formula="of:=IF([.A4]&lt;&gt;&quot;&quot;; [.A4]; &quot;&quot;)" office:value-type="string" office:string-value="comparisson" calcext:value-type="string">
            <text:p>comparisson</text:p>
          </table:table-cell>
          <table:table-cell table:style-name="ce93"/>
          <table:table-cell table:style-name="ce52" table:number-columns-repeated="4"/>
          <table:table-cell table:style-name="ce93"/>
          <table:table-cell table:style-name="ce52" table:number-columns-repeated="2"/>
          <table:table-cell table:style-name="ce93"/>
          <table:table-cell table:style-name="ce122"/>
          <table:table-cell table:style-name="ce28"/>
          <table:table-cell table:number-columns-repeated="16351"/>
        </table:table-row>
        <table:table-row table:style-name="ro1">
          <table:table-cell table:style-name="ce116"/>
          <table:table-cell table:style-name="ce94"/>
          <table:table-cell table:style-name="ce107"/>
          <table:table-cell table:style-name="ce94"/>
          <table:table-cell table:style-name="ce107"/>
          <table:table-cell table:style-name="ce114" table:number-columns-repeated="2"/>
          <table:table-cell table:style-name="ce94"/>
          <table:table-cell table:style-name="ce107"/>
          <table:table-cell table:style-name="ce54"/>
          <table:table-cell table:style-name="ce94"/>
          <table:table-cell table:style-name="ce107"/>
          <table:table-cell table:style-name="ce94"/>
          <table:table-cell table:style-name="ce107"/>
          <table:table-cell table:style-name="ce94"/>
          <table:table-cell table:style-name="ce107"/>
          <table:table-cell table:style-name="ce114"/>
          <table:table-cell table:style-name="ce107"/>
          <table:table-cell table:style-name="ce114" table:number-columns-repeated="2"/>
          <table:table-cell table:style-name="ce115"/>
          <table:table-cell table:style-name="ce46" table:formula="of:=IF([.A5]&lt;&gt;&quot;&quot;; [.A5]; &quot;&quot;)">
            <text:p/>
          </table:table-cell>
          <table:table-cell table:style-name="ce95" table:formula="of:=IF(AND([.B5]&lt;&gt;&quot;&quot;; [.C5]&lt;&gt;&quot;&quot;); &quot; $&quot; &amp; TEXT([.B5]; &quot;0.00&quot;) &amp; &quot;_{\pm &quot; &amp; TEXT([.C5]; &quot;0.00&quot;) &amp; &quot;}$ &quot;; &quot;&quot;)">
            <text:p/>
          </table:table-cell>
          <table:table-cell table:style-name="ce55" table:formula="of:=IF(AND([.C5]&lt;&gt;&quot;&quot;; [.D5]&lt;&gt;&quot;&quot;); &quot; $&quot; &amp; TEXT([.C5]; &quot;0.00&quot;) &amp; &quot;_{\pm &quot; &amp; TEXT([.D5]; &quot;0.00&quot;) &amp; &quot;}$ &quot;; &quot;&quot;)">
            <text:p/>
          </table:table-cell>
          <table:table-cell table:style-name="ce55" table:formula="of:=IF(AND([.D5]&lt;&gt;&quot;&quot;; [.E5]&lt;&gt;&quot;&quot;); &quot; $&quot; &amp; TEXT([.D5]; &quot;0.00&quot;) &amp; &quot;_{\pm &quot; &amp; TEXT([.E5]; &quot;0.00&quot;) &amp; &quot;}$ &quot;; &quot;&quot;)">
            <text:p/>
          </table:table-cell>
          <table:table-cell table:style-name="ce55" table:formula="of:=IF(AND([.D5]&lt;&gt;&quot;&quot;; [.E5]&lt;&gt;&quot;&quot;); &quot; $&quot; &amp; TEXT([.D5]; &quot;0.00&quot;) &amp; &quot;_{\pm &quot; &amp; TEXT([.E5]; &quot;0.00&quot;) &amp; &quot;}$ &quot;; &quot;&quot;)">
            <text:p/>
          </table:table-cell>
          <table:table-cell table:style-name="ce35"/>
          <table:table-cell table:style-name="ce55" table:number-columns-repeated="3"/>
          <table:table-cell table:style-name="ce115"/>
          <table:table-cell table:style-name="ce121" table:number-columns-repeated="2"/>
          <table:table-cell table:number-columns-repeated="16351"/>
        </table:table-row>
        <table:table-row table:style-name="ro1">
          <table:table-cell table:style-name="ce8" office:value-type="string" calcext:value-type="string">
            <text:p><text:span text:style-name="T1">large: </text:span>TempEval</text:p>
          </table:table-cell>
          <table:table-cell table:style-name="ce95" office:value-type="float" office:value="91.8216051890288" calcext:value-type="float">
            <text:p>91.82</text:p>
          </table:table-cell>
          <table:table-cell table:style-name="ce108" office:value-type="float" office:value="1.75500368505262" calcext:value-type="float">
            <text:p>1.76</text:p>
          </table:table-cell>
          <table:table-cell table:style-name="ce95" office:value-type="float" office:value="91.0122853342993" calcext:value-type="float">
            <text:p>91.01</text:p>
          </table:table-cell>
          <table:table-cell table:style-name="ce108" office:value-type="float" office:value="1.50574567837577" calcext:value-type="float">
            <text:p>1.51</text:p>
          </table:table-cell>
          <table:table-cell table:style-name="ce115" office:value-type="float" office:value="92.6630706212568" calcext:value-type="float">
            <text:p>92.66</text:p>
          </table:table-cell>
          <table:table-cell table:style-name="ce115" office:value-type="float" office:value="2.34381945242893" calcext:value-type="float">
            <text:p>2.34</text:p>
          </table:table-cell>
          <table:table-cell table:style-name="ce95" office:value-type="float" office:value="89.4130207024696" calcext:value-type="float">
            <text:p>89.41</text:p>
          </table:table-cell>
          <table:table-cell table:style-name="ce108" office:value-type="float" office:value="1.79542313665115" calcext:value-type="float">
            <text:p>1.80</text:p>
          </table:table-cell>
          <table:table-cell table:style-name="ce55"/>
          <table:table-cell table:style-name="ce95" office:value-type="float" office:value="96.7385852690587" calcext:value-type="float">
            <text:p>96.74</text:p>
          </table:table-cell>
          <table:table-cell table:style-name="ce108" office:value-type="float" office:value="1.15573051031489" calcext:value-type="float">
            <text:p>1.16</text:p>
          </table:table-cell>
          <table:table-cell table:style-name="ce95" office:value-type="float" office:value="95.8943358874224" calcext:value-type="float">
            <text:p>95.89</text:p>
          </table:table-cell>
          <table:table-cell table:style-name="ce108" office:value-type="float" office:value="1.43131667118375" calcext:value-type="float">
            <text:p>1.43</text:p>
          </table:table-cell>
          <table:table-cell table:style-name="ce95" office:value-type="float" office:value="97.6164823708596" calcext:value-type="float">
            <text:p>97.62</text:p>
          </table:table-cell>
          <table:table-cell table:style-name="ce108" office:value-type="float" office:value="1.53062775721626" calcext:value-type="float">
            <text:p>1.53</text:p>
          </table:table-cell>
          <table:table-cell table:style-name="ce115" office:value-type="float" office:value="93.8361124705642" calcext:value-type="float">
            <text:p>93.84</text:p>
          </table:table-cell>
          <table:table-cell table:style-name="ce108" office:value-type="float" office:value="1.60116346490542" calcext:value-type="float">
            <text:p>1.60</text:p>
          </table:table-cell>
          <table:table-cell table:style-name="ce115"/>
          <table:table-cell table:style-name="ce117"/>
          <table:table-cell table:style-name="ce28"/>
          <table:table-cell table:style-name="ce44" table:formula="of:=IF([.A6]&lt;&gt;&quot;&quot;; [.A6]; &quot;&quot;)" office:value-type="string" office:string-value="large: TempEval" calcext:value-type="string">
            <text:p>large: TempEval</text:p>
          </table:table-cell>
          <table:table-cell table:style-name="ce63" table:formula="of:=IF(AND([.B6]&lt;&gt;&quot;&quot;; [.C6]&lt;&gt;&quot;&quot;); &quot; $&quot; &amp; TEXT([.B6]; &quot;0.00&quot;) &amp; &quot;_{\pm &quot; &amp; TEXT([.C6]; &quot;0.00&quot;) &amp; &quot;}$ &quot;; &quot;&quot;)" office:value-type="string" office:string-value=" $91.82_{\pm 1.76}$ " calcext:value-type="string">
            <text:p><text:s/>$91.82_{\pm 1.76}$ </text:p>
          </table:table-cell>
          <table:table-cell table:style-name="ce67" table:formula="of:=IF(AND([.D6]&lt;&gt;&quot;&quot;; [.E6]&lt;&gt;&quot;&quot;); &quot; $&quot; &amp; TEXT([.D6]; &quot;0.00&quot;) &amp; &quot;_{\pm &quot; &amp; TEXT([.E6]; &quot;0.00&quot;) &amp; &quot;}$ &quot;; &quot;&quot;)" office:value-type="string" office:string-value=" $91.01_{\pm 1.51}$ " calcext:value-type="string">
            <text:p><text:s/>$91.01_{\pm 1.51}$ </text:p>
          </table:table-cell>
          <table:table-cell table:style-name="ce67" table:formula="of:=IF(AND([.F6]&lt;&gt;&quot;&quot;; [.G6]&lt;&gt;&quot;&quot;); &quot; $&quot; &amp; TEXT([.F6]; &quot;0.00&quot;) &amp; &quot;_{\pm &quot; &amp; TEXT([.G6]; &quot;0.00&quot;) &amp; &quot;}$ &quot;; &quot;&quot;)" office:value-type="string" office:string-value=" $92.66_{\pm 2.34}$ " calcext:value-type="string">
            <text:p><text:s/>$92.66_{\pm 2.34}$ </text:p>
          </table:table-cell>
          <table:table-cell table:style-name="ce67" table:formula="of:=IF(AND([.H6]&lt;&gt;&quot;&quot;; [.I6]&lt;&gt;&quot;&quot;); &quot; $&quot; &amp; TEXT([.H6]; &quot;0.00&quot;) &amp; &quot;_{\pm &quot; &amp; TEXT([.I6]; &quot;0.00&quot;) &amp; &quot;}$ &quot;; &quot;&quot;)" office:value-type="string" office:string-value=" $89.41_{\pm 1.80}$ " calcext:value-type="string">
            <text:p><text:s/>$89.41_{\pm 1.80}$ </text:p>
          </table:table-cell>
          <table:table-cell table:style-name="ce70"/>
          <table:table-cell table:style-name="ce67" table:formula="of:=IF(AND([.K6]&lt;&gt;&quot;&quot;; [.L6]&lt;&gt;&quot;&quot;); &quot; $&quot; &amp; TEXT([.K6]; &quot;0.00&quot;) &amp; &quot;_{\pm &quot; &amp; TEXT([.L6]; &quot;0.00&quot;) &amp; &quot;}$ &quot;; &quot;&quot;)" office:value-type="string" office:string-value=" $96.74_{\pm 1.16}$ " calcext:value-type="string">
            <text:p><text:s/>$96.74_{\pm 1.16}$ </text:p>
          </table:table-cell>
          <table:table-cell table:style-name="ce67" table:formula="of:=IF(AND([.M6]&lt;&gt;&quot;&quot;; [.N6]&lt;&gt;&quot;&quot;); &quot; $&quot; &amp; TEXT([.M6]; &quot;0.00&quot;) &amp; &quot;_{\pm &quot; &amp; TEXT([.N6]; &quot;0.00&quot;) &amp; &quot;}$ &quot;; &quot;&quot;)" office:value-type="string" office:string-value=" $95.89_{\pm 1.43}$ " calcext:value-type="string">
            <text:p><text:s/>$95.89_{\pm 1.43}$ </text:p>
          </table:table-cell>
          <table:table-cell table:style-name="ce67" table:formula="of:=IF(AND([.O6]&lt;&gt;&quot;&quot;; [.P6]&lt;&gt;&quot;&quot;); &quot; $&quot; &amp; TEXT([.O6]; &quot;0.00&quot;) &amp; &quot;_{\pm &quot; &amp; TEXT([.P6]; &quot;0.00&quot;) &amp; &quot;}$ &quot;; &quot;&quot;)" office:value-type="string" office:string-value=" $97.62_{\pm 1.53}$ " calcext:value-type="string">
            <text:p><text:s/>$97.62_{\pm 1.53}$ </text:p>
          </table:table-cell>
          <table:table-cell table:style-name="ce100" table:formula="of:=IF(AND([.Q6]&lt;&gt;&quot;&quot;; [.R6]&lt;&gt;&quot;&quot;); &quot; $&quot; &amp; TEXT([.Q6]; &quot;0.00&quot;) &amp; &quot;_{\pm &quot; &amp; TEXT([.R6]; &quot;0.00&quot;) &amp; &quot;}$ &quot;; &quot;&quot;)" office:value-type="string" office:string-value=" $93.84_{\pm 1.60}$ " calcext:value-type="string">
            <text:p><text:s/>$93.84_{\pm 1.60}$ </text:p>
          </table:table-cell>
          <table:table-cell table:style-name="ce121" table:number-columns-repeated="2"/>
          <table:table-cell table:number-columns-repeated="16351"/>
        </table:table-row>
        <table:table-row table:style-name="ro1">
          <table:table-cell table:style-name="ce8" office:value-type="string" calcext:value-type="string">
            <text:p><text:span text:style-name="T1">base: </text:span>TempEval</text:p>
          </table:table-cell>
          <table:table-cell table:style-name="ce95" office:value-type="float" office:value="92.204976727174" calcext:value-type="float">
            <text:p>92.20</text:p>
          </table:table-cell>
          <table:table-cell table:style-name="ce31" office:value-type="float" office:value="0.85699319949639" calcext:value-type="float">
            <text:p>0.86</text:p>
          </table:table-cell>
          <table:table-cell table:style-name="ce95" office:value-type="float" office:value="91.2514108884274" calcext:value-type="float">
            <text:p>91.25</text:p>
          </table:table-cell>
          <table:table-cell table:style-name="ce31" office:value-type="float" office:value="0.980162090290536" calcext:value-type="float">
            <text:p>0.98</text:p>
          </table:table-cell>
          <table:table-cell table:style-name="ce95" office:value-type="float" office:value="93.1929692291691" calcext:value-type="float">
            <text:p>93.19</text:p>
          </table:table-cell>
          <table:table-cell table:style-name="ce108" office:value-type="float" office:value="1.35157472552229" calcext:value-type="float">
            <text:p>1.35</text:p>
          </table:table-cell>
          <table:table-cell table:style-name="ce95" office:value-type="float" office:value="89.3855749434305" calcext:value-type="float">
            <text:p>89.39</text:p>
          </table:table-cell>
          <table:table-cell table:style-name="ce108" office:value-type="float" office:value="1.57672406388538" calcext:value-type="float">
            <text:p>1.58</text:p>
          </table:table-cell>
          <table:table-cell table:style-name="ce108"/>
          <table:table-cell table:style-name="ce31" office:value-type="float" office:value="96.9447068042032" calcext:value-type="float">
            <text:p>96.94</text:p>
          </table:table-cell>
          <table:table-cell table:style-name="ce108" office:value-type="float" office:value="0.588341008252386" calcext:value-type="float">
            <text:p>0.59</text:p>
          </table:table-cell>
          <table:table-cell table:style-name="ce31" office:value-type="float" office:value="95.9450339894757" calcext:value-type="float">
            <text:p>95.95</text:p>
          </table:table-cell>
          <table:table-cell table:style-name="ce108" office:value-type="float" office:value="1.07747354294261" calcext:value-type="float">
            <text:p>1.08</text:p>
          </table:table-cell>
          <table:table-cell table:style-name="ce95" office:value-type="float" office:value="97.980384901856" calcext:value-type="float">
            <text:p>97.98</text:p>
          </table:table-cell>
          <table:table-cell table:style-name="ce108" office:value-type="float" office:value="0.962496301966309" calcext:value-type="float">
            <text:p>0.96</text:p>
          </table:table-cell>
          <table:table-cell table:style-name="ce95" office:value-type="float" office:value="93.6188073094507" calcext:value-type="float">
            <text:p>93.62</text:p>
          </table:table-cell>
          <table:table-cell table:style-name="ce75" office:value-type="float" office:value="1.45891517270698" calcext:value-type="float">
            <text:p>1.46</text:p>
          </table:table-cell>
          <table:table-cell table:style-name="ce115" table:number-columns-repeated="3"/>
          <table:table-cell table:style-name="ce44" table:formula="of:=IF([.A7]&lt;&gt;&quot;&quot;; [.A7]; &quot;&quot;)" office:value-type="string" office:string-value="base: TempEval" calcext:value-type="string">
            <text:p>base: TempEval</text:p>
          </table:table-cell>
          <table:table-cell table:style-name="ce63" table:formula="of:=IF(AND([.B7]&lt;&gt;&quot;&quot;; [.C7]&lt;&gt;&quot;&quot;); &quot; $&quot; &amp; TEXT([.B7]; &quot;0.00&quot;) &amp; &quot;_{\pm &quot; &amp; TEXT([.C7]; &quot;0.00&quot;) &amp; &quot;}$ &quot;; &quot;&quot;)" office:value-type="string" office:string-value=" $92.20_{\pm 0.86}$ " calcext:value-type="string">
            <text:p><text:s/>$92.20_{\pm 0.86}$ </text:p>
          </table:table-cell>
          <table:table-cell table:style-name="ce67" table:formula="of:=IF(AND([.D7]&lt;&gt;&quot;&quot;; [.E7]&lt;&gt;&quot;&quot;); &quot; $&quot; &amp; TEXT([.D7]; &quot;0.00&quot;) &amp; &quot;_{\pm &quot; &amp; TEXT([.E7]; &quot;0.00&quot;) &amp; &quot;}$ &quot;; &quot;&quot;)" office:value-type="string" office:string-value=" $91.25_{\pm 0.98}$ " calcext:value-type="string">
            <text:p><text:s/>$91.25_{\pm 0.98}$ </text:p>
          </table:table-cell>
          <table:table-cell table:style-name="ce67" table:formula="of:=IF(AND([.F7]&lt;&gt;&quot;&quot;; [.G7]&lt;&gt;&quot;&quot;); &quot; $&quot; &amp; TEXT([.F7]; &quot;0.00&quot;) &amp; &quot;_{\pm &quot; &amp; TEXT([.G7]; &quot;0.00&quot;) &amp; &quot;}$ &quot;; &quot;&quot;)" office:value-type="string" office:string-value=" $93.19_{\pm 1.35}$ " calcext:value-type="string">
            <text:p><text:s/>$93.19_{\pm 1.35}$ </text:p>
          </table:table-cell>
          <table:table-cell table:style-name="ce67" table:formula="of:=IF(AND([.H7]&lt;&gt;&quot;&quot;; [.I7]&lt;&gt;&quot;&quot;); &quot; $&quot; &amp; TEXT([.H7]; &quot;0.00&quot;) &amp; &quot;_{\pm &quot; &amp; TEXT([.I7]; &quot;0.00&quot;) &amp; &quot;}$ &quot;; &quot;&quot;)" office:value-type="string" office:string-value=" $89.39_{\pm 1.58}$ " calcext:value-type="string">
            <text:p><text:s/>$89.39_{\pm 1.58}$ </text:p>
          </table:table-cell>
          <table:table-cell table:style-name="ce70"/>
          <table:table-cell table:style-name="ce67" table:formula="of:=IF(AND([.K7]&lt;&gt;&quot;&quot;; [.L7]&lt;&gt;&quot;&quot;); &quot; $&quot; &amp; TEXT([.K7]; &quot;0.00&quot;) &amp; &quot;_{\pm &quot; &amp; TEXT([.L7]; &quot;0.00&quot;) &amp; &quot;}$ &quot;; &quot;&quot;)" office:value-type="string" office:string-value=" $96.94_{\pm 0.59}$ " calcext:value-type="string">
            <text:p><text:s/>$96.94_{\pm 0.59}$ </text:p>
          </table:table-cell>
          <table:table-cell table:style-name="ce67" table:formula="of:=IF(AND([.M7]&lt;&gt;&quot;&quot;; [.N7]&lt;&gt;&quot;&quot;); &quot; $&quot; &amp; TEXT([.M7]; &quot;0.00&quot;) &amp; &quot;_{\pm &quot; &amp; TEXT([.N7]; &quot;0.00&quot;) &amp; &quot;}$ &quot;; &quot;&quot;)" office:value-type="string" office:string-value=" $95.95_{\pm 1.08}$ " calcext:value-type="string">
            <text:p><text:s/>$95.95_{\pm 1.08}$ </text:p>
          </table:table-cell>
          <table:table-cell table:style-name="ce67" table:formula="of:=IF(AND([.O7]&lt;&gt;&quot;&quot;; [.P7]&lt;&gt;&quot;&quot;); &quot; $&quot; &amp; TEXT([.O7]; &quot;0.00&quot;) &amp; &quot;_{\pm &quot; &amp; TEXT([.P7]; &quot;0.00&quot;) &amp; &quot;}$ &quot;; &quot;&quot;)" office:value-type="string" office:string-value=" $97.98_{\pm 0.96}$ " calcext:value-type="string">
            <text:p><text:s/>$97.98_{\pm 0.96}$ </text:p>
          </table:table-cell>
          <table:table-cell table:style-name="ce100" table:formula="of:=IF(AND([.Q7]&lt;&gt;&quot;&quot;; [.R7]&lt;&gt;&quot;&quot;); &quot; $&quot; &amp; TEXT([.Q7]; &quot;0.00&quot;) &amp; &quot;_{\pm &quot; &amp; TEXT([.R7]; &quot;0.00&quot;) &amp; &quot;}$ &quot;; &quot;&quot;)" office:value-type="string" office:string-value=" $93.62_{\pm 1.46}$ " calcext:value-type="string">
            <text:p><text:s/>$93.62_{\pm 1.46}$ </text:p>
          </table:table-cell>
          <table:table-cell table:style-name="ce121" table:number-columns-repeated="2"/>
          <table:table-cell table:number-columns-repeated="16351"/>
        </table:table-row>
        <table:table-row table:style-name="ro1">
          <table:table-cell table:style-name="ce10" office:value-type="string" calcext:value-type="string">
            <text:p>Improvement</text:p>
          </table:table-cell>
          <table:table-cell table:style-name="ce20" table:formula="of:=IF(OR(ISBLANK([.B6]); ISBLANK([.B7])); &quot;&quot;; ([.B6] - [.B7]))" office:value-type="float" office:value="-0.383371538145198" calcext:value-type="float">
            <text:p>-0.38</text:p>
          </table:table-cell>
          <table:table-cell table:style-name="ce26" table:formula="of:=IF(OR(ISBLANK([.C6]); ISBLANK([.C7])); &quot;&quot;; ([.C6] - [.C7]))" office:value-type="float" office:value="0.89801048555623" calcext:value-type="float">
            <text:p>0.90</text:p>
          </table:table-cell>
          <table:table-cell table:style-name="ce20" table:formula="of:=IF(OR(ISBLANK([.D6]); ISBLANK([.D7])); &quot;&quot;; ([.D6] - [.D7]))" office:value-type="float" office:value="-0.239125554128094" calcext:value-type="float">
            <text:p>-0.24</text:p>
          </table:table-cell>
          <table:table-cell table:style-name="ce26" table:formula="of:=IF(OR(ISBLANK([.E6]); ISBLANK([.E7])); &quot;&quot;; ([.E6] - [.E7]))" office:value-type="float" office:value="0.525583588085234" calcext:value-type="float">
            <text:p>0.53</text:p>
          </table:table-cell>
          <table:table-cell table:style-name="ce20" table:formula="of:=IF(OR(ISBLANK([.F6]); ISBLANK([.F7])); &quot;&quot;; ([.F6] - [.F7]))" office:value-type="float" office:value="-0.529898607912301" calcext:value-type="float">
            <text:p>-0.53</text:p>
          </table:table-cell>
          <table:table-cell table:style-name="ce26" table:formula="of:=IF(OR(ISBLANK([.G6]); ISBLANK([.G7])); &quot;&quot;; ([.G6] - [.G7]))" office:value-type="float" office:value="0.99224472690664" calcext:value-type="float">
            <text:p>0.99</text:p>
          </table:table-cell>
          <table:table-cell table:style-name="ce20" table:formula="of:=IF(OR(ISBLANK([.H6]); ISBLANK([.H7])); &quot;&quot;; ([.H6] - [.H7]))" office:value-type="float" office:value="0.0274457590390966" calcext:value-type="float">
            <text:p>0.03</text:p>
          </table:table-cell>
          <table:table-cell table:style-name="ce26" table:formula="of:=IF(OR(ISBLANK([.I6]); ISBLANK([.I7])); &quot;&quot;; ([.I6] - [.I7]))" office:value-type="float" office:value="0.21869907276577" calcext:value-type="float">
            <text:p>0.22</text:p>
          </table:table-cell>
          <table:table-cell table:style-name="ce42"/>
          <table:table-cell table:style-name="ce20" table:formula="of:=IF(OR(ISBLANK([.K6]); ISBLANK([.K7])); &quot;&quot;; ([.K6] - [.K7]))" office:value-type="float" office:value="-0.20612153514449" calcext:value-type="float">
            <text:p>-0.21</text:p>
          </table:table-cell>
          <table:table-cell table:style-name="ce26" table:formula="of:=IF(OR(ISBLANK([.L6]); ISBLANK([.L7])); &quot;&quot;; ([.L6] - [.L7]))" office:value-type="float" office:value="0.567389502062504" calcext:value-type="float">
            <text:p>0.57</text:p>
          </table:table-cell>
          <table:table-cell table:style-name="ce20" table:formula="of:=IF(OR(ISBLANK([.M6]); ISBLANK([.M7])); &quot;&quot;; ([.M6] - [.M7]))" office:value-type="float" office:value="-0.0506981020533033" calcext:value-type="float">
            <text:p>-0.05</text:p>
          </table:table-cell>
          <table:table-cell table:style-name="ce26" table:formula="of:=IF(OR(ISBLANK([.N6]); ISBLANK([.N7])); &quot;&quot;; ([.N6] - [.N7]))" office:value-type="float" office:value="0.35384312824114" calcext:value-type="float">
            <text:p>0.35</text:p>
          </table:table-cell>
          <table:table-cell table:style-name="ce20" table:formula="of:=IF(OR(ISBLANK([.O6]); ISBLANK([.O7])); &quot;&quot;; ([.O6] - [.O7]))" office:value-type="float" office:value="-0.363902530996398" calcext:value-type="float">
            <text:p>-0.36</text:p>
          </table:table-cell>
          <table:table-cell table:style-name="ce26" table:formula="of:=IF(OR(ISBLANK([.P6]); ISBLANK([.P7])); &quot;&quot;; ([.P6] - [.P7]))" office:value-type="float" office:value="0.568131455249951" calcext:value-type="float">
            <text:p>0.57</text:p>
          </table:table-cell>
          <table:table-cell table:style-name="ce20" table:formula="of:=IF(OR(ISBLANK([.Q6]); ISBLANK([.Q7])); &quot;&quot;; ([.Q6] - [.Q7]))" office:value-type="float" office:value="0.217305161113501" calcext:value-type="float">
            <text:p>0.22</text:p>
          </table:table-cell>
          <table:table-cell table:style-name="ce26" table:formula="of:=IF(OR(ISBLANK([.R6]); ISBLANK([.R7])); &quot;&quot;; ([.R6] - [.R7]))" office:value-type="float" office:value="0.14224829219844" calcext:value-type="float">
            <text:p>0.14</text:p>
          </table:table-cell>
          <table:table-cell table:style-name="ce47" table:number-columns-repeated="2"/>
          <table:table-cell table:style-name="ce50"/>
          <table:table-cell table:style-name="ce58" table:formula="of:=IF([.A8]&lt;&gt;&quot;&quot;; [.A8]; &quot;&quot;)" office:value-type="string" office:string-value="Improvement" calcext:value-type="string">
            <text:p>Improvement</text:p>
          </table:table-cell>
          <table:table-cell table:style-name="ce61" table:formula="of:=IF(AND([.B8]&lt;&gt;&quot;&quot;; [.C8]&lt;&gt;&quot;&quot;); &quot; $&quot; &amp; TEXT([.B8]; &quot;0.00&quot;) &amp; &quot;_{\delta \hspace{1px} &quot; &amp; TEXT([.C8]; &quot;0.00&quot;) &amp; &quot;}$ &quot;; &quot;&quot;)" office:value-type="string" office:string-value=" $-0.38_{\delta \hspace{1px} 0.90}$ " calcext:value-type="string">
            <text:p><text:s/>$-0.38_{\delta \hspace{1px} 0.90}$ </text:p>
          </table:table-cell>
          <table:table-cell table:style-name="ce61" table:formula="of:=IF(AND([.D8]&lt;&gt;&quot;&quot;; [.E8]&lt;&gt;&quot;&quot;); &quot; $&quot; &amp; TEXT([.D8]; &quot;0.00&quot;) &amp; &quot;_{\delta \hspace{1px} &quot; &amp; TEXT([.E8]; &quot;0.00&quot;) &amp; &quot;}$ &quot;; &quot;&quot;)" office:value-type="string" office:string-value=" $-0.24_{\delta \hspace{1px} 0.53}$ " calcext:value-type="string">
            <text:p><text:s/>$-0.24_{\delta \hspace{1px} 0.53}$ </text:p>
          </table:table-cell>
          <table:table-cell table:style-name="ce61" table:formula="of:=IF(AND([.F8]&lt;&gt;&quot;&quot;; [.G8]&lt;&gt;&quot;&quot;); &quot; $&quot; &amp; TEXT([.F8]; &quot;0.00&quot;) &amp; &quot;_{\delta \hspace{1px} &quot; &amp; TEXT([.G8]; &quot;0.00&quot;) &amp; &quot;}$ &quot;; &quot;&quot;)" office:value-type="string" office:string-value=" $-0.53_{\delta \hspace{1px} 0.99}$ " calcext:value-type="string">
            <text:p><text:s/>$-0.53_{\delta \hspace{1px} 0.99}$ </text:p>
          </table:table-cell>
          <table:table-cell table:style-name="ce61" table:formula="of:=IF(AND([.H8]&lt;&gt;&quot;&quot;; [.I8]&lt;&gt;&quot;&quot;); &quot; $&quot; &amp; TEXT([.H8]; &quot;0.00&quot;) &amp; &quot;_{\delta \hspace{1px} &quot; &amp; TEXT([.I8]; &quot;0.00&quot;) &amp; &quot;}$ &quot;; &quot;&quot;)" office:value-type="string" office:string-value=" $0.03_{\delta \hspace{1px} 0.22}$ " calcext:value-type="string">
            <text:p><text:s/>$0.03_{\delta \hspace{1px} 0.22}$ </text:p>
          </table:table-cell>
          <table:table-cell table:style-name="ce76"/>
          <table:table-cell table:style-name="ce66" table:formula="of:=IF(AND([.K8]&lt;&gt;&quot;&quot;; [.L8]&lt;&gt;&quot;&quot;); &quot; $&quot; &amp; TEXT([.K8]; &quot;0.00&quot;) &amp; &quot;_{\delta \hspace{1px} &quot; &amp; TEXT([.L8]; &quot;0.00&quot;) &amp; &quot;}$ &quot;; &quot;&quot;)" office:value-type="string" office:string-value=" $-0.21_{\delta \hspace{1px} 0.57}$ " calcext:value-type="string">
            <text:p><text:s/>$-0.21_{\delta \hspace{1px} 0.57}$ </text:p>
          </table:table-cell>
          <table:table-cell table:style-name="ce66" table:formula="of:=IF(AND([.M8]&lt;&gt;&quot;&quot;; [.N8]&lt;&gt;&quot;&quot;); &quot; $&quot; &amp; TEXT([.M8]; &quot;0.00&quot;) &amp; &quot;_{\delta \hspace{1px} &quot; &amp; TEXT([.N8]; &quot;0.00&quot;) &amp; &quot;}$ &quot;; &quot;&quot;)" office:value-type="string" office:string-value=" $-0.05_{\delta \hspace{1px} 0.35}$ " calcext:value-type="string">
            <text:p><text:s/>$-0.05_{\delta \hspace{1px} 0.35}$ </text:p>
          </table:table-cell>
          <table:table-cell table:style-name="ce66" table:formula="of:=IF(AND([.O8]&lt;&gt;&quot;&quot;; [.P8]&lt;&gt;&quot;&quot;); &quot; $&quot; &amp; TEXT([.O8]; &quot;0.00&quot;) &amp; &quot;_{\delta \hspace{1px} &quot; &amp; TEXT([.P8]; &quot;0.00&quot;) &amp; &quot;}$ &quot;; &quot;&quot;)" office:value-type="string" office:string-value=" $-0.36_{\delta \hspace{1px} 0.57}$ " calcext:value-type="string">
            <text:p><text:s/>$-0.36_{\delta \hspace{1px} 0.57}$ </text:p>
          </table:table-cell>
          <table:table-cell table:style-name="ce120" table:formula="of:=IF(AND([.Q8]&lt;&gt;&quot;&quot;; [.R8]&lt;&gt;&quot;&quot;); &quot; $&quot; &amp; TEXT([.Q8]; &quot;0.00&quot;) &amp; &quot;_{\delta \hspace{1px} &quot; &amp; TEXT([.R8]; &quot;0.00&quot;) &amp; &quot;}$ &quot;; &quot;&quot;)" office:value-type="string" office:string-value=" $0.22_{\delta \hspace{1px} 0.14}$ " calcext:value-type="string">
            <text:p><text:s/>$0.22_{\delta \hspace{1px} 0.14}$ </text:p>
          </table:table-cell>
          <table:table-cell table:style-name="ce121" table:number-columns-repeated="2"/>
          <table:table-cell table:number-columns-repeated="16351"/>
        </table:table-row>
        <table:table-row table:style-name="ro1">
          <table:table-cell table:style-name="ce14"/>
          <table:table-cell table:style-name="ce19"/>
          <table:table-cell table:style-name="ce34"/>
          <table:table-cell table:style-name="ce19"/>
          <table:table-cell table:style-name="ce34"/>
          <table:table-cell table:style-name="ce29" table:number-columns-repeated="2"/>
          <table:table-cell table:style-name="ce19"/>
          <table:table-cell table:style-name="ce34"/>
          <table:table-cell table:style-name="ce56"/>
          <table:table-cell table:style-name="ce19"/>
          <table:table-cell table:style-name="ce34"/>
          <table:table-cell table:style-name="ce19"/>
          <table:table-cell table:style-name="ce34"/>
          <table:table-cell table:style-name="ce19"/>
          <table:table-cell table:style-name="ce34"/>
          <table:table-cell table:style-name="ce29"/>
          <table:table-cell table:style-name="ce34"/>
          <table:table-cell table:style-name="ce29" table:number-columns-repeated="2"/>
          <table:table-cell table:style-name="ce115"/>
          <table:table-cell table:style-name="ce44" table:formula="of:=IF([.A9]&lt;&gt;&quot;&quot;; [.A9]; &quot;&quot;)">
            <text:p/>
          </table:table-cell>
          <table:table-cell table:style-name="ce63" table:formula="of:=IF(AND([.B9]&lt;&gt;&quot;&quot;; [.C9]&lt;&gt;&quot;&quot;); &quot; $&quot; &amp; TEXT([.B9]; &quot;0.00&quot;) &amp; &quot;_{\pm &quot; &amp; TEXT([.C9]; &quot;0.00&quot;) &amp; &quot;}$ &quot;; &quot;&quot;)">
            <text:p/>
          </table:table-cell>
          <table:table-cell table:style-name="ce67" table:formula="of:=IF(AND([.D9]&lt;&gt;&quot;&quot;; [.E9]&lt;&gt;&quot;&quot;); &quot; $&quot; &amp; TEXT([.D9]; &quot;0.00&quot;) &amp; &quot;_{\pm &quot; &amp; TEXT([.E9]; &quot;0.00&quot;) &amp; &quot;}$ &quot;; &quot;&quot;)">
            <text:p/>
          </table:table-cell>
          <table:table-cell table:style-name="ce67" table:formula="of:=IF(AND([.F9]&lt;&gt;&quot;&quot;; [.G9]&lt;&gt;&quot;&quot;); &quot; $&quot; &amp; TEXT([.F9]; &quot;0.00&quot;) &amp; &quot;_{\pm &quot; &amp; TEXT([.G9]; &quot;0.00&quot;) &amp; &quot;}$ &quot;; &quot;&quot;)">
            <text:p/>
          </table:table-cell>
          <table:table-cell table:style-name="ce67" table:formula="of:=IF(AND([.H9]&lt;&gt;&quot;&quot;; [.I9]&lt;&gt;&quot;&quot;); &quot; $&quot; &amp; TEXT([.H9]; &quot;0.00&quot;) &amp; &quot;_{\pm &quot; &amp; TEXT([.I9]; &quot;0.00&quot;) &amp; &quot;}$ &quot;; &quot;&quot;)">
            <text:p/>
          </table:table-cell>
          <table:table-cell table:style-name="ce70"/>
          <table:table-cell table:style-name="ce67" table:formula="of:=IF(AND([.K9]&lt;&gt;&quot;&quot;; [.L9]&lt;&gt;&quot;&quot;); &quot; $&quot; &amp; TEXT([.K9]; &quot;0.00&quot;) &amp; &quot;_{\pm &quot; &amp; TEXT([.L9]; &quot;0.00&quot;) &amp; &quot;}$ &quot;; &quot;&quot;)">
            <text:p/>
          </table:table-cell>
          <table:table-cell table:style-name="ce67" table:formula="of:=IF(AND([.M9]&lt;&gt;&quot;&quot;; [.N9]&lt;&gt;&quot;&quot;); &quot; $&quot; &amp; TEXT([.M9]; &quot;0.00&quot;) &amp; &quot;_{\pm &quot; &amp; TEXT([.N9]; &quot;0.00&quot;) &amp; &quot;}$ &quot;; &quot;&quot;)">
            <text:p/>
          </table:table-cell>
          <table:table-cell table:style-name="ce67" table:formula="of:=IF(AND([.O9]&lt;&gt;&quot;&quot;; [.P9]&lt;&gt;&quot;&quot;); &quot; $&quot; &amp; TEXT([.O9]; &quot;0.00&quot;) &amp; &quot;_{\pm &quot; &amp; TEXT([.P9]; &quot;0.00&quot;) &amp; &quot;}$ &quot;; &quot;&quot;)">
            <text:p/>
          </table:table-cell>
          <table:table-cell table:style-name="ce100" table:formula="of:=IF(AND([.Q9]&lt;&gt;&quot;&quot;; [.R9]&lt;&gt;&quot;&quot;); &quot; $&quot; &amp; TEXT([.Q9]; &quot;0.00&quot;) &amp; &quot;_{\pm &quot; &amp; TEXT([.R9]; &quot;0.00&quot;) &amp; &quot;}$ &quot;; &quot;&quot;)">
            <text:p/>
          </table:table-cell>
          <table:table-cell table:style-name="ce28" table:number-columns-repeated="2"/>
          <table:table-cell table:number-columns-repeated="16351"/>
        </table:table-row>
        <table:table-row table:style-name="ro1">
          <table:table-cell table:style-name="ce8" office:value-type="string" calcext:value-type="string">
            <text:p><text:span text:style-name="T1">large</text:span>: TimeBank</text:p>
          </table:table-cell>
          <table:table-cell table:style-name="ce95" office:value-type="float" office:value="93.9815361152828" calcext:value-type="float">
            <text:p>93.98</text:p>
          </table:table-cell>
          <table:table-cell table:style-name="ce108" office:value-type="float" office:value="2.29535610295109" calcext:value-type="float">
            <text:p>2.30</text:p>
          </table:table-cell>
          <table:table-cell table:style-name="ce95" office:value-type="float" office:value="93.3780402960471" calcext:value-type="float">
            <text:p>93.38</text:p>
          </table:table-cell>
          <table:table-cell table:style-name="ce108" office:value-type="float" office:value="2.74991448473638" calcext:value-type="float">
            <text:p>2.75</text:p>
          </table:table-cell>
          <table:table-cell table:style-name="ce115" office:value-type="float" office:value="94.6116717365805" calcext:value-type="float">
            <text:p>94.61</text:p>
          </table:table-cell>
          <table:table-cell table:style-name="ce115" office:value-type="float" office:value="2.14198024981512" calcext:value-type="float">
            <text:p>2.14</text:p>
          </table:table-cell>
          <table:table-cell table:style-name="ce95" office:value-type="float" office:value="92.5069212977832" calcext:value-type="float">
            <text:p>92.51</text:p>
          </table:table-cell>
          <table:table-cell table:style-name="ce108" office:value-type="float" office:value="2.63136392268168" calcext:value-type="float">
            <text:p>2.63</text:p>
          </table:table-cell>
          <table:table-cell table:style-name="ce55"/>
          <table:table-cell table:style-name="ce95" office:value-type="float" office:value="97.9006176241392" calcext:value-type="float">
            <text:p>97.90</text:p>
          </table:table-cell>
          <table:table-cell table:style-name="ce108" office:value-type="float" office:value="0.854829707957087" calcext:value-type="float">
            <text:p>0.85</text:p>
          </table:table-cell>
          <table:table-cell table:style-name="ce95" office:value-type="float" office:value="97.267769246804" calcext:value-type="float">
            <text:p>97.27</text:p>
          </table:table-cell>
          <table:table-cell table:style-name="ce108" office:value-type="float" office:value="1.57957770422999" calcext:value-type="float">
            <text:p>1.58</text:p>
          </table:table-cell>
          <table:table-cell table:style-name="ce95" office:value-type="float" office:value="98.5615253516321" calcext:value-type="float">
            <text:p>98.56</text:p>
          </table:table-cell>
          <table:table-cell table:style-name="ce108" office:value-type="float" office:value="0.90651566778086" calcext:value-type="float">
            <text:p>0.91</text:p>
          </table:table-cell>
          <table:table-cell table:style-name="ce115" office:value-type="float" office:value="96.1341322188366" calcext:value-type="float">
            <text:p>96.13</text:p>
          </table:table-cell>
          <table:table-cell table:style-name="ce108" office:value-type="float" office:value="1.38679632926722" calcext:value-type="float">
            <text:p>1.39</text:p>
          </table:table-cell>
          <table:table-cell table:style-name="ce25" table:number-columns-repeated="2"/>
          <table:table-cell table:style-name="ce28"/>
          <table:table-cell table:style-name="ce44" table:formula="of:=IF([.A10]&lt;&gt;&quot;&quot;; [.A10]; &quot;&quot;)" office:value-type="string" office:string-value="large: TimeBank" calcext:value-type="string">
            <text:p>large: TimeBank</text:p>
          </table:table-cell>
          <table:table-cell table:style-name="ce63" table:formula="of:=IF(AND([.B10]&lt;&gt;&quot;&quot;; [.C10]&lt;&gt;&quot;&quot;); &quot; $&quot; &amp; TEXT([.B10]; &quot;0.00&quot;) &amp; &quot;_{\pm &quot; &amp; TEXT([.C10]; &quot;0.00&quot;) &amp; &quot;}$ &quot;; &quot;&quot;)" office:value-type="string" office:string-value=" $93.98_{\pm 2.30}$ " calcext:value-type="string">
            <text:p><text:s/>$93.98_{\pm 2.30}$ </text:p>
          </table:table-cell>
          <table:table-cell table:style-name="ce67" table:formula="of:=IF(AND([.D10]&lt;&gt;&quot;&quot;; [.E10]&lt;&gt;&quot;&quot;); &quot; $&quot; &amp; TEXT([.D10]; &quot;0.00&quot;) &amp; &quot;_{\pm &quot; &amp; TEXT([.E10]; &quot;0.00&quot;) &amp; &quot;}$ &quot;; &quot;&quot;)" office:value-type="string" office:string-value=" $93.38_{\pm 2.75}$ " calcext:value-type="string">
            <text:p><text:s/>$93.38_{\pm 2.75}$ </text:p>
          </table:table-cell>
          <table:table-cell table:style-name="ce67" table:formula="of:=IF(AND([.F10]&lt;&gt;&quot;&quot;; [.G10]&lt;&gt;&quot;&quot;); &quot; $&quot; &amp; TEXT([.F10]; &quot;0.00&quot;) &amp; &quot;_{\pm &quot; &amp; TEXT([.G10]; &quot;0.00&quot;) &amp; &quot;}$ &quot;; &quot;&quot;)" office:value-type="string" office:string-value=" $94.61_{\pm 2.14}$ " calcext:value-type="string">
            <text:p><text:s/>$94.61_{\pm 2.14}$ </text:p>
          </table:table-cell>
          <table:table-cell table:style-name="ce67" table:formula="of:=IF(AND([.H10]&lt;&gt;&quot;&quot;; [.I10]&lt;&gt;&quot;&quot;); &quot; $&quot; &amp; TEXT([.H10]; &quot;0.00&quot;) &amp; &quot;_{\pm &quot; &amp; TEXT([.I10]; &quot;0.00&quot;) &amp; &quot;}$ &quot;; &quot;&quot;)" office:value-type="string" office:string-value=" $92.51_{\pm 2.63}$ " calcext:value-type="string">
            <text:p><text:s/>$92.51_{\pm 2.63}$ </text:p>
          </table:table-cell>
          <table:table-cell table:style-name="ce70"/>
          <table:table-cell table:style-name="ce67" table:formula="of:=IF(AND([.K10]&lt;&gt;&quot;&quot;; [.L10]&lt;&gt;&quot;&quot;); &quot; $&quot; &amp; TEXT([.K10]; &quot;0.00&quot;) &amp; &quot;_{\pm &quot; &amp; TEXT([.L10]; &quot;0.00&quot;) &amp; &quot;}$ &quot;; &quot;&quot;)" office:value-type="string" office:string-value=" $97.90_{\pm 0.85}$ " calcext:value-type="string">
            <text:p><text:s/>$97.90_{\pm 0.85}$ </text:p>
          </table:table-cell>
          <table:table-cell table:style-name="ce67" table:formula="of:=IF(AND([.M10]&lt;&gt;&quot;&quot;; [.N10]&lt;&gt;&quot;&quot;); &quot; $&quot; &amp; TEXT([.M10]; &quot;0.00&quot;) &amp; &quot;_{\pm &quot; &amp; TEXT([.N10]; &quot;0.00&quot;) &amp; &quot;}$ &quot;; &quot;&quot;)" office:value-type="string" office:string-value=" $97.27_{\pm 1.58}$ " calcext:value-type="string">
            <text:p><text:s/>$97.27_{\pm 1.58}$ </text:p>
          </table:table-cell>
          <table:table-cell table:style-name="ce67" table:formula="of:=IF(AND([.O10]&lt;&gt;&quot;&quot;; [.P10]&lt;&gt;&quot;&quot;); &quot; $&quot; &amp; TEXT([.O10]; &quot;0.00&quot;) &amp; &quot;_{\pm &quot; &amp; TEXT([.P10]; &quot;0.00&quot;) &amp; &quot;}$ &quot;; &quot;&quot;)" office:value-type="string" office:string-value=" $98.56_{\pm 0.91}$ " calcext:value-type="string">
            <text:p><text:s/>$98.56_{\pm 0.91}$ </text:p>
          </table:table-cell>
          <table:table-cell table:style-name="ce100" table:formula="of:=IF(AND([.Q10]&lt;&gt;&quot;&quot;; [.R10]&lt;&gt;&quot;&quot;); &quot; $&quot; &amp; TEXT([.Q10]; &quot;0.00&quot;) &amp; &quot;_{\pm &quot; &amp; TEXT([.R10]; &quot;0.00&quot;) &amp; &quot;}$ &quot;; &quot;&quot;)" office:value-type="string" office:string-value=" $96.13_{\pm 1.39}$ " calcext:value-type="string">
            <text:p><text:s/>$96.13_{\pm 1.39}$ </text:p>
          </table:table-cell>
          <table:table-cell table:style-name="ce28" table:number-columns-repeated="2"/>
          <table:table-cell table:number-columns-repeated="16351"/>
        </table:table-row>
        <table:table-row table:style-name="ro1">
          <table:table-cell table:style-name="ce8" office:value-type="string" calcext:value-type="string">
            <text:p><text:span text:style-name="T1">base</text:span>: TimeBank</text:p>
          </table:table-cell>
          <table:table-cell table:style-name="ce95" office:value-type="float" office:value="94.2653925356902" calcext:value-type="float">
            <text:p>94.27</text:p>
          </table:table-cell>
          <table:table-cell table:style-name="ce31" office:value-type="float" office:value="2.21285303170084" calcext:value-type="float">
            <text:p>2.21</text:p>
          </table:table-cell>
          <table:table-cell table:style-name="ce95" office:value-type="float" office:value="93.4983416705974" calcext:value-type="float">
            <text:p>93.50</text:p>
          </table:table-cell>
          <table:table-cell table:style-name="ce31" office:value-type="float" office:value="2.3644598245131" calcext:value-type="float">
            <text:p>2.36</text:p>
          </table:table-cell>
          <table:table-cell table:style-name="ce95" office:value-type="float" office:value="95.0566446495407" calcext:value-type="float">
            <text:p>95.06</text:p>
          </table:table-cell>
          <table:table-cell table:style-name="ce108" office:value-type="float" office:value="2.29426523040782" calcext:value-type="float">
            <text:p>2.29</text:p>
          </table:table-cell>
          <table:table-cell table:style-name="ce95" office:value-type="float" office:value="92.6675009102123" calcext:value-type="float">
            <text:p>92.67</text:p>
          </table:table-cell>
          <table:table-cell table:style-name="ce108" office:value-type="float" office:value="2.64244684755244" calcext:value-type="float">
            <text:p>2.64</text:p>
          </table:table-cell>
          <table:table-cell table:style-name="ce108"/>
          <table:table-cell table:style-name="ce31" office:value-type="float" office:value="97.9392827402209" calcext:value-type="float">
            <text:p>97.94</text:p>
          </table:table-cell>
          <table:table-cell table:style-name="ce108" office:value-type="float" office:value="0.837031390670318" calcext:value-type="float">
            <text:p>0.84</text:p>
          </table:table-cell>
          <table:table-cell table:style-name="ce31" office:value-type="float" office:value="97.1458909155507" calcext:value-type="float">
            <text:p>97.15</text:p>
          </table:table-cell>
          <table:table-cell table:style-name="ce108" office:value-type="float" office:value="1.48284226615613" calcext:value-type="float">
            <text:p>1.48</text:p>
          </table:table-cell>
          <table:table-cell table:style-name="ce95" office:value-type="float" office:value="98.7577282403706" calcext:value-type="float">
            <text:p>98.76</text:p>
          </table:table-cell>
          <table:table-cell table:style-name="ce108" office:value-type="float" office:value="0.566838668036931" calcext:value-type="float">
            <text:p>0.57</text:p>
          </table:table-cell>
          <table:table-cell table:style-name="ce95" office:value-type="float" office:value="96.0015660844945" calcext:value-type="float">
            <text:p>96.00</text:p>
          </table:table-cell>
          <table:table-cell table:style-name="ce108" office:value-type="float" office:value="1.21110938822262" calcext:value-type="float">
            <text:p>1.21</text:p>
          </table:table-cell>
          <table:table-cell table:style-name="ce29" table:number-columns-repeated="2"/>
          <table:table-cell table:style-name="ce115"/>
          <table:table-cell table:style-name="ce44" table:formula="of:=IF([.A11]&lt;&gt;&quot;&quot;; [.A11]; &quot;&quot;)" office:value-type="string" office:string-value="base: TimeBank" calcext:value-type="string">
            <text:p>base: TimeBank</text:p>
          </table:table-cell>
          <table:table-cell table:style-name="ce63" table:formula="of:=IF(AND([.B11]&lt;&gt;&quot;&quot;; [.C11]&lt;&gt;&quot;&quot;); &quot; $&quot; &amp; TEXT([.B11]; &quot;0.00&quot;) &amp; &quot;_{\pm &quot; &amp; TEXT([.C11]; &quot;0.00&quot;) &amp; &quot;}$ &quot;; &quot;&quot;)" office:value-type="string" office:string-value=" $94.27_{\pm 2.21}$ " calcext:value-type="string">
            <text:p><text:s/>$94.27_{\pm 2.21}$ </text:p>
          </table:table-cell>
          <table:table-cell table:style-name="ce67" table:formula="of:=IF(AND([.D11]&lt;&gt;&quot;&quot;; [.E11]&lt;&gt;&quot;&quot;); &quot; $&quot; &amp; TEXT([.D11]; &quot;0.00&quot;) &amp; &quot;_{\pm &quot; &amp; TEXT([.E11]; &quot;0.00&quot;) &amp; &quot;}$ &quot;; &quot;&quot;)" office:value-type="string" office:string-value=" $93.50_{\pm 2.36}$ " calcext:value-type="string">
            <text:p><text:s/>$93.50_{\pm 2.36}$ </text:p>
          </table:table-cell>
          <table:table-cell table:style-name="ce67" table:formula="of:=IF(AND([.F11]&lt;&gt;&quot;&quot;; [.G11]&lt;&gt;&quot;&quot;); &quot; $&quot; &amp; TEXT([.F11]; &quot;0.00&quot;) &amp; &quot;_{\pm &quot; &amp; TEXT([.G11]; &quot;0.00&quot;) &amp; &quot;}$ &quot;; &quot;&quot;)" office:value-type="string" office:string-value=" $95.06_{\pm 2.29}$ " calcext:value-type="string">
            <text:p><text:s/>$95.06_{\pm 2.29}$ </text:p>
          </table:table-cell>
          <table:table-cell table:style-name="ce67" table:formula="of:=IF(AND([.H11]&lt;&gt;&quot;&quot;; [.I11]&lt;&gt;&quot;&quot;); &quot; $&quot; &amp; TEXT([.H11]; &quot;0.00&quot;) &amp; &quot;_{\pm &quot; &amp; TEXT([.I11]; &quot;0.00&quot;) &amp; &quot;}$ &quot;; &quot;&quot;)" office:value-type="string" office:string-value=" $92.67_{\pm 2.64}$ " calcext:value-type="string">
            <text:p><text:s/>$92.67_{\pm 2.64}$ </text:p>
          </table:table-cell>
          <table:table-cell table:style-name="ce70"/>
          <table:table-cell table:style-name="ce67" table:formula="of:=IF(AND([.K11]&lt;&gt;&quot;&quot;; [.L11]&lt;&gt;&quot;&quot;); &quot; $&quot; &amp; TEXT([.K11]; &quot;0.00&quot;) &amp; &quot;_{\pm &quot; &amp; TEXT([.L11]; &quot;0.00&quot;) &amp; &quot;}$ &quot;; &quot;&quot;)" office:value-type="string" office:string-value=" $97.94_{\pm 0.84}$ " calcext:value-type="string">
            <text:p><text:s/>$97.94_{\pm 0.84}$ </text:p>
          </table:table-cell>
          <table:table-cell table:style-name="ce67" table:formula="of:=IF(AND([.M11]&lt;&gt;&quot;&quot;; [.N11]&lt;&gt;&quot;&quot;); &quot; $&quot; &amp; TEXT([.M11]; &quot;0.00&quot;) &amp; &quot;_{\pm &quot; &amp; TEXT([.N11]; &quot;0.00&quot;) &amp; &quot;}$ &quot;; &quot;&quot;)" office:value-type="string" office:string-value=" $97.15_{\pm 1.48}$ " calcext:value-type="string">
            <text:p><text:s/>$97.15_{\pm 1.48}$ </text:p>
          </table:table-cell>
          <table:table-cell table:style-name="ce67" table:formula="of:=IF(AND([.O11]&lt;&gt;&quot;&quot;; [.P11]&lt;&gt;&quot;&quot;); &quot; $&quot; &amp; TEXT([.O11]; &quot;0.00&quot;) &amp; &quot;_{\pm &quot; &amp; TEXT([.P11]; &quot;0.00&quot;) &amp; &quot;}$ &quot;; &quot;&quot;)" office:value-type="string" office:string-value=" $98.76_{\pm 0.57}$ " calcext:value-type="string">
            <text:p><text:s/>$98.76_{\pm 0.57}$ </text:p>
          </table:table-cell>
          <table:table-cell table:style-name="ce100" table:formula="of:=IF(AND([.Q11]&lt;&gt;&quot;&quot;; [.R11]&lt;&gt;&quot;&quot;); &quot; $&quot; &amp; TEXT([.Q11]; &quot;0.00&quot;) &amp; &quot;_{\pm &quot; &amp; TEXT([.R11]; &quot;0.00&quot;) &amp; &quot;}$ &quot;; &quot;&quot;)" office:value-type="string" office:string-value=" $96.00_{\pm 1.21}$ " calcext:value-type="string">
            <text:p><text:s/>$96.00_{\pm 1.21}$ </text:p>
          </table:table-cell>
          <table:table-cell table:style-name="ce28" table:number-columns-repeated="2"/>
          <table:table-cell table:number-columns-repeated="16351"/>
        </table:table-row>
        <table:table-row table:style-name="ro1">
          <table:table-cell table:style-name="ce10" office:value-type="string" calcext:value-type="string">
            <text:p>Improvement</text:p>
          </table:table-cell>
          <table:table-cell table:style-name="ce20" table:formula="of:=IF(OR(ISBLANK([.B10]); ISBLANK([.B11])); &quot;&quot;; ([.B10] - [.B11]))" office:value-type="float" office:value="-0.283856420407403" calcext:value-type="float">
            <text:p>-0.28</text:p>
          </table:table-cell>
          <table:table-cell table:style-name="ce26" table:formula="of:=IF(OR(ISBLANK([.C10]); ISBLANK([.C11])); &quot;&quot;; ([.C10] - [.C11]))" office:value-type="float" office:value="0.0825030712502497" calcext:value-type="float">
            <text:p>0.08</text:p>
          </table:table-cell>
          <table:table-cell table:style-name="ce20" table:formula="of:=IF(OR(ISBLANK([.D10]); ISBLANK([.D11])); &quot;&quot;; ([.D10] - [.D11]))" office:value-type="float" office:value="-0.120301374550294" calcext:value-type="float">
            <text:p>-0.12</text:p>
          </table:table-cell>
          <table:table-cell table:style-name="ce26" table:formula="of:=IF(OR(ISBLANK([.E10]); ISBLANK([.E11])); &quot;&quot;; ([.E10] - [.E11]))" office:value-type="float" office:value="0.38545466022328" calcext:value-type="float">
            <text:p>0.39</text:p>
          </table:table-cell>
          <table:table-cell table:style-name="ce20" table:formula="of:=IF(OR(ISBLANK([.F10]); ISBLANK([.F11])); &quot;&quot;; ([.F10] - [.F11]))" office:value-type="float" office:value="-0.444972912960196" calcext:value-type="float">
            <text:p>-0.44</text:p>
          </table:table-cell>
          <table:table-cell table:style-name="ce26" table:formula="of:=IF(OR(ISBLANK([.G10]); ISBLANK([.G11])); &quot;&quot;; ([.G10] - [.G11]))" office:value-type="float" office:value="-0.1522849805927" calcext:value-type="float">
            <text:p>-0.15</text:p>
          </table:table-cell>
          <table:table-cell table:style-name="ce20" table:formula="of:=IF(OR(ISBLANK([.H10]); ISBLANK([.H11])); &quot;&quot;; ([.H10] - [.H11]))" office:value-type="float" office:value="-0.160579612429103" calcext:value-type="float">
            <text:p>-0.16</text:p>
          </table:table-cell>
          <table:table-cell table:style-name="ce26" table:formula="of:=IF(OR(ISBLANK([.I10]); ISBLANK([.I11])); &quot;&quot;; ([.I10] - [.I11]))" office:value-type="float" office:value="-0.01108292487076" calcext:value-type="float">
            <text:p>-0.01</text:p>
          </table:table-cell>
          <table:table-cell table:style-name="ce42"/>
          <table:table-cell table:style-name="ce20" table:formula="of:=IF(OR(ISBLANK([.K10]); ISBLANK([.K11])); &quot;&quot;; ([.K10] - [.K11]))" office:value-type="float" office:value="-0.0386651160817024" calcext:value-type="float">
            <text:p>-0.04</text:p>
          </table:table-cell>
          <table:table-cell table:style-name="ce26" table:formula="of:=IF(OR(ISBLANK([.L10]); ISBLANK([.L11])); &quot;&quot;; ([.L10] - [.L11]))" office:value-type="float" office:value="0.0177983172867691" calcext:value-type="float">
            <text:p>0.02</text:p>
          </table:table-cell>
          <table:table-cell table:style-name="ce20" table:formula="of:=IF(OR(ISBLANK([.M10]); ISBLANK([.M11])); &quot;&quot;; ([.M10] - [.M11]))" office:value-type="float" office:value="0.121878331253299" calcext:value-type="float">
            <text:p>0.12</text:p>
          </table:table-cell>
          <table:table-cell table:style-name="ce26" table:formula="of:=IF(OR(ISBLANK([.N10]); ISBLANK([.N11])); &quot;&quot;; ([.N10] - [.N11]))" office:value-type="float" office:value="0.0967354380738601" calcext:value-type="float">
            <text:p>0.10</text:p>
          </table:table-cell>
          <table:table-cell table:style-name="ce20" table:formula="of:=IF(OR(ISBLANK([.O10]); ISBLANK([.O11])); &quot;&quot;; ([.O10] - [.O11]))" office:value-type="float" office:value="-0.196202888738497" calcext:value-type="float">
            <text:p>-0.20</text:p>
          </table:table-cell>
          <table:table-cell table:style-name="ce26" table:formula="of:=IF(OR(ISBLANK([.P10]); ISBLANK([.P11])); &quot;&quot;; ([.P10] - [.P11]))" office:value-type="float" office:value="0.339676999743929" calcext:value-type="float">
            <text:p>0.34</text:p>
          </table:table-cell>
          <table:table-cell table:style-name="ce20" table:formula="of:=IF(OR(ISBLANK([.Q10]); ISBLANK([.Q11])); &quot;&quot;; ([.Q10] - [.Q11]))" office:value-type="float" office:value="0.132566134342099" calcext:value-type="float">
            <text:p>0.13</text:p>
          </table:table-cell>
          <table:table-cell table:style-name="ce26" table:formula="of:=IF(OR(ISBLANK([.R10]); ISBLANK([.R11])); &quot;&quot;; ([.R10] - [.R11]))" office:value-type="float" office:value="0.1756869410446" calcext:value-type="float">
            <text:p>0.18</text:p>
          </table:table-cell>
          <table:table-cell table:style-name="ce48" table:number-columns-repeated="2"/>
          <table:table-cell table:style-name="ce50"/>
          <table:table-cell table:style-name="ce58" table:formula="of:=IF([.A12]&lt;&gt;&quot;&quot;; [.A12]; &quot;&quot;)" office:value-type="string" office:string-value="Improvement" calcext:value-type="string">
            <text:p>Improvement</text:p>
          </table:table-cell>
          <table:table-cell table:style-name="ce61" table:formula="of:=IF(AND([.B12]&lt;&gt;&quot;&quot;; [.C12]&lt;&gt;&quot;&quot;); &quot; $&quot; &amp; TEXT([.B12]; &quot;0.00&quot;) &amp; &quot;_{\delta \hspace{1px} &quot; &amp; TEXT([.C12]; &quot;0.00&quot;) &amp; &quot;}$ &quot;; &quot;&quot;)" office:value-type="string" office:string-value=" $-0.28_{\delta \hspace{1px} 0.08}$ " calcext:value-type="string">
            <text:p><text:s/>$-0.28_{\delta \hspace{1px} 0.08}$ </text:p>
          </table:table-cell>
          <table:table-cell table:style-name="ce61" table:formula="of:=IF(AND([.D12]&lt;&gt;&quot;&quot;; [.E12]&lt;&gt;&quot;&quot;); &quot; $&quot; &amp; TEXT([.D12]; &quot;0.00&quot;) &amp; &quot;_{\delta \hspace{1px} &quot; &amp; TEXT([.E12]; &quot;0.00&quot;) &amp; &quot;}$ &quot;; &quot;&quot;)" office:value-type="string" office:string-value=" $-0.12_{\delta \hspace{1px} 0.39}$ " calcext:value-type="string">
            <text:p><text:s/>$-0.12_{\delta \hspace{1px} 0.39}$ </text:p>
          </table:table-cell>
          <table:table-cell table:style-name="ce61" table:formula="of:=IF(AND([.F12]&lt;&gt;&quot;&quot;; [.G12]&lt;&gt;&quot;&quot;); &quot; $&quot; &amp; TEXT([.F12]; &quot;0.00&quot;) &amp; &quot;_{\delta \hspace{1px} &quot; &amp; TEXT([.G12]; &quot;0.00&quot;) &amp; &quot;}$ &quot;; &quot;&quot;)" office:value-type="string" office:string-value=" $-0.44_{\delta \hspace{1px} -0.15}$ " calcext:value-type="string">
            <text:p><text:s/>$-0.44_{\delta \hspace{1px} -0.15}$ </text:p>
          </table:table-cell>
          <table:table-cell table:style-name="ce61" table:formula="of:=IF(AND([.H12]&lt;&gt;&quot;&quot;; [.I12]&lt;&gt;&quot;&quot;); &quot; $&quot; &amp; TEXT([.H12]; &quot;0.00&quot;) &amp; &quot;_{\delta \hspace{1px} &quot; &amp; TEXT([.I12]; &quot;0.00&quot;) &amp; &quot;}$ &quot;; &quot;&quot;)" office:value-type="string" office:string-value=" $-0.16_{\delta \hspace{1px} -0.01}$ " calcext:value-type="string">
            <text:p><text:s/>$-0.16_{\delta \hspace{1px} -0.01}$ </text:p>
          </table:table-cell>
          <table:table-cell table:style-name="ce76"/>
          <table:table-cell table:style-name="ce66" table:formula="of:=IF(AND([.K12]&lt;&gt;&quot;&quot;; [.L12]&lt;&gt;&quot;&quot;); &quot; $&quot; &amp; TEXT([.K12]; &quot;0.00&quot;) &amp; &quot;_{\delta \hspace{1px} &quot; &amp; TEXT([.L12]; &quot;0.00&quot;) &amp; &quot;}$ &quot;; &quot;&quot;)" office:value-type="string" office:string-value=" $-0.04_{\delta \hspace{1px} 0.02}$ " calcext:value-type="string">
            <text:p><text:s/>$-0.04_{\delta \hspace{1px} 0.02}$ </text:p>
          </table:table-cell>
          <table:table-cell table:style-name="ce66" table:formula="of:=IF(AND([.M12]&lt;&gt;&quot;&quot;; [.N12]&lt;&gt;&quot;&quot;); &quot; $&quot; &amp; TEXT([.M12]; &quot;0.00&quot;) &amp; &quot;_{\delta \hspace{1px} &quot; &amp; TEXT([.N12]; &quot;0.00&quot;) &amp; &quot;}$ &quot;; &quot;&quot;)" office:value-type="string" office:string-value=" $0.12_{\delta \hspace{1px} 0.10}$ " calcext:value-type="string">
            <text:p><text:s/>$0.12_{\delta \hspace{1px} 0.10}$ </text:p>
          </table:table-cell>
          <table:table-cell table:style-name="ce66" table:formula="of:=IF(AND([.O12]&lt;&gt;&quot;&quot;; [.P12]&lt;&gt;&quot;&quot;); &quot; $&quot; &amp; TEXT([.O12]; &quot;0.00&quot;) &amp; &quot;_{\delta \hspace{1px} &quot; &amp; TEXT([.P12]; &quot;0.00&quot;) &amp; &quot;}$ &quot;; &quot;&quot;)" office:value-type="string" office:string-value=" $-0.20_{\delta \hspace{1px} 0.34}$ " calcext:value-type="string">
            <text:p><text:s/>$-0.20_{\delta \hspace{1px} 0.34}$ </text:p>
          </table:table-cell>
          <table:table-cell table:style-name="ce120" table:formula="of:=IF(AND([.Q12]&lt;&gt;&quot;&quot;; [.R12]&lt;&gt;&quot;&quot;); &quot; $&quot; &amp; TEXT([.Q12]; &quot;0.00&quot;) &amp; &quot;_{\delta \hspace{1px} &quot; &amp; TEXT([.R12]; &quot;0.00&quot;) &amp; &quot;}$ &quot;; &quot;&quot;)" office:value-type="string" office:string-value=" $0.13_{\delta \hspace{1px} 0.18}$ " calcext:value-type="string">
            <text:p><text:s/>$0.13_{\delta \hspace{1px} 0.18}$ </text:p>
          </table:table-cell>
          <table:table-cell table:style-name="ce28" table:number-columns-repeated="2"/>
          <table:table-cell table:number-columns-repeated="16351"/>
        </table:table-row>
        <table:table-row table:style-name="ro1">
          <table:table-cell table:style-name="ce14"/>
          <table:table-cell table:style-name="ce19"/>
          <table:table-cell table:style-name="ce34"/>
          <table:table-cell table:style-name="ce19"/>
          <table:table-cell table:style-name="ce34"/>
          <table:table-cell table:style-name="ce29"/>
          <table:table-cell table:style-name="ce25"/>
          <table:table-cell table:style-name="ce19"/>
          <table:table-cell table:style-name="ce34"/>
          <table:table-cell table:style-name="ce56"/>
          <table:table-cell table:style-name="ce19"/>
          <table:table-cell table:style-name="ce34"/>
          <table:table-cell table:style-name="ce19"/>
          <table:table-cell table:style-name="ce34"/>
          <table:table-cell table:style-name="ce19"/>
          <table:table-cell table:style-name="ce34"/>
          <table:table-cell table:style-name="ce29"/>
          <table:table-cell table:style-name="ce34"/>
          <table:table-cell table:style-name="ce29" table:number-columns-repeated="2"/>
          <table:table-cell table:style-name="ce115"/>
          <table:table-cell table:style-name="ce44" table:formula="of:=IF([.A13]&lt;&gt;&quot;&quot;; [.A13]; &quot;&quot;)">
            <text:p/>
          </table:table-cell>
          <table:table-cell table:style-name="ce63" table:formula="of:=IF(AND([.B13]&lt;&gt;&quot;&quot;; [.C13]&lt;&gt;&quot;&quot;); &quot; $&quot; &amp; TEXT([.B13]; &quot;0.00&quot;) &amp; &quot;_{\pm &quot; &amp; TEXT([.C13]; &quot;0.00&quot;) &amp; &quot;}$ &quot;; &quot;&quot;)">
            <text:p/>
          </table:table-cell>
          <table:table-cell table:style-name="ce67" table:formula="of:=IF(AND([.D13]&lt;&gt;&quot;&quot;; [.E13]&lt;&gt;&quot;&quot;); &quot; $&quot; &amp; TEXT([.D13]; &quot;0.00&quot;) &amp; &quot;_{\pm &quot; &amp; TEXT([.E13]; &quot;0.00&quot;) &amp; &quot;}$ &quot;; &quot;&quot;)">
            <text:p/>
          </table:table-cell>
          <table:table-cell table:style-name="ce67" table:formula="of:=IF(AND([.F13]&lt;&gt;&quot;&quot;; [.G13]&lt;&gt;&quot;&quot;); &quot; $&quot; &amp; TEXT([.F13]; &quot;0.00&quot;) &amp; &quot;_{\pm &quot; &amp; TEXT([.G13]; &quot;0.00&quot;) &amp; &quot;}$ &quot;; &quot;&quot;)">
            <text:p/>
          </table:table-cell>
          <table:table-cell table:style-name="ce67" table:formula="of:=IF(AND([.H13]&lt;&gt;&quot;&quot;; [.I13]&lt;&gt;&quot;&quot;); &quot; $&quot; &amp; TEXT([.H13]; &quot;0.00&quot;) &amp; &quot;_{\pm &quot; &amp; TEXT([.I13]; &quot;0.00&quot;) &amp; &quot;}$ &quot;; &quot;&quot;)">
            <text:p/>
          </table:table-cell>
          <table:table-cell table:style-name="ce70"/>
          <table:table-cell table:style-name="ce67" table:formula="of:=IF(AND([.K13]&lt;&gt;&quot;&quot;; [.L13]&lt;&gt;&quot;&quot;); &quot; $&quot; &amp; TEXT([.K13]; &quot;0.00&quot;) &amp; &quot;_{\pm &quot; &amp; TEXT([.L13]; &quot;0.00&quot;) &amp; &quot;}$ &quot;; &quot;&quot;)">
            <text:p/>
          </table:table-cell>
          <table:table-cell table:style-name="ce67" table:formula="of:=IF(AND([.M13]&lt;&gt;&quot;&quot;; [.N13]&lt;&gt;&quot;&quot;); &quot; $&quot; &amp; TEXT([.M13]; &quot;0.00&quot;) &amp; &quot;_{\pm &quot; &amp; TEXT([.N13]; &quot;0.00&quot;) &amp; &quot;}$ &quot;; &quot;&quot;)">
            <text:p/>
          </table:table-cell>
          <table:table-cell table:style-name="ce67" table:formula="of:=IF(AND([.O13]&lt;&gt;&quot;&quot;; [.P13]&lt;&gt;&quot;&quot;); &quot; $&quot; &amp; TEXT([.O13]; &quot;0.00&quot;) &amp; &quot;_{\pm &quot; &amp; TEXT([.P13]; &quot;0.00&quot;) &amp; &quot;}$ &quot;; &quot;&quot;)">
            <text:p/>
          </table:table-cell>
          <table:table-cell table:style-name="ce100" table:formula="of:=IF(AND([.Q13]&lt;&gt;&quot;&quot;; [.R13]&lt;&gt;&quot;&quot;); &quot; $&quot; &amp; TEXT([.Q13]; &quot;0.00&quot;) &amp; &quot;_{\pm &quot; &amp; TEXT([.R13]; &quot;0.00&quot;) &amp; &quot;}$ &quot;; &quot;&quot;)">
            <text:p/>
          </table:table-cell>
          <table:table-cell table:style-name="ce28" table:number-columns-repeated="2"/>
          <table:table-cell table:number-columns-repeated="16351"/>
        </table:table-row>
        <table:table-row table:style-name="ro1">
          <table:table-cell table:style-name="ce14" office:value-type="string" calcext:value-type="string">
            <text:p><text:span text:style-name="T1">large: </text:span>AQUAINT</text:p>
          </table:table-cell>
          <table:table-cell table:style-name="ce95" office:value-type="float" office:value="82.663112932715" calcext:value-type="float">
            <text:p>82.66</text:p>
          </table:table-cell>
          <table:table-cell table:style-name="ce108" office:value-type="float" office:value="3.83194076192043" calcext:value-type="float">
            <text:p>3.83</text:p>
          </table:table-cell>
          <table:table-cell table:style-name="ce95" office:value-type="float" office:value="81.2222910745791" calcext:value-type="float">
            <text:p>81.22</text:p>
          </table:table-cell>
          <table:table-cell table:style-name="ce108" office:value-type="float" office:value="4.62749634323983" calcext:value-type="float">
            <text:p>4.63</text:p>
          </table:table-cell>
          <table:table-cell table:style-name="ce115" office:value-type="float" office:value="84.2637425894927" calcext:value-type="float">
            <text:p>84.26</text:p>
          </table:table-cell>
          <table:table-cell table:style-name="ce115" office:value-type="float" office:value="4.10928286308201" calcext:value-type="float">
            <text:p>4.11</text:p>
          </table:table-cell>
          <table:table-cell table:style-name="ce95" office:value-type="float" office:value="79.5626681660684" calcext:value-type="float">
            <text:p>79.56</text:p>
          </table:table-cell>
          <table:table-cell table:style-name="ce108" office:value-type="float" office:value="4.11296640004354" calcext:value-type="float">
            <text:p>4.11</text:p>
          </table:table-cell>
          <table:table-cell table:style-name="ce55"/>
          <table:table-cell table:style-name="ce95" office:value-type="float" office:value="92.9657185632081" calcext:value-type="float">
            <text:p>92.97</text:p>
          </table:table-cell>
          <table:table-cell table:style-name="ce108" office:value-type="float" office:value="1.57919831129303" calcext:value-type="float">
            <text:p>1.58</text:p>
          </table:table-cell>
          <table:table-cell table:style-name="ce95" office:value-type="float" office:value="91.3296060903189" calcext:value-type="float">
            <text:p>91.33</text:p>
          </table:table-cell>
          <table:table-cell table:style-name="ce108" office:value-type="float" office:value="2.77204553137002" calcext:value-type="float">
            <text:p>2.77</text:p>
          </table:table-cell>
          <table:table-cell table:style-name="ce95" office:value-type="float" office:value="94.7798219785169" calcext:value-type="float">
            <text:p>94.78</text:p>
          </table:table-cell>
          <table:table-cell table:style-name="ce108" office:value-type="float" office:value="2.79520136339347" calcext:value-type="float">
            <text:p>2.80</text:p>
          </table:table-cell>
          <table:table-cell table:style-name="ce115" office:value-type="float" office:value="88.0191964707262" calcext:value-type="float">
            <text:p>88.02</text:p>
          </table:table-cell>
          <table:table-cell table:style-name="ce108" office:value-type="float" office:value="2.37415711862367" calcext:value-type="float">
            <text:p>2.37</text:p>
          </table:table-cell>
          <table:table-cell table:style-name="ce25" table:number-columns-repeated="2"/>
          <table:table-cell table:style-name="ce28"/>
          <table:table-cell table:style-name="ce44" table:formula="of:=IF([.A14]&lt;&gt;&quot;&quot;; [.A14]; &quot;&quot;)" office:value-type="string" office:string-value="large: AQUAINT" calcext:value-type="string">
            <text:p>large: AQUAINT</text:p>
          </table:table-cell>
          <table:table-cell table:style-name="ce63" table:formula="of:=IF(AND([.B14]&lt;&gt;&quot;&quot;; [.C14]&lt;&gt;&quot;&quot;); &quot; $&quot; &amp; TEXT([.B14]; &quot;0.00&quot;) &amp; &quot;_{\pm &quot; &amp; TEXT([.C14]; &quot;0.00&quot;) &amp; &quot;}$ &quot;; &quot;&quot;)" office:value-type="string" office:string-value=" $82.66_{\pm 3.83}$ " calcext:value-type="string">
            <text:p><text:s/>$82.66_{\pm 3.83}$ </text:p>
          </table:table-cell>
          <table:table-cell table:style-name="ce67" table:formula="of:=IF(AND([.D14]&lt;&gt;&quot;&quot;; [.E14]&lt;&gt;&quot;&quot;); &quot; $&quot; &amp; TEXT([.D14]; &quot;0.00&quot;) &amp; &quot;_{\pm &quot; &amp; TEXT([.E14]; &quot;0.00&quot;) &amp; &quot;}$ &quot;; &quot;&quot;)" office:value-type="string" office:string-value=" $81.22_{\pm 4.63}$ " calcext:value-type="string">
            <text:p><text:s/>$81.22_{\pm 4.63}$ </text:p>
          </table:table-cell>
          <table:table-cell table:style-name="ce67" table:formula="of:=IF(AND([.F14]&lt;&gt;&quot;&quot;; [.G14]&lt;&gt;&quot;&quot;); &quot; $&quot; &amp; TEXT([.F14]; &quot;0.00&quot;) &amp; &quot;_{\pm &quot; &amp; TEXT([.G14]; &quot;0.00&quot;) &amp; &quot;}$ &quot;; &quot;&quot;)" office:value-type="string" office:string-value=" $84.26_{\pm 4.11}$ " calcext:value-type="string">
            <text:p><text:s/>$84.26_{\pm 4.11}$ </text:p>
          </table:table-cell>
          <table:table-cell table:style-name="ce67" table:formula="of:=IF(AND([.H14]&lt;&gt;&quot;&quot;; [.I14]&lt;&gt;&quot;&quot;); &quot; $&quot; &amp; TEXT([.H14]; &quot;0.00&quot;) &amp; &quot;_{\pm &quot; &amp; TEXT([.I14]; &quot;0.00&quot;) &amp; &quot;}$ &quot;; &quot;&quot;)" office:value-type="string" office:string-value=" $79.56_{\pm 4.11}$ " calcext:value-type="string">
            <text:p><text:s/>$79.56_{\pm 4.11}$ </text:p>
          </table:table-cell>
          <table:table-cell table:style-name="ce70"/>
          <table:table-cell table:style-name="ce67" table:formula="of:=IF(AND([.K14]&lt;&gt;&quot;&quot;; [.L14]&lt;&gt;&quot;&quot;); &quot; $&quot; &amp; TEXT([.K14]; &quot;0.00&quot;) &amp; &quot;_{\pm &quot; &amp; TEXT([.L14]; &quot;0.00&quot;) &amp; &quot;}$ &quot;; &quot;&quot;)" office:value-type="string" office:string-value=" $92.97_{\pm 1.58}$ " calcext:value-type="string">
            <text:p><text:s/>$92.97_{\pm 1.58}$ </text:p>
          </table:table-cell>
          <table:table-cell table:style-name="ce67" table:formula="of:=IF(AND([.M14]&lt;&gt;&quot;&quot;; [.N14]&lt;&gt;&quot;&quot;); &quot; $&quot; &amp; TEXT([.M14]; &quot;0.00&quot;) &amp; &quot;_{\pm &quot; &amp; TEXT([.N14]; &quot;0.00&quot;) &amp; &quot;}$ &quot;; &quot;&quot;)" office:value-type="string" office:string-value=" $91.33_{\pm 2.77}$ " calcext:value-type="string">
            <text:p><text:s/>$91.33_{\pm 2.77}$ </text:p>
          </table:table-cell>
          <table:table-cell table:style-name="ce67" table:formula="of:=IF(AND([.O14]&lt;&gt;&quot;&quot;; [.P14]&lt;&gt;&quot;&quot;); &quot; $&quot; &amp; TEXT([.O14]; &quot;0.00&quot;) &amp; &quot;_{\pm &quot; &amp; TEXT([.P14]; &quot;0.00&quot;) &amp; &quot;}$ &quot;; &quot;&quot;)" office:value-type="string" office:string-value=" $94.78_{\pm 2.80}$ " calcext:value-type="string">
            <text:p><text:s/>$94.78_{\pm 2.80}$ </text:p>
          </table:table-cell>
          <table:table-cell table:style-name="ce100" table:formula="of:=IF(AND([.Q14]&lt;&gt;&quot;&quot;; [.R14]&lt;&gt;&quot;&quot;); &quot; $&quot; &amp; TEXT([.Q14]; &quot;0.00&quot;) &amp; &quot;_{\pm &quot; &amp; TEXT([.R14]; &quot;0.00&quot;) &amp; &quot;}$ &quot;; &quot;&quot;)" office:value-type="string" office:string-value=" $88.02_{\pm 2.37}$ " calcext:value-type="string">
            <text:p><text:s/>$88.02_{\pm 2.37}$ </text:p>
          </table:table-cell>
          <table:table-cell table:style-name="ce28" table:number-columns-repeated="2"/>
          <table:table-cell table:number-columns-repeated="16351"/>
        </table:table-row>
        <table:table-row table:style-name="ro1">
          <table:table-cell table:style-name="ce14" office:value-type="string" calcext:value-type="string">
            <text:p><text:span text:style-name="T1">base: </text:span>AQUAINT</text:p>
          </table:table-cell>
          <table:table-cell table:style-name="ce19" office:value-type="float" office:value="83.5565143357916" calcext:value-type="float">
            <text:p>83.56</text:p>
          </table:table-cell>
          <table:table-cell table:style-name="ce25" office:value-type="float" office:value="4.86411302739096" calcext:value-type="float">
            <text:p>4.86</text:p>
          </table:table-cell>
          <table:table-cell table:style-name="ce19" office:value-type="float" office:value="82.0404431933826" calcext:value-type="float">
            <text:p>82.04</text:p>
          </table:table-cell>
          <table:table-cell table:style-name="ce25" office:value-type="float" office:value="5.62897978545566" calcext:value-type="float">
            <text:p>5.63</text:p>
          </table:table-cell>
          <table:table-cell table:style-name="ce19" office:value-type="float" office:value="85.18556894774" calcext:value-type="float">
            <text:p>85.19</text:p>
          </table:table-cell>
          <table:table-cell table:style-name="ce25" office:value-type="float" office:value="4.44878189279661" calcext:value-type="float">
            <text:p>4.45</text:p>
          </table:table-cell>
          <table:table-cell table:style-name="ce19" office:value-type="float" office:value="79.1598797231442" calcext:value-type="float">
            <text:p>79.16</text:p>
          </table:table-cell>
          <table:table-cell table:style-name="ce34" office:value-type="float" office:value="5.40374011559805" calcext:value-type="float">
            <text:p>5.40</text:p>
          </table:table-cell>
          <table:table-cell table:style-name="ce34"/>
          <table:table-cell table:style-name="ce25" office:value-type="float" office:value="92.5944874717606" calcext:value-type="float">
            <text:p>92.59</text:p>
          </table:table-cell>
          <table:table-cell table:style-name="ce34" office:value-type="float" office:value="2.7781935663938" calcext:value-type="float">
            <text:p>2.78</text:p>
          </table:table-cell>
          <table:table-cell table:style-name="ce25" office:value-type="float" office:value="90.8930615714794" calcext:value-type="float">
            <text:p>90.89</text:p>
          </table:table-cell>
          <table:table-cell table:style-name="ce34" office:value-type="float" office:value="3.72723146773845" calcext:value-type="float">
            <text:p>3.73</text:p>
          </table:table-cell>
          <table:table-cell table:style-name="ce25" office:value-type="float" office:value="94.4216110360114" calcext:value-type="float">
            <text:p>94.42</text:p>
          </table:table-cell>
          <table:table-cell table:style-name="ce34" office:value-type="float" office:value="2.57750965794096" calcext:value-type="float">
            <text:p>2.58</text:p>
          </table:table-cell>
          <table:table-cell table:style-name="ce19" office:value-type="float" office:value="87.5967762692816" calcext:value-type="float">
            <text:p>87.60</text:p>
          </table:table-cell>
          <table:table-cell table:style-name="ce34" office:value-type="float" office:value="3.00252988214792" calcext:value-type="float">
            <text:p>3.00</text:p>
          </table:table-cell>
          <table:table-cell table:style-name="ce29" table:number-columns-repeated="2"/>
          <table:table-cell table:style-name="ce115"/>
          <table:table-cell table:style-name="ce44" table:formula="of:=IF([.A15]&lt;&gt;&quot;&quot;; [.A15]; &quot;&quot;)" office:value-type="string" office:string-value="base: AQUAINT" calcext:value-type="string">
            <text:p>base: AQUAINT</text:p>
          </table:table-cell>
          <table:table-cell table:style-name="ce63" table:formula="of:=IF(AND([.B15]&lt;&gt;&quot;&quot;; [.C15]&lt;&gt;&quot;&quot;); &quot; $&quot; &amp; TEXT([.B15]; &quot;0.00&quot;) &amp; &quot;_{\pm &quot; &amp; TEXT([.C15]; &quot;0.00&quot;) &amp; &quot;}$ &quot;; &quot;&quot;)" office:value-type="string" office:string-value=" $83.56_{\pm 4.86}$ " calcext:value-type="string">
            <text:p><text:s/>$83.56_{\pm 4.86}$ </text:p>
          </table:table-cell>
          <table:table-cell table:style-name="ce67" table:formula="of:=IF(AND([.D15]&lt;&gt;&quot;&quot;; [.E15]&lt;&gt;&quot;&quot;); &quot; $&quot; &amp; TEXT([.D15]; &quot;0.00&quot;) &amp; &quot;_{\pm &quot; &amp; TEXT([.E15]; &quot;0.00&quot;) &amp; &quot;}$ &quot;; &quot;&quot;)" office:value-type="string" office:string-value=" $82.04_{\pm 5.63}$ " calcext:value-type="string">
            <text:p><text:s/>$82.04_{\pm 5.63}$ </text:p>
          </table:table-cell>
          <table:table-cell table:style-name="ce67" table:formula="of:=IF(AND([.F15]&lt;&gt;&quot;&quot;; [.G15]&lt;&gt;&quot;&quot;); &quot; $&quot; &amp; TEXT([.F15]; &quot;0.00&quot;) &amp; &quot;_{\pm &quot; &amp; TEXT([.G15]; &quot;0.00&quot;) &amp; &quot;}$ &quot;; &quot;&quot;)" office:value-type="string" office:string-value=" $85.19_{\pm 4.45}$ " calcext:value-type="string">
            <text:p><text:s/>$85.19_{\pm 4.45}$ </text:p>
          </table:table-cell>
          <table:table-cell table:style-name="ce67" table:formula="of:=IF(AND([.H15]&lt;&gt;&quot;&quot;; [.I15]&lt;&gt;&quot;&quot;); &quot; $&quot; &amp; TEXT([.H15]; &quot;0.00&quot;) &amp; &quot;_{\pm &quot; &amp; TEXT([.I15]; &quot;0.00&quot;) &amp; &quot;}$ &quot;; &quot;&quot;)" office:value-type="string" office:string-value=" $79.16_{\pm 5.40}$ " calcext:value-type="string">
            <text:p><text:s/>$79.16_{\pm 5.40}$ </text:p>
          </table:table-cell>
          <table:table-cell table:style-name="ce70"/>
          <table:table-cell table:style-name="ce67" table:formula="of:=IF(AND([.K15]&lt;&gt;&quot;&quot;; [.L15]&lt;&gt;&quot;&quot;); &quot; $&quot; &amp; TEXT([.K15]; &quot;0.00&quot;) &amp; &quot;_{\pm &quot; &amp; TEXT([.L15]; &quot;0.00&quot;) &amp; &quot;}$ &quot;; &quot;&quot;)" office:value-type="string" office:string-value=" $92.59_{\pm 2.78}$ " calcext:value-type="string">
            <text:p><text:s/>$92.59_{\pm 2.78}$ </text:p>
          </table:table-cell>
          <table:table-cell table:style-name="ce67" table:formula="of:=IF(AND([.M15]&lt;&gt;&quot;&quot;; [.N15]&lt;&gt;&quot;&quot;); &quot; $&quot; &amp; TEXT([.M15]; &quot;0.00&quot;) &amp; &quot;_{\pm &quot; &amp; TEXT([.N15]; &quot;0.00&quot;) &amp; &quot;}$ &quot;; &quot;&quot;)" office:value-type="string" office:string-value=" $90.89_{\pm 3.73}$ " calcext:value-type="string">
            <text:p><text:s/>$90.89_{\pm 3.73}$ </text:p>
          </table:table-cell>
          <table:table-cell table:style-name="ce67" table:formula="of:=IF(AND([.O15]&lt;&gt;&quot;&quot;; [.P15]&lt;&gt;&quot;&quot;); &quot; $&quot; &amp; TEXT([.O15]; &quot;0.00&quot;) &amp; &quot;_{\pm &quot; &amp; TEXT([.P15]; &quot;0.00&quot;) &amp; &quot;}$ &quot;; &quot;&quot;)" office:value-type="string" office:string-value=" $94.42_{\pm 2.58}$ " calcext:value-type="string">
            <text:p><text:s/>$94.42_{\pm 2.58}$ </text:p>
          </table:table-cell>
          <table:table-cell table:style-name="ce100" table:formula="of:=IF(AND([.Q15]&lt;&gt;&quot;&quot;; [.R15]&lt;&gt;&quot;&quot;); &quot; $&quot; &amp; TEXT([.Q15]; &quot;0.00&quot;) &amp; &quot;_{\pm &quot; &amp; TEXT([.R15]; &quot;0.00&quot;) &amp; &quot;}$ &quot;; &quot;&quot;)" office:value-type="string" office:string-value=" $87.60_{\pm 3.00}$ " calcext:value-type="string">
            <text:p><text:s/>$87.60_{\pm 3.00}$ </text:p>
          </table:table-cell>
          <table:table-cell table:style-name="ce28" table:number-columns-repeated="2"/>
          <table:table-cell table:number-columns-repeated="16351"/>
        </table:table-row>
        <table:table-row table:style-name="ro1">
          <table:table-cell table:style-name="ce10" office:value-type="string" calcext:value-type="string">
            <text:p>Improvement</text:p>
          </table:table-cell>
          <table:table-cell table:style-name="ce20" table:formula="of:=IF(OR(ISBLANK([.B14]); ISBLANK([.B15])); &quot;&quot;; ([.B14] - [.B15]))" office:value-type="float" office:value="-0.893401403076609" calcext:value-type="float">
            <text:p>-0.89</text:p>
          </table:table-cell>
          <table:table-cell table:style-name="ce26" table:formula="of:=IF(OR(ISBLANK([.C14]); ISBLANK([.C15])); &quot;&quot;; ([.C14] - [.C15]))" office:value-type="float" office:value="-1.03217226547053" calcext:value-type="float">
            <text:p>-1.03</text:p>
          </table:table-cell>
          <table:table-cell table:style-name="ce20" table:formula="of:=IF(OR(ISBLANK([.D14]); ISBLANK([.D15])); &quot;&quot;; ([.D14] - [.D15]))" office:value-type="float" office:value="-0.818152118803496" calcext:value-type="float">
            <text:p>-0.82</text:p>
          </table:table-cell>
          <table:table-cell table:style-name="ce26" table:formula="of:=IF(OR(ISBLANK([.E14]); ISBLANK([.E15])); &quot;&quot;; ([.E14] - [.E15]))" office:value-type="float" office:value="-1.00148344221583" calcext:value-type="float">
            <text:p>-1.00</text:p>
          </table:table-cell>
          <table:table-cell table:style-name="ce20" table:formula="of:=IF(OR(ISBLANK([.F14]); ISBLANK([.F15])); &quot;&quot;; ([.F14] - [.F15]))" office:value-type="float" office:value="-0.921826358247301" calcext:value-type="float">
            <text:p>-0.92</text:p>
          </table:table-cell>
          <table:table-cell table:style-name="ce26" table:formula="of:=IF(OR(ISBLANK([.G14]); ISBLANK([.G15])); &quot;&quot;; ([.G14] - [.G15]))" office:value-type="float" office:value="-0.339499029714601" calcext:value-type="float">
            <text:p>-0.34</text:p>
          </table:table-cell>
          <table:table-cell table:style-name="ce20" table:formula="of:=IF(OR(ISBLANK([.H14]); ISBLANK([.H15])); &quot;&quot;; ([.H14] - [.H15]))" office:value-type="float" office:value="0.402788442924205" calcext:value-type="float">
            <text:p>0.40</text:p>
          </table:table-cell>
          <table:table-cell table:style-name="ce26" table:formula="of:=IF(OR(ISBLANK([.I14]); ISBLANK([.I15])); &quot;&quot;; ([.I14] - [.I15]))" office:value-type="float" office:value="-1.29077371555451" calcext:value-type="float">
            <text:p>-1.29</text:p>
          </table:table-cell>
          <table:table-cell table:style-name="ce42"/>
          <table:table-cell table:style-name="ce20" table:formula="of:=IF(OR(ISBLANK([.K14]); ISBLANK([.K15])); &quot;&quot;; ([.K14] - [.K15]))" office:value-type="float" office:value="0.371231091447498" calcext:value-type="float">
            <text:p>0.37</text:p>
          </table:table-cell>
          <table:table-cell table:style-name="ce26" table:formula="of:=IF(OR(ISBLANK([.L14]); ISBLANK([.L15])); &quot;&quot;; ([.L14] - [.L15]))" office:value-type="float" office:value="-1.19899525510077" calcext:value-type="float">
            <text:p>-1.20</text:p>
          </table:table-cell>
          <table:table-cell table:style-name="ce20" table:formula="of:=IF(OR(ISBLANK([.M14]); ISBLANK([.M15])); &quot;&quot;; ([.M14] - [.M15]))" office:value-type="float" office:value="0.436544518839511" calcext:value-type="float">
            <text:p>0.44</text:p>
          </table:table-cell>
          <table:table-cell table:style-name="ce26" table:formula="of:=IF(OR(ISBLANK([.N14]); ISBLANK([.N15])); &quot;&quot;; ([.N14] - [.N15]))" office:value-type="float" office:value="-0.95518593636843" calcext:value-type="float">
            <text:p>-0.96</text:p>
          </table:table-cell>
          <table:table-cell table:style-name="ce20" table:formula="of:=IF(OR(ISBLANK([.O14]); ISBLANK([.O15])); &quot;&quot;; ([.O14] - [.O15]))" office:value-type="float" office:value="0.358210942505508" calcext:value-type="float">
            <text:p>0.36</text:p>
          </table:table-cell>
          <table:table-cell table:style-name="ce26" table:formula="of:=IF(OR(ISBLANK([.P14]); ISBLANK([.P15])); &quot;&quot;; ([.P14] - [.P15]))" office:value-type="float" office:value="0.21769170545251" calcext:value-type="float">
            <text:p>0.22</text:p>
          </table:table-cell>
          <table:table-cell table:style-name="ce20" table:formula="of:=IF(OR(ISBLANK([.Q14]); ISBLANK([.Q15])); &quot;&quot;; ([.Q14] - [.Q15]))" office:value-type="float" office:value="0.422420201444595" calcext:value-type="float">
            <text:p>0.42</text:p>
          </table:table-cell>
          <table:table-cell table:style-name="ce26" table:formula="of:=IF(OR(ISBLANK([.R14]); ISBLANK([.R15])); &quot;&quot;; ([.R14] - [.R15]))" office:value-type="float" office:value="-0.62837276352425" calcext:value-type="float">
            <text:p>-0.63</text:p>
          </table:table-cell>
          <table:table-cell table:style-name="ce48" table:number-columns-repeated="2"/>
          <table:table-cell table:style-name="ce50"/>
          <table:table-cell table:style-name="ce58" table:formula="of:=IF([.A16]&lt;&gt;&quot;&quot;; [.A16]; &quot;&quot;)" office:value-type="string" office:string-value="Improvement" calcext:value-type="string">
            <text:p>Improvement</text:p>
          </table:table-cell>
          <table:table-cell table:style-name="ce61" table:formula="of:=IF(AND([.B16]&lt;&gt;&quot;&quot;; [.C16]&lt;&gt;&quot;&quot;); &quot; $&quot; &amp; TEXT([.B16]; &quot;0.00&quot;) &amp; &quot;_{\delta \hspace{1px} &quot; &amp; TEXT([.C16]; &quot;0.00&quot;) &amp; &quot;}$ &quot;; &quot;&quot;)" office:value-type="string" office:string-value=" $-0.89_{\delta \hspace{1px} -1.03}$ " calcext:value-type="string">
            <text:p><text:s/>$-0.89_{\delta \hspace{1px} -1.03}$ </text:p>
          </table:table-cell>
          <table:table-cell table:style-name="ce61" table:formula="of:=IF(AND([.D16]&lt;&gt;&quot;&quot;; [.E16]&lt;&gt;&quot;&quot;); &quot; $&quot; &amp; TEXT([.D16]; &quot;0.00&quot;) &amp; &quot;_{\delta \hspace{1px} &quot; &amp; TEXT([.E16]; &quot;0.00&quot;) &amp; &quot;}$ &quot;; &quot;&quot;)" office:value-type="string" office:string-value=" $-0.82_{\delta \hspace{1px} -1.00}$ " calcext:value-type="string">
            <text:p><text:s/>$-0.82_{\delta \hspace{1px} -1.00}$ </text:p>
          </table:table-cell>
          <table:table-cell table:style-name="ce61" table:formula="of:=IF(AND([.F16]&lt;&gt;&quot;&quot;; [.G16]&lt;&gt;&quot;&quot;); &quot; $&quot; &amp; TEXT([.F16]; &quot;0.00&quot;) &amp; &quot;_{\delta \hspace{1px} &quot; &amp; TEXT([.G16]; &quot;0.00&quot;) &amp; &quot;}$ &quot;; &quot;&quot;)" office:value-type="string" office:string-value=" $-0.92_{\delta \hspace{1px} -0.34}$ " calcext:value-type="string">
            <text:p><text:s/>$-0.92_{\delta \hspace{1px} -0.34}$ </text:p>
          </table:table-cell>
          <table:table-cell table:style-name="ce61" table:formula="of:=IF(AND([.H16]&lt;&gt;&quot;&quot;; [.I16]&lt;&gt;&quot;&quot;); &quot; $&quot; &amp; TEXT([.H16]; &quot;0.00&quot;) &amp; &quot;_{\delta \hspace{1px} &quot; &amp; TEXT([.I16]; &quot;0.00&quot;) &amp; &quot;}$ &quot;; &quot;&quot;)" office:value-type="string" office:string-value=" $0.40_{\delta \hspace{1px} -1.29}$ " calcext:value-type="string">
            <text:p><text:s/>$0.40_{\delta \hspace{1px} -1.29}$ </text:p>
          </table:table-cell>
          <table:table-cell table:style-name="ce76"/>
          <table:table-cell table:style-name="ce66" table:formula="of:=IF(AND([.K16]&lt;&gt;&quot;&quot;; [.L16]&lt;&gt;&quot;&quot;); &quot; $&quot; &amp; TEXT([.K16]; &quot;0.00&quot;) &amp; &quot;_{\delta \hspace{1px} &quot; &amp; TEXT([.L16]; &quot;0.00&quot;) &amp; &quot;}$ &quot;; &quot;&quot;)" office:value-type="string" office:string-value=" $0.37_{\delta \hspace{1px} -1.20}$ " calcext:value-type="string">
            <text:p><text:s/>$0.37_{\delta \hspace{1px} -1.20}$ </text:p>
          </table:table-cell>
          <table:table-cell table:style-name="ce66" table:formula="of:=IF(AND([.M16]&lt;&gt;&quot;&quot;; [.N16]&lt;&gt;&quot;&quot;); &quot; $&quot; &amp; TEXT([.M16]; &quot;0.00&quot;) &amp; &quot;_{\delta \hspace{1px} &quot; &amp; TEXT([.N16]; &quot;0.00&quot;) &amp; &quot;}$ &quot;; &quot;&quot;)" office:value-type="string" office:string-value=" $0.44_{\delta \hspace{1px} -0.96}$ " calcext:value-type="string">
            <text:p><text:s/>$0.44_{\delta \hspace{1px} -0.96}$ </text:p>
          </table:table-cell>
          <table:table-cell table:style-name="ce66" table:formula="of:=IF(AND([.O16]&lt;&gt;&quot;&quot;; [.P16]&lt;&gt;&quot;&quot;); &quot; $&quot; &amp; TEXT([.O16]; &quot;0.00&quot;) &amp; &quot;_{\delta \hspace{1px} &quot; &amp; TEXT([.P16]; &quot;0.00&quot;) &amp; &quot;}$ &quot;; &quot;&quot;)" office:value-type="string" office:string-value=" $0.36_{\delta \hspace{1px} 0.22}$ " calcext:value-type="string">
            <text:p><text:s/>$0.36_{\delta \hspace{1px} 0.22}$ </text:p>
          </table:table-cell>
          <table:table-cell table:style-name="ce120" table:formula="of:=IF(AND([.Q16]&lt;&gt;&quot;&quot;; [.R16]&lt;&gt;&quot;&quot;); &quot; $&quot; &amp; TEXT([.Q16]; &quot;0.00&quot;) &amp; &quot;_{\delta \hspace{1px} &quot; &amp; TEXT([.R16]; &quot;0.00&quot;) &amp; &quot;}$ &quot;; &quot;&quot;)" office:value-type="string" office:string-value=" $0.42_{\delta \hspace{1px} -0.63}$ " calcext:value-type="string">
            <text:p><text:s/>$0.42_{\delta \hspace{1px} -0.63}$ </text:p>
          </table:table-cell>
          <table:table-cell table:style-name="ce28" table:number-columns-repeated="2"/>
          <table:table-cell table:number-columns-repeated="16351"/>
        </table:table-row>
        <table:table-row table:style-name="ro1">
          <table:table-cell table:style-name="ce14"/>
          <table:table-cell table:style-name="ce19"/>
          <table:table-cell table:style-name="ce34"/>
          <table:table-cell table:style-name="ce19"/>
          <table:table-cell table:style-name="ce34"/>
          <table:table-cell table:style-name="ce29" table:number-columns-repeated="2"/>
          <table:table-cell table:style-name="ce19"/>
          <table:table-cell table:style-name="ce34"/>
          <table:table-cell table:style-name="ce56"/>
          <table:table-cell table:style-name="ce19"/>
          <table:table-cell table:style-name="ce34"/>
          <table:table-cell table:style-name="ce19"/>
          <table:table-cell table:style-name="ce34"/>
          <table:table-cell table:style-name="ce19"/>
          <table:table-cell table:style-name="ce34"/>
          <table:table-cell table:style-name="ce29"/>
          <table:table-cell table:style-name="ce34"/>
          <table:table-cell table:style-name="ce29" table:number-columns-repeated="2"/>
          <table:table-cell table:style-name="ce115"/>
          <table:table-cell table:style-name="ce44" table:formula="of:=IF([.A17]&lt;&gt;&quot;&quot;; [.A17]; &quot;&quot;)">
            <text:p/>
          </table:table-cell>
          <table:table-cell table:style-name="ce63" table:formula="of:=IF(AND([.B17]&lt;&gt;&quot;&quot;; [.C17]&lt;&gt;&quot;&quot;); &quot; $&quot; &amp; TEXT([.B17]; &quot;0.00&quot;) &amp; &quot;_{\pm &quot; &amp; TEXT([.C17]; &quot;0.00&quot;) &amp; &quot;}$ &quot;; &quot;&quot;)">
            <text:p/>
          </table:table-cell>
          <table:table-cell table:style-name="ce67" table:formula="of:=IF(AND([.D17]&lt;&gt;&quot;&quot;; [.E17]&lt;&gt;&quot;&quot;); &quot; $&quot; &amp; TEXT([.D17]; &quot;0.00&quot;) &amp; &quot;_{\pm &quot; &amp; TEXT([.E17]; &quot;0.00&quot;) &amp; &quot;}$ &quot;; &quot;&quot;)">
            <text:p/>
          </table:table-cell>
          <table:table-cell table:style-name="ce67" table:formula="of:=IF(AND([.F17]&lt;&gt;&quot;&quot;; [.G17]&lt;&gt;&quot;&quot;); &quot; $&quot; &amp; TEXT([.F17]; &quot;0.00&quot;) &amp; &quot;_{\pm &quot; &amp; TEXT([.G17]; &quot;0.00&quot;) &amp; &quot;}$ &quot;; &quot;&quot;)">
            <text:p/>
          </table:table-cell>
          <table:table-cell table:style-name="ce67" table:formula="of:=IF(AND([.H17]&lt;&gt;&quot;&quot;; [.I17]&lt;&gt;&quot;&quot;); &quot; $&quot; &amp; TEXT([.H17]; &quot;0.00&quot;) &amp; &quot;_{\pm &quot; &amp; TEXT([.I17]; &quot;0.00&quot;) &amp; &quot;}$ &quot;; &quot;&quot;)">
            <text:p/>
          </table:table-cell>
          <table:table-cell table:style-name="ce70"/>
          <table:table-cell table:style-name="ce67" table:formula="of:=IF(AND([.K17]&lt;&gt;&quot;&quot;; [.L17]&lt;&gt;&quot;&quot;); &quot; $&quot; &amp; TEXT([.K17]; &quot;0.00&quot;) &amp; &quot;_{\pm &quot; &amp; TEXT([.L17]; &quot;0.00&quot;) &amp; &quot;}$ &quot;; &quot;&quot;)">
            <text:p/>
          </table:table-cell>
          <table:table-cell table:style-name="ce67" table:formula="of:=IF(AND([.M17]&lt;&gt;&quot;&quot;; [.N17]&lt;&gt;&quot;&quot;); &quot; $&quot; &amp; TEXT([.M17]; &quot;0.00&quot;) &amp; &quot;_{\pm &quot; &amp; TEXT([.N17]; &quot;0.00&quot;) &amp; &quot;}$ &quot;; &quot;&quot;)">
            <text:p/>
          </table:table-cell>
          <table:table-cell table:style-name="ce67" table:formula="of:=IF(AND([.O17]&lt;&gt;&quot;&quot;; [.P17]&lt;&gt;&quot;&quot;); &quot; $&quot; &amp; TEXT([.O17]; &quot;0.00&quot;) &amp; &quot;_{\pm &quot; &amp; TEXT([.P17]; &quot;0.00&quot;) &amp; &quot;}$ &quot;; &quot;&quot;)">
            <text:p/>
          </table:table-cell>
          <table:table-cell table:style-name="ce100" table:formula="of:=IF(AND([.Q17]&lt;&gt;&quot;&quot;; [.R17]&lt;&gt;&quot;&quot;); &quot; $&quot; &amp; TEXT([.Q17]; &quot;0.00&quot;) &amp; &quot;_{\pm &quot; &amp; TEXT([.R17]; &quot;0.00&quot;) &amp; &quot;}$ &quot;; &quot;&quot;)">
            <text:p/>
          </table:table-cell>
          <table:table-cell table:style-name="ce28" table:number-columns-repeated="2"/>
          <table:table-cell table:number-columns-repeated="16351"/>
        </table:table-row>
        <table:table-row table:style-name="ro1">
          <table:table-cell table:style-name="ce14" office:value-type="string" calcext:value-type="string">
            <text:p><text:span text:style-name="T1">large: </text:span>Fullpate</text:p>
          </table:table-cell>
          <table:table-cell table:style-name="ce19" office:value-type="float" office:value="95.0743616698762" calcext:value-type="float">
            <text:p>95.07</text:p>
          </table:table-cell>
          <table:table-cell table:style-name="ce34" office:value-type="float" office:value="2.38608727355312" calcext:value-type="float">
            <text:p>2.39</text:p>
          </table:table-cell>
          <table:table-cell table:style-name="ce19" office:value-type="float" office:value="94.9461581492468" calcext:value-type="float">
            <text:p>94.95</text:p>
          </table:table-cell>
          <table:table-cell table:style-name="ce34" office:value-type="float" office:value="2.54173362082959" calcext:value-type="float">
            <text:p>2.54</text:p>
          </table:table-cell>
          <table:table-cell table:style-name="ce29" office:value-type="float" office:value="95.2052526291158" calcext:value-type="float">
            <text:p>95.21</text:p>
          </table:table-cell>
          <table:table-cell table:style-name="ce29" office:value-type="float" office:value="2.26630963939422" calcext:value-type="float">
            <text:p>2.27</text:p>
          </table:table-cell>
          <table:table-cell table:style-name="ce19" office:value-type="float" office:value="94.5263661497988" calcext:value-type="float">
            <text:p>94.53</text:p>
          </table:table-cell>
          <table:table-cell table:style-name="ce34" office:value-type="float" office:value="2.40610575573537" calcext:value-type="float">
            <text:p>2.41</text:p>
          </table:table-cell>
          <table:table-cell table:style-name="ce56"/>
          <table:table-cell table:style-name="ce19" office:value-type="float" office:value="99.0156751713952" calcext:value-type="float">
            <text:p>99.02</text:p>
          </table:table-cell>
          <table:table-cell table:style-name="ce34" office:value-type="float" office:value="0.506276660883695" calcext:value-type="float">
            <text:p>0.51</text:p>
          </table:table-cell>
          <table:table-cell table:style-name="ce19" office:value-type="float" office:value="98.8785195079108" calcext:value-type="float">
            <text:p>98.88</text:p>
          </table:table-cell>
          <table:table-cell table:style-name="ce34" office:value-type="float" office:value="0.630642269862808" calcext:value-type="float">
            <text:p>0.63</text:p>
          </table:table-cell>
          <table:table-cell table:style-name="ce19" office:value-type="float" office:value="99.1556740838638" calcext:value-type="float">
            <text:p>99.16</text:p>
          </table:table-cell>
          <table:table-cell table:style-name="ce34" office:value-type="float" office:value="0.597964985738951" calcext:value-type="float">
            <text:p>0.60</text:p>
          </table:table-cell>
          <table:table-cell table:style-name="ce29" office:value-type="float" office:value="97.9718300932276" calcext:value-type="float">
            <text:p>97.97</text:p>
          </table:table-cell>
          <table:table-cell table:style-name="ce34" office:value-type="float" office:value="1.10077608384527" calcext:value-type="float">
            <text:p>1.10</text:p>
          </table:table-cell>
          <table:table-cell table:style-name="ce25" table:number-columns-repeated="2"/>
          <table:table-cell table:style-name="ce115"/>
          <table:table-cell table:style-name="ce44" table:formula="of:=IF([.A18]&lt;&gt;&quot;&quot;; [.A18]; &quot;&quot;)" office:value-type="string" office:string-value="large: Fullpate" calcext:value-type="string">
            <text:p>large: Fullpate</text:p>
          </table:table-cell>
          <table:table-cell table:style-name="ce63" table:formula="of:=IF(AND([.B18]&lt;&gt;&quot;&quot;; [.C18]&lt;&gt;&quot;&quot;); &quot; $&quot; &amp; TEXT([.B18]; &quot;0.00&quot;) &amp; &quot;_{\pm &quot; &amp; TEXT([.C18]; &quot;0.00&quot;) &amp; &quot;}$ &quot;; &quot;&quot;)" office:value-type="string" office:string-value=" $95.07_{\pm 2.39}$ " calcext:value-type="string">
            <text:p><text:s/>$95.07_{\pm 2.39}$ </text:p>
          </table:table-cell>
          <table:table-cell table:style-name="ce67" table:formula="of:=IF(AND([.D18]&lt;&gt;&quot;&quot;; [.E18]&lt;&gt;&quot;&quot;); &quot; $&quot; &amp; TEXT([.D18]; &quot;0.00&quot;) &amp; &quot;_{\pm &quot; &amp; TEXT([.E18]; &quot;0.00&quot;) &amp; &quot;}$ &quot;; &quot;&quot;)" office:value-type="string" office:string-value=" $94.95_{\pm 2.54}$ " calcext:value-type="string">
            <text:p><text:s/>$94.95_{\pm 2.54}$ </text:p>
          </table:table-cell>
          <table:table-cell table:style-name="ce67" table:formula="of:=IF(AND([.F18]&lt;&gt;&quot;&quot;; [.G18]&lt;&gt;&quot;&quot;); &quot; $&quot; &amp; TEXT([.F18]; &quot;0.00&quot;) &amp; &quot;_{\pm &quot; &amp; TEXT([.G18]; &quot;0.00&quot;) &amp; &quot;}$ &quot;; &quot;&quot;)" office:value-type="string" office:string-value=" $95.21_{\pm 2.27}$ " calcext:value-type="string">
            <text:p><text:s/>$95.21_{\pm 2.27}$ </text:p>
          </table:table-cell>
          <table:table-cell table:style-name="ce67" table:formula="of:=IF(AND([.H18]&lt;&gt;&quot;&quot;; [.I18]&lt;&gt;&quot;&quot;); &quot; $&quot; &amp; TEXT([.H18]; &quot;0.00&quot;) &amp; &quot;_{\pm &quot; &amp; TEXT([.I18]; &quot;0.00&quot;) &amp; &quot;}$ &quot;; &quot;&quot;)" office:value-type="string" office:string-value=" $94.53_{\pm 2.41}$ " calcext:value-type="string">
            <text:p><text:s/>$94.53_{\pm 2.41}$ </text:p>
          </table:table-cell>
          <table:table-cell table:style-name="ce70"/>
          <table:table-cell table:style-name="ce67" table:formula="of:=IF(AND([.K18]&lt;&gt;&quot;&quot;; [.L18]&lt;&gt;&quot;&quot;); &quot; $&quot; &amp; TEXT([.K18]; &quot;0.00&quot;) &amp; &quot;_{\pm &quot; &amp; TEXT([.L18]; &quot;0.00&quot;) &amp; &quot;}$ &quot;; &quot;&quot;)" office:value-type="string" office:string-value=" $99.02_{\pm 0.51}$ " calcext:value-type="string">
            <text:p><text:s/>$99.02_{\pm 0.51}$ </text:p>
          </table:table-cell>
          <table:table-cell table:style-name="ce67" table:formula="of:=IF(AND([.M18]&lt;&gt;&quot;&quot;; [.N18]&lt;&gt;&quot;&quot;); &quot; $&quot; &amp; TEXT([.M18]; &quot;0.00&quot;) &amp; &quot;_{\pm &quot; &amp; TEXT([.N18]; &quot;0.00&quot;) &amp; &quot;}$ &quot;; &quot;&quot;)" office:value-type="string" office:string-value=" $98.88_{\pm 0.63}$ " calcext:value-type="string">
            <text:p><text:s/>$98.88_{\pm 0.63}$ </text:p>
          </table:table-cell>
          <table:table-cell table:style-name="ce67" table:formula="of:=IF(AND([.O18]&lt;&gt;&quot;&quot;; [.P18]&lt;&gt;&quot;&quot;); &quot; $&quot; &amp; TEXT([.O18]; &quot;0.00&quot;) &amp; &quot;_{\pm &quot; &amp; TEXT([.P18]; &quot;0.00&quot;) &amp; &quot;}$ &quot;; &quot;&quot;)" office:value-type="string" office:string-value=" $99.16_{\pm 0.60}$ " calcext:value-type="string">
            <text:p><text:s/>$99.16_{\pm 0.60}$ </text:p>
          </table:table-cell>
          <table:table-cell table:style-name="ce100" table:formula="of:=IF(AND([.Q18]&lt;&gt;&quot;&quot;; [.R18]&lt;&gt;&quot;&quot;); &quot; $&quot; &amp; TEXT([.Q18]; &quot;0.00&quot;) &amp; &quot;_{\pm &quot; &amp; TEXT([.R18]; &quot;0.00&quot;) &amp; &quot;}$ &quot;; &quot;&quot;)" office:value-type="string" office:string-value=" $97.97_{\pm 1.10}$ " calcext:value-type="string">
            <text:p><text:s/>$97.97_{\pm 1.10}$ </text:p>
          </table:table-cell>
          <table:table-cell table:style-name="ce28" table:number-columns-repeated="2"/>
          <table:table-cell table:number-columns-repeated="16351"/>
        </table:table-row>
        <table:table-row table:style-name="ro1">
          <table:table-cell table:style-name="ce14" office:value-type="string" calcext:value-type="string">
            <text:p><text:span text:style-name="T1">base: </text:span>Fullpate</text:p>
          </table:table-cell>
          <table:table-cell table:style-name="ce19" office:value-type="float" office:value="95.391830503351" calcext:value-type="float">
            <text:p>95.39</text:p>
          </table:table-cell>
          <table:table-cell table:style-name="ce25" office:value-type="float" office:value="1.70055295717493" calcext:value-type="float">
            <text:p>1.70</text:p>
          </table:table-cell>
          <table:table-cell table:style-name="ce19" office:value-type="float" office:value="95.3501676771138" calcext:value-type="float">
            <text:p>95.35</text:p>
          </table:table-cell>
          <table:table-cell table:style-name="ce25" office:value-type="float" office:value="1.92459210087891" calcext:value-type="float">
            <text:p>1.92</text:p>
          </table:table-cell>
          <table:table-cell table:style-name="ce19" office:value-type="float" office:value="95.4415715691796" calcext:value-type="float">
            <text:p>95.44</text:p>
          </table:table-cell>
          <table:table-cell table:style-name="ce25" office:value-type="float" office:value="1.67377495266337" calcext:value-type="float">
            <text:p>1.67</text:p>
          </table:table-cell>
          <table:table-cell table:style-name="ce19" office:value-type="float" office:value="94.5447624901917" calcext:value-type="float">
            <text:p>94.54</text:p>
          </table:table-cell>
          <table:table-cell table:style-name="ce34" office:value-type="float" office:value="2.11368293494235" calcext:value-type="float">
            <text:p>2.11</text:p>
          </table:table-cell>
          <table:table-cell table:style-name="ce34"/>
          <table:table-cell table:style-name="ce25" office:value-type="float" office:value="99.0048161541512" calcext:value-type="float">
            <text:p>99.00</text:p>
          </table:table-cell>
          <table:table-cell table:style-name="ce34" office:value-type="float" office:value="0.479306118382114" calcext:value-type="float">
            <text:p>0.48</text:p>
          </table:table-cell>
          <table:table-cell table:style-name="ce25" office:value-type="float" office:value="98.9598423386285" calcext:value-type="float">
            <text:p>98.96</text:p>
          </table:table-cell>
          <table:table-cell table:style-name="ce34" office:value-type="float" office:value="0.891125461888225" calcext:value-type="float">
            <text:p>0.89</text:p>
          </table:table-cell>
          <table:table-cell table:style-name="ce25" office:value-type="float" office:value="99.0583125718316" calcext:value-type="float">
            <text:p>99.06</text:p>
          </table:table-cell>
          <table:table-cell table:style-name="ce34" office:value-type="float" office:value="0.704267030654101" calcext:value-type="float">
            <text:p>0.70</text:p>
          </table:table-cell>
          <table:table-cell table:style-name="ce19" office:value-type="float" office:value="97.5214534625321" calcext:value-type="float">
            <text:p>97.52</text:p>
          </table:table-cell>
          <table:table-cell table:style-name="ce34" office:value-type="float" office:value="1.15895825772537" calcext:value-type="float">
            <text:p>1.16</text:p>
          </table:table-cell>
          <table:table-cell table:style-name="ce25"/>
          <table:table-cell table:style-name="ce29"/>
          <table:table-cell table:style-name="ce115"/>
          <table:table-cell table:style-name="ce44" table:formula="of:=IF([.A19]&lt;&gt;&quot;&quot;; [.A19]; &quot;&quot;)" office:value-type="string" office:string-value="base: Fullpate" calcext:value-type="string">
            <text:p>base: Fullpate</text:p>
          </table:table-cell>
          <table:table-cell table:style-name="ce63" table:formula="of:=IF(AND([.B19]&lt;&gt;&quot;&quot;; [.C19]&lt;&gt;&quot;&quot;); &quot; $&quot; &amp; TEXT([.B19]; &quot;0.00&quot;) &amp; &quot;_{\pm &quot; &amp; TEXT([.C19]; &quot;0.00&quot;) &amp; &quot;}$ &quot;; &quot;&quot;)" office:value-type="string" office:string-value=" $95.39_{\pm 1.70}$ " calcext:value-type="string">
            <text:p><text:s/>$95.39_{\pm 1.70}$ </text:p>
          </table:table-cell>
          <table:table-cell table:style-name="ce67" table:formula="of:=IF(AND([.D19]&lt;&gt;&quot;&quot;; [.E19]&lt;&gt;&quot;&quot;); &quot; $&quot; &amp; TEXT([.D19]; &quot;0.00&quot;) &amp; &quot;_{\pm &quot; &amp; TEXT([.E19]; &quot;0.00&quot;) &amp; &quot;}$ &quot;; &quot;&quot;)" office:value-type="string" office:string-value=" $95.35_{\pm 1.92}$ " calcext:value-type="string">
            <text:p><text:s/>$95.35_{\pm 1.92}$ </text:p>
          </table:table-cell>
          <table:table-cell table:style-name="ce67" table:formula="of:=IF(AND([.F19]&lt;&gt;&quot;&quot;; [.G19]&lt;&gt;&quot;&quot;); &quot; $&quot; &amp; TEXT([.F19]; &quot;0.00&quot;) &amp; &quot;_{\pm &quot; &amp; TEXT([.G19]; &quot;0.00&quot;) &amp; &quot;}$ &quot;; &quot;&quot;)" office:value-type="string" office:string-value=" $95.44_{\pm 1.67}$ " calcext:value-type="string">
            <text:p><text:s/>$95.44_{\pm 1.67}$ </text:p>
          </table:table-cell>
          <table:table-cell table:style-name="ce67" table:formula="of:=IF(AND([.H19]&lt;&gt;&quot;&quot;; [.I19]&lt;&gt;&quot;&quot;); &quot; $&quot; &amp; TEXT([.H19]; &quot;0.00&quot;) &amp; &quot;_{\pm &quot; &amp; TEXT([.I19]; &quot;0.00&quot;) &amp; &quot;}$ &quot;; &quot;&quot;)" office:value-type="string" office:string-value=" $94.54_{\pm 2.11}$ " calcext:value-type="string">
            <text:p><text:s/>$94.54_{\pm 2.11}$ </text:p>
          </table:table-cell>
          <table:table-cell table:style-name="ce70"/>
          <table:table-cell table:style-name="ce67" table:formula="of:=IF(AND([.K19]&lt;&gt;&quot;&quot;; [.L19]&lt;&gt;&quot;&quot;); &quot; $&quot; &amp; TEXT([.K19]; &quot;0.00&quot;) &amp; &quot;_{\pm &quot; &amp; TEXT([.L19]; &quot;0.00&quot;) &amp; &quot;}$ &quot;; &quot;&quot;)" office:value-type="string" office:string-value=" $99.00_{\pm 0.48}$ " calcext:value-type="string">
            <text:p><text:s/>$99.00_{\pm 0.48}$ </text:p>
          </table:table-cell>
          <table:table-cell table:style-name="ce67" table:formula="of:=IF(AND([.M19]&lt;&gt;&quot;&quot;; [.N19]&lt;&gt;&quot;&quot;); &quot; $&quot; &amp; TEXT([.M19]; &quot;0.00&quot;) &amp; &quot;_{\pm &quot; &amp; TEXT([.N19]; &quot;0.00&quot;) &amp; &quot;}$ &quot;; &quot;&quot;)" office:value-type="string" office:string-value=" $98.96_{\pm 0.89}$ " calcext:value-type="string">
            <text:p><text:s/>$98.96_{\pm 0.89}$ </text:p>
          </table:table-cell>
          <table:table-cell table:style-name="ce67" table:formula="of:=IF(AND([.O19]&lt;&gt;&quot;&quot;; [.P19]&lt;&gt;&quot;&quot;); &quot; $&quot; &amp; TEXT([.O19]; &quot;0.00&quot;) &amp; &quot;_{\pm &quot; &amp; TEXT([.P19]; &quot;0.00&quot;) &amp; &quot;}$ &quot;; &quot;&quot;)" office:value-type="string" office:string-value=" $99.06_{\pm 0.70}$ " calcext:value-type="string">
            <text:p><text:s/>$99.06_{\pm 0.70}$ </text:p>
          </table:table-cell>
          <table:table-cell table:style-name="ce100" table:formula="of:=IF(AND([.Q19]&lt;&gt;&quot;&quot;; [.R19]&lt;&gt;&quot;&quot;); &quot; $&quot; &amp; TEXT([.Q19]; &quot;0.00&quot;) &amp; &quot;_{\pm &quot; &amp; TEXT([.R19]; &quot;0.00&quot;) &amp; &quot;}$ &quot;; &quot;&quot;)" office:value-type="string" office:string-value=" $97.52_{\pm 1.16}$ " calcext:value-type="string">
            <text:p><text:s/>$97.52_{\pm 1.16}$ </text:p>
          </table:table-cell>
          <table:table-cell table:style-name="ce28" table:number-columns-repeated="2"/>
          <table:table-cell table:number-columns-repeated="16351"/>
        </table:table-row>
        <table:table-row table:style-name="ro1">
          <table:table-cell table:style-name="ce10" office:value-type="string" calcext:value-type="string">
            <text:p>Improvement</text:p>
          </table:table-cell>
          <table:table-cell table:style-name="ce20" table:formula="of:=IF(OR(ISBLANK([.B18]); ISBLANK([.B19])); &quot;&quot;; ([.B18] - [.B19]))" office:value-type="float" office:value="-0.317468833474806" calcext:value-type="float">
            <text:p>-0.32</text:p>
          </table:table-cell>
          <table:table-cell table:style-name="ce26" table:formula="of:=IF(OR(ISBLANK([.C18]); ISBLANK([.C19])); &quot;&quot;; ([.C18] - [.C19]))" office:value-type="float" office:value="0.68553431637819" calcext:value-type="float">
            <text:p>0.69</text:p>
          </table:table-cell>
          <table:table-cell table:style-name="ce20" table:formula="of:=IF(OR(ISBLANK([.D18]); ISBLANK([.D19])); &quot;&quot;; ([.D18] - [.D19]))" office:value-type="float" office:value="-0.404009527867004" calcext:value-type="float">
            <text:p>-0.40</text:p>
          </table:table-cell>
          <table:table-cell table:style-name="ce26" table:formula="of:=IF(OR(ISBLANK([.E18]); ISBLANK([.E19])); &quot;&quot;; ([.E18] - [.E19]))" office:value-type="float" office:value="0.61714151995068" calcext:value-type="float">
            <text:p>0.62</text:p>
          </table:table-cell>
          <table:table-cell table:style-name="ce20" table:formula="of:=IF(OR(ISBLANK([.F18]); ISBLANK([.F19])); &quot;&quot;; ([.F18] - [.F19]))" office:value-type="float" office:value="-0.236318940063796" calcext:value-type="float">
            <text:p>-0.24</text:p>
          </table:table-cell>
          <table:table-cell table:style-name="ce26" table:formula="of:=IF(OR(ISBLANK([.G18]); ISBLANK([.G19])); &quot;&quot;; ([.G18] - [.G19]))" office:value-type="float" office:value="0.59253468673085" calcext:value-type="float">
            <text:p>0.59</text:p>
          </table:table-cell>
          <table:table-cell table:style-name="ce20" table:formula="of:=IF(OR(ISBLANK([.H18]); ISBLANK([.H19])); &quot;&quot;; ([.H18] - [.H19]))" office:value-type="float" office:value="-0.0183963403928971" calcext:value-type="float">
            <text:p>-0.02</text:p>
          </table:table-cell>
          <table:table-cell table:style-name="ce26" table:formula="of:=IF(OR(ISBLANK([.I18]); ISBLANK([.I19])); &quot;&quot;; ([.I18] - [.I19]))" office:value-type="float" office:value="0.29242282079302" calcext:value-type="float">
            <text:p>0.29</text:p>
          </table:table-cell>
          <table:table-cell table:style-name="ce42"/>
          <table:table-cell table:style-name="ce20" table:formula="of:=IF(OR(ISBLANK([.K18]); ISBLANK([.K19])); &quot;&quot;; ([.K18] - [.K19]))" office:value-type="float" office:value="0.0108590172440017" calcext:value-type="float">
            <text:p>0.01</text:p>
          </table:table-cell>
          <table:table-cell table:style-name="ce26" table:formula="of:=IF(OR(ISBLANK([.L18]); ISBLANK([.L19])); &quot;&quot;; ([.L18] - [.L19]))" office:value-type="float" office:value="0.026970542501581" calcext:value-type="float">
            <text:p>0.03</text:p>
          </table:table-cell>
          <table:table-cell table:style-name="ce20" table:formula="of:=IF(OR(ISBLANK([.M18]); ISBLANK([.M19])); &quot;&quot;; ([.M18] - [.M19]))" office:value-type="float" office:value="-0.0813228307177099" calcext:value-type="float">
            <text:p>-0.08</text:p>
          </table:table-cell>
          <table:table-cell table:style-name="ce26" table:formula="of:=IF(OR(ISBLANK([.N18]); ISBLANK([.N19])); &quot;&quot;; ([.N18] - [.N19]))" office:value-type="float" office:value="-0.260483192025417" calcext:value-type="float">
            <text:p>-0.26</text:p>
          </table:table-cell>
          <table:table-cell table:style-name="ce20" table:formula="of:=IF(OR(ISBLANK([.O18]); ISBLANK([.O19])); &quot;&quot;; ([.O18] - [.O19]))" office:value-type="float" office:value="0.0973615120321938" calcext:value-type="float">
            <text:p>0.10</text:p>
          </table:table-cell>
          <table:table-cell table:style-name="ce26" table:formula="of:=IF(OR(ISBLANK([.P18]); ISBLANK([.P19])); &quot;&quot;; ([.P18] - [.P19]))" office:value-type="float" office:value="-0.10630204491515" calcext:value-type="float">
            <text:p>-0.11</text:p>
          </table:table-cell>
          <table:table-cell table:style-name="ce20" table:formula="of:=IF(OR(ISBLANK([.Q18]); ISBLANK([.Q19])); &quot;&quot;; ([.Q18] - [.Q19]))" office:value-type="float" office:value="0.450376630695502" calcext:value-type="float">
            <text:p>0.45</text:p>
          </table:table-cell>
          <table:table-cell table:style-name="ce26" table:formula="of:=IF(OR(ISBLANK([.R18]); ISBLANK([.R19])); &quot;&quot;; ([.R18] - [.R19]))" office:value-type="float" office:value="-0.0581821738801001" calcext:value-type="float">
            <text:p>-0.06</text:p>
          </table:table-cell>
          <table:table-cell table:style-name="ce48" table:number-columns-repeated="2"/>
          <table:table-cell table:style-name="ce47"/>
          <table:table-cell table:style-name="ce58" table:formula="of:=IF([.A20]&lt;&gt;&quot;&quot;; [.A20]; &quot;&quot;)" office:value-type="string" office:string-value="Improvement" calcext:value-type="string">
            <text:p>Improvement</text:p>
          </table:table-cell>
          <table:table-cell table:style-name="ce61" table:formula="of:=IF(AND([.B20]&lt;&gt;&quot;&quot;; [.C20]&lt;&gt;&quot;&quot;); &quot; $&quot; &amp; TEXT([.B20]; &quot;0.00&quot;) &amp; &quot;_{\delta \hspace{1px} &quot; &amp; TEXT([.C20]; &quot;0.00&quot;) &amp; &quot;}$ &quot;; &quot;&quot;)" office:value-type="string" office:string-value=" $-0.32_{\delta \hspace{1px} 0.69}$ " calcext:value-type="string">
            <text:p><text:s/>$-0.32_{\delta \hspace{1px} 0.69}$ </text:p>
          </table:table-cell>
          <table:table-cell table:style-name="ce61" table:formula="of:=IF(AND([.D20]&lt;&gt;&quot;&quot;; [.E20]&lt;&gt;&quot;&quot;); &quot; $&quot; &amp; TEXT([.D20]; &quot;0.00&quot;) &amp; &quot;_{\delta \hspace{1px} &quot; &amp; TEXT([.E20]; &quot;0.00&quot;) &amp; &quot;}$ &quot;; &quot;&quot;)" office:value-type="string" office:string-value=" $-0.40_{\delta \hspace{1px} 0.62}$ " calcext:value-type="string">
            <text:p><text:s/>$-0.40_{\delta \hspace{1px} 0.62}$ </text:p>
          </table:table-cell>
          <table:table-cell table:style-name="ce61" table:formula="of:=IF(AND([.F20]&lt;&gt;&quot;&quot;; [.G20]&lt;&gt;&quot;&quot;); &quot; $&quot; &amp; TEXT([.F20]; &quot;0.00&quot;) &amp; &quot;_{\delta \hspace{1px} &quot; &amp; TEXT([.G20]; &quot;0.00&quot;) &amp; &quot;}$ &quot;; &quot;&quot;)" office:value-type="string" office:string-value=" $-0.24_{\delta \hspace{1px} 0.59}$ " calcext:value-type="string">
            <text:p><text:s/>$-0.24_{\delta \hspace{1px} 0.59}$ </text:p>
          </table:table-cell>
          <table:table-cell table:style-name="ce61" table:formula="of:=IF(AND([.H20]&lt;&gt;&quot;&quot;; [.I20]&lt;&gt;&quot;&quot;); &quot; $&quot; &amp; TEXT([.H20]; &quot;0.00&quot;) &amp; &quot;_{\delta \hspace{1px} &quot; &amp; TEXT([.I20]; &quot;0.00&quot;) &amp; &quot;}$ &quot;; &quot;&quot;)" office:value-type="string" office:string-value=" $-0.02_{\delta \hspace{1px} 0.29}$ " calcext:value-type="string">
            <text:p><text:s/>$-0.02_{\delta \hspace{1px} 0.29}$ </text:p>
          </table:table-cell>
          <table:table-cell table:style-name="ce76"/>
          <table:table-cell table:style-name="ce66" table:formula="of:=IF(AND([.K20]&lt;&gt;&quot;&quot;; [.L20]&lt;&gt;&quot;&quot;); &quot; $&quot; &amp; TEXT([.K20]; &quot;0.00&quot;) &amp; &quot;_{\delta \hspace{1px} &quot; &amp; TEXT([.L20]; &quot;0.00&quot;) &amp; &quot;}$ &quot;; &quot;&quot;)" office:value-type="string" office:string-value=" $0.01_{\delta \hspace{1px} 0.03}$ " calcext:value-type="string">
            <text:p><text:s/>$0.01_{\delta \hspace{1px} 0.03}$ </text:p>
          </table:table-cell>
          <table:table-cell table:style-name="ce66" table:formula="of:=IF(AND([.M20]&lt;&gt;&quot;&quot;; [.N20]&lt;&gt;&quot;&quot;); &quot; $&quot; &amp; TEXT([.M20]; &quot;0.00&quot;) &amp; &quot;_{\delta \hspace{1px} &quot; &amp; TEXT([.N20]; &quot;0.00&quot;) &amp; &quot;}$ &quot;; &quot;&quot;)" office:value-type="string" office:string-value=" $-0.08_{\delta \hspace{1px} -0.26}$ " calcext:value-type="string">
            <text:p><text:s/>$-0.08_{\delta \hspace{1px} -0.26}$ </text:p>
          </table:table-cell>
          <table:table-cell table:style-name="ce66" table:formula="of:=IF(AND([.O20]&lt;&gt;&quot;&quot;; [.P20]&lt;&gt;&quot;&quot;); &quot; $&quot; &amp; TEXT([.O20]; &quot;0.00&quot;) &amp; &quot;_{\delta \hspace{1px} &quot; &amp; TEXT([.P20]; &quot;0.00&quot;) &amp; &quot;}$ &quot;; &quot;&quot;)" office:value-type="string" office:string-value=" $0.10_{\delta \hspace{1px} -0.11}$ " calcext:value-type="string">
            <text:p><text:s/>$0.10_{\delta \hspace{1px} -0.11}$ </text:p>
          </table:table-cell>
          <table:table-cell table:style-name="ce120" table:formula="of:=IF(AND([.Q20]&lt;&gt;&quot;&quot;; [.R20]&lt;&gt;&quot;&quot;); &quot; $&quot; &amp; TEXT([.Q20]; &quot;0.00&quot;) &amp; &quot;_{\delta \hspace{1px} &quot; &amp; TEXT([.R20]; &quot;0.00&quot;) &amp; &quot;}$ &quot;; &quot;&quot;)" office:value-type="string" office:string-value=" $0.45_{\delta \hspace{1px} -0.06}$ " calcext:value-type="string">
            <text:p><text:s/>$0.45_{\delta \hspace{1px} -0.06}$ </text:p>
          </table:table-cell>
          <table:table-cell table:style-name="ce28" table:number-columns-repeated="2"/>
          <table:table-cell table:number-columns-repeated="16351"/>
        </table:table-row>
        <table:table-row table:style-name="ro1">
          <table:table-cell table:style-name="ce14"/>
          <table:table-cell table:style-name="ce19"/>
          <table:table-cell table:style-name="ce34"/>
          <table:table-cell table:style-name="ce19"/>
          <table:table-cell table:style-name="ce34"/>
          <table:table-cell table:style-name="ce29"/>
          <table:table-cell table:style-name="ce25"/>
          <table:table-cell table:style-name="ce19"/>
          <table:table-cell table:style-name="ce34"/>
          <table:table-cell table:style-name="ce56"/>
          <table:table-cell table:style-name="ce19"/>
          <table:table-cell table:style-name="ce34"/>
          <table:table-cell table:style-name="ce19"/>
          <table:table-cell table:style-name="ce34"/>
          <table:table-cell table:style-name="ce19"/>
          <table:table-cell table:style-name="ce34"/>
          <table:table-cell table:style-name="ce29"/>
          <table:table-cell table:style-name="ce34"/>
          <table:table-cell table:style-name="ce25"/>
          <table:table-cell table:style-name="ce29"/>
          <table:table-cell table:style-name="ce115"/>
          <table:table-cell table:style-name="ce44" table:formula="of:=IF([.A21]&lt;&gt;&quot;&quot;; [.A21]; &quot;&quot;)">
            <text:p/>
          </table:table-cell>
          <table:table-cell table:style-name="ce63" table:formula="of:=IF(AND([.B21]&lt;&gt;&quot;&quot;; [.C21]&lt;&gt;&quot;&quot;); &quot; $&quot; &amp; TEXT([.B21]; &quot;0.00&quot;) &amp; &quot;_{\pm &quot; &amp; TEXT([.C21]; &quot;0.00&quot;) &amp; &quot;}$ &quot;; &quot;&quot;)">
            <text:p/>
          </table:table-cell>
          <table:table-cell table:style-name="ce67" table:formula="of:=IF(AND([.D21]&lt;&gt;&quot;&quot;; [.E21]&lt;&gt;&quot;&quot;); &quot; $&quot; &amp; TEXT([.D21]; &quot;0.00&quot;) &amp; &quot;_{\pm &quot; &amp; TEXT([.E21]; &quot;0.00&quot;) &amp; &quot;}$ &quot;; &quot;&quot;)">
            <text:p/>
          </table:table-cell>
          <table:table-cell table:style-name="ce67" table:formula="of:=IF(AND([.F21]&lt;&gt;&quot;&quot;; [.G21]&lt;&gt;&quot;&quot;); &quot; $&quot; &amp; TEXT([.F21]; &quot;0.00&quot;) &amp; &quot;_{\pm &quot; &amp; TEXT([.G21]; &quot;0.00&quot;) &amp; &quot;}$ &quot;; &quot;&quot;)">
            <text:p/>
          </table:table-cell>
          <table:table-cell table:style-name="ce67" table:formula="of:=IF(AND([.H21]&lt;&gt;&quot;&quot;; [.I21]&lt;&gt;&quot;&quot;); &quot; $&quot; &amp; TEXT([.H21]; &quot;0.00&quot;) &amp; &quot;_{\pm &quot; &amp; TEXT([.I21]; &quot;0.00&quot;) &amp; &quot;}$ &quot;; &quot;&quot;)">
            <text:p/>
          </table:table-cell>
          <table:table-cell table:style-name="ce70"/>
          <table:table-cell table:style-name="ce67" table:formula="of:=IF(AND([.K21]&lt;&gt;&quot;&quot;; [.L21]&lt;&gt;&quot;&quot;); &quot; $&quot; &amp; TEXT([.K21]; &quot;0.00&quot;) &amp; &quot;_{\pm &quot; &amp; TEXT([.L21]; &quot;0.00&quot;) &amp; &quot;}$ &quot;; &quot;&quot;)">
            <text:p/>
          </table:table-cell>
          <table:table-cell table:style-name="ce67" table:formula="of:=IF(AND([.M21]&lt;&gt;&quot;&quot;; [.N21]&lt;&gt;&quot;&quot;); &quot; $&quot; &amp; TEXT([.M21]; &quot;0.00&quot;) &amp; &quot;_{\pm &quot; &amp; TEXT([.N21]; &quot;0.00&quot;) &amp; &quot;}$ &quot;; &quot;&quot;)">
            <text:p/>
          </table:table-cell>
          <table:table-cell table:style-name="ce67" table:formula="of:=IF(AND([.O21]&lt;&gt;&quot;&quot;; [.P21]&lt;&gt;&quot;&quot;); &quot; $&quot; &amp; TEXT([.O21]; &quot;0.00&quot;) &amp; &quot;_{\pm &quot; &amp; TEXT([.P21]; &quot;0.00&quot;) &amp; &quot;}$ &quot;; &quot;&quot;)">
            <text:p/>
          </table:table-cell>
          <table:table-cell table:style-name="ce100" table:formula="of:=IF(AND([.Q21]&lt;&gt;&quot;&quot;; [.R21]&lt;&gt;&quot;&quot;); &quot; $&quot; &amp; TEXT([.Q21]; &quot;0.00&quot;) &amp; &quot;_{\pm &quot; &amp; TEXT([.R21]; &quot;0.00&quot;) &amp; &quot;}$ &quot;; &quot;&quot;)">
            <text:p/>
          </table:table-cell>
          <table:table-cell table:style-name="ce28" table:number-columns-repeated="2"/>
          <table:table-cell table:number-columns-repeated="16351"/>
        </table:table-row>
        <table:table-row table:style-name="ro1">
          <table:table-cell table:style-name="ce14" office:value-type="string" calcext:value-type="string">
            <text:p><text:span text:style-name="T1">large: </text:span>Pate</text:p>
          </table:table-cell>
          <table:table-cell table:style-name="ce19" office:value-type="float" office:value="95.3661845708475" calcext:value-type="float">
            <text:p>95.37</text:p>
          </table:table-cell>
          <table:table-cell table:style-name="ce34" office:value-type="float" office:value="2.46412735678295" calcext:value-type="float">
            <text:p>2.46</text:p>
          </table:table-cell>
          <table:table-cell table:style-name="ce19" office:value-type="float" office:value="95.2399589304301" calcext:value-type="float">
            <text:p>95.24</text:p>
          </table:table-cell>
          <table:table-cell table:style-name="ce34" office:value-type="float" office:value="2.64489389692923" calcext:value-type="float">
            <text:p>2.64</text:p>
          </table:table-cell>
          <table:table-cell table:style-name="ce29" office:value-type="float" office:value="95.4986915728715" calcext:value-type="float">
            <text:p>95.50</text:p>
          </table:table-cell>
          <table:table-cell table:style-name="ce25" office:value-type="float" office:value="2.39033328709921" calcext:value-type="float">
            <text:p>2.39</text:p>
          </table:table-cell>
          <table:table-cell table:style-name="ce19" office:value-type="float" office:value="94.8879652732709" calcext:value-type="float">
            <text:p>94.89</text:p>
          </table:table-cell>
          <table:table-cell table:style-name="ce34" office:value-type="float" office:value="2.42581005471765" calcext:value-type="float">
            <text:p>2.43</text:p>
          </table:table-cell>
          <table:table-cell table:style-name="ce56"/>
          <table:table-cell table:style-name="ce19" office:value-type="float" office:value="99.0720125181938" calcext:value-type="float">
            <text:p>99.07</text:p>
          </table:table-cell>
          <table:table-cell table:style-name="ce34" office:value-type="float" office:value="0.708842910240065" calcext:value-type="float">
            <text:p>0.71</text:p>
          </table:table-cell>
          <table:table-cell table:style-name="ce19" office:value-type="float" office:value="98.9380062142159" calcext:value-type="float">
            <text:p>98.94</text:p>
          </table:table-cell>
          <table:table-cell table:style-name="ce34" office:value-type="float" office:value="0.994658455158364" calcext:value-type="float">
            <text:p>0.99</text:p>
          </table:table-cell>
          <table:table-cell table:style-name="ce19" office:value-type="float" office:value="99.2125439691641" calcext:value-type="float">
            <text:p>99.21</text:p>
          </table:table-cell>
          <table:table-cell table:style-name="ce34" office:value-type="float" office:value="0.788748544436162" calcext:value-type="float">
            <text:p>0.79</text:p>
          </table:table-cell>
          <table:table-cell table:style-name="ce29" office:value-type="float" office:value="97.3868218468253" calcext:value-type="float">
            <text:p>97.39</text:p>
          </table:table-cell>
          <table:table-cell table:style-name="ce34" office:value-type="float" office:value="1.44896914152851" calcext:value-type="float">
            <text:p>1.45</text:p>
          </table:table-cell>
          <table:table-cell table:style-name="ce25" table:number-columns-repeated="2"/>
          <table:table-cell table:style-name="ce115"/>
          <table:table-cell table:style-name="ce44" table:formula="of:=IF([.A22]&lt;&gt;&quot;&quot;; [.A22]; &quot;&quot;)" office:value-type="string" office:string-value="large: Pate" calcext:value-type="string">
            <text:p>large: Pate</text:p>
          </table:table-cell>
          <table:table-cell table:style-name="ce63" table:formula="of:=IF(AND([.B22]&lt;&gt;&quot;&quot;; [.C22]&lt;&gt;&quot;&quot;); &quot; $&quot; &amp; TEXT([.B22]; &quot;0.00&quot;) &amp; &quot;_{\pm &quot; &amp; TEXT([.C22]; &quot;0.00&quot;) &amp; &quot;}$ &quot;; &quot;&quot;)" office:value-type="string" office:string-value=" $95.37_{\pm 2.46}$ " calcext:value-type="string">
            <text:p><text:s/>$95.37_{\pm 2.46}$ </text:p>
          </table:table-cell>
          <table:table-cell table:style-name="ce67" table:formula="of:=IF(AND([.D22]&lt;&gt;&quot;&quot;; [.E22]&lt;&gt;&quot;&quot;); &quot; $&quot; &amp; TEXT([.D22]; &quot;0.00&quot;) &amp; &quot;_{\pm &quot; &amp; TEXT([.E22]; &quot;0.00&quot;) &amp; &quot;}$ &quot;; &quot;&quot;)" office:value-type="string" office:string-value=" $95.24_{\pm 2.64}$ " calcext:value-type="string">
            <text:p><text:s/>$95.24_{\pm 2.64}$ </text:p>
          </table:table-cell>
          <table:table-cell table:style-name="ce67" table:formula="of:=IF(AND([.F22]&lt;&gt;&quot;&quot;; [.G22]&lt;&gt;&quot;&quot;); &quot; $&quot; &amp; TEXT([.F22]; &quot;0.00&quot;) &amp; &quot;_{\pm &quot; &amp; TEXT([.G22]; &quot;0.00&quot;) &amp; &quot;}$ &quot;; &quot;&quot;)" office:value-type="string" office:string-value=" $95.50_{\pm 2.39}$ " calcext:value-type="string">
            <text:p><text:s/>$95.50_{\pm 2.39}$ </text:p>
          </table:table-cell>
          <table:table-cell table:style-name="ce67" table:formula="of:=IF(AND([.H22]&lt;&gt;&quot;&quot;; [.I22]&lt;&gt;&quot;&quot;); &quot; $&quot; &amp; TEXT([.H22]; &quot;0.00&quot;) &amp; &quot;_{\pm &quot; &amp; TEXT([.I22]; &quot;0.00&quot;) &amp; &quot;}$ &quot;; &quot;&quot;)" office:value-type="string" office:string-value=" $94.89_{\pm 2.43}$ " calcext:value-type="string">
            <text:p><text:s/>$94.89_{\pm 2.43}$ </text:p>
          </table:table-cell>
          <table:table-cell table:style-name="ce70"/>
          <table:table-cell table:style-name="ce67" table:formula="of:=IF(AND([.K22]&lt;&gt;&quot;&quot;; [.L22]&lt;&gt;&quot;&quot;); &quot; $&quot; &amp; TEXT([.K22]; &quot;0.00&quot;) &amp; &quot;_{\pm &quot; &amp; TEXT([.L22]; &quot;0.00&quot;) &amp; &quot;}$ &quot;; &quot;&quot;)" office:value-type="string" office:string-value=" $99.07_{\pm 0.71}$ " calcext:value-type="string">
            <text:p><text:s/>$99.07_{\pm 0.71}$ </text:p>
          </table:table-cell>
          <table:table-cell table:style-name="ce67" table:formula="of:=IF(AND([.M22]&lt;&gt;&quot;&quot;; [.N22]&lt;&gt;&quot;&quot;); &quot; $&quot; &amp; TEXT([.M22]; &quot;0.00&quot;) &amp; &quot;_{\pm &quot; &amp; TEXT([.N22]; &quot;0.00&quot;) &amp; &quot;}$ &quot;; &quot;&quot;)" office:value-type="string" office:string-value=" $98.94_{\pm 0.99}$ " calcext:value-type="string">
            <text:p><text:s/>$98.94_{\pm 0.99}$ </text:p>
          </table:table-cell>
          <table:table-cell table:style-name="ce67" table:formula="of:=IF(AND([.O22]&lt;&gt;&quot;&quot;; [.P22]&lt;&gt;&quot;&quot;); &quot; $&quot; &amp; TEXT([.O22]; &quot;0.00&quot;) &amp; &quot;_{\pm &quot; &amp; TEXT([.P22]; &quot;0.00&quot;) &amp; &quot;}$ &quot;; &quot;&quot;)" office:value-type="string" office:string-value=" $99.21_{\pm 0.79}$ " calcext:value-type="string">
            <text:p><text:s/>$99.21_{\pm 0.79}$ </text:p>
          </table:table-cell>
          <table:table-cell table:style-name="ce100" table:formula="of:=IF(AND([.Q22]&lt;&gt;&quot;&quot;; [.R22]&lt;&gt;&quot;&quot;); &quot; $&quot; &amp; TEXT([.Q22]; &quot;0.00&quot;) &amp; &quot;_{\pm &quot; &amp; TEXT([.R22]; &quot;0.00&quot;) &amp; &quot;}$ &quot;; &quot;&quot;)" office:value-type="string" office:string-value=" $97.39_{\pm 1.45}$ " calcext:value-type="string">
            <text:p><text:s/>$97.39_{\pm 1.45}$ </text:p>
          </table:table-cell>
          <table:table-cell table:style-name="ce28" table:number-columns-repeated="2"/>
          <table:table-cell table:number-columns-repeated="16351"/>
        </table:table-row>
        <table:table-row table:style-name="ro1">
          <table:table-cell table:style-name="ce14" office:value-type="string" calcext:value-type="string">
            <text:p><text:span text:style-name="T1">base: </text:span>Pate</text:p>
          </table:table-cell>
          <table:table-cell table:style-name="ce19" office:value-type="float" office:value="95.883244563874" calcext:value-type="float">
            <text:p>95.88</text:p>
          </table:table-cell>
          <table:table-cell table:style-name="ce25" office:value-type="float" office:value="2.3890880241679" calcext:value-type="float">
            <text:p>2.39</text:p>
          </table:table-cell>
          <table:table-cell table:style-name="ce19" office:value-type="float" office:value="95.905812937063" calcext:value-type="float">
            <text:p>95.91</text:p>
          </table:table-cell>
          <table:table-cell table:style-name="ce25" office:value-type="float" office:value="2.667235860452" calcext:value-type="float">
            <text:p>2.67</text:p>
          </table:table-cell>
          <table:table-cell table:style-name="ce19" office:value-type="float" office:value="95.8702840218298" calcext:value-type="float">
            <text:p>95.87</text:p>
          </table:table-cell>
          <table:table-cell table:style-name="ce25" office:value-type="float" office:value="2.28981996541148" calcext:value-type="float">
            <text:p>2.29</text:p>
          </table:table-cell>
          <table:table-cell table:style-name="ce19" office:value-type="float" office:value="95.4319108585006" calcext:value-type="float">
            <text:p>95.43</text:p>
          </table:table-cell>
          <table:table-cell table:style-name="ce34" office:value-type="float" office:value="2.70120459159261" calcext:value-type="float">
            <text:p>2.70</text:p>
          </table:table-cell>
          <table:table-cell table:style-name="ce34"/>
          <table:table-cell table:style-name="ce25" office:value-type="float" office:value="99.2110637695317" calcext:value-type="float">
            <text:p>99.21</text:p>
          </table:table-cell>
          <table:table-cell table:style-name="ce34" office:value-type="float" office:value="0.805485981567289" calcext:value-type="float">
            <text:p>0.81</text:p>
          </table:table-cell>
          <table:table-cell table:style-name="ce25" office:value-type="float" office:value="99.2291666666667" calcext:value-type="float">
            <text:p>99.23</text:p>
          </table:table-cell>
          <table:table-cell table:style-name="ce34" office:value-type="float" office:value="1.04603251755277" calcext:value-type="float">
            <text:p>1.05</text:p>
          </table:table-cell>
          <table:table-cell table:style-name="ce25" office:value-type="float" office:value="99.2027687980986" calcext:value-type="float">
            <text:p>99.20</text:p>
          </table:table-cell>
          <table:table-cell table:style-name="ce34" office:value-type="float" office:value="1.07587281354411" calcext:value-type="float">
            <text:p>1.08</text:p>
          </table:table-cell>
          <table:table-cell table:style-name="ce19" office:value-type="float" office:value="97.5415816705032" calcext:value-type="float">
            <text:p>97.54</text:p>
          </table:table-cell>
          <table:table-cell table:style-name="ce34" office:value-type="float" office:value="1.48613700959793" calcext:value-type="float">
            <text:p>1.49</text:p>
          </table:table-cell>
          <table:table-cell table:style-name="ce25"/>
          <table:table-cell table:style-name="ce29"/>
          <table:table-cell table:style-name="ce115"/>
          <table:table-cell table:style-name="ce44" table:formula="of:=IF([.A23]&lt;&gt;&quot;&quot;; [.A23]; &quot;&quot;)" office:value-type="string" office:string-value="base: Pate" calcext:value-type="string">
            <text:p>base: Pate</text:p>
          </table:table-cell>
          <table:table-cell table:style-name="ce63" table:formula="of:=IF(AND([.B23]&lt;&gt;&quot;&quot;; [.C23]&lt;&gt;&quot;&quot;); &quot; $&quot; &amp; TEXT([.B23]; &quot;0.00&quot;) &amp; &quot;_{\pm &quot; &amp; TEXT([.C23]; &quot;0.00&quot;) &amp; &quot;}$ &quot;; &quot;&quot;)" office:value-type="string" office:string-value=" $95.88_{\pm 2.39}$ " calcext:value-type="string">
            <text:p><text:s/>$95.88_{\pm 2.39}$ </text:p>
          </table:table-cell>
          <table:table-cell table:style-name="ce67" table:formula="of:=IF(AND([.D23]&lt;&gt;&quot;&quot;; [.E23]&lt;&gt;&quot;&quot;); &quot; $&quot; &amp; TEXT([.D23]; &quot;0.00&quot;) &amp; &quot;_{\pm &quot; &amp; TEXT([.E23]; &quot;0.00&quot;) &amp; &quot;}$ &quot;; &quot;&quot;)" office:value-type="string" office:string-value=" $95.91_{\pm 2.67}$ " calcext:value-type="string">
            <text:p><text:s/>$95.91_{\pm 2.67}$ </text:p>
          </table:table-cell>
          <table:table-cell table:style-name="ce67" table:formula="of:=IF(AND([.F23]&lt;&gt;&quot;&quot;; [.G23]&lt;&gt;&quot;&quot;); &quot; $&quot; &amp; TEXT([.F23]; &quot;0.00&quot;) &amp; &quot;_{\pm &quot; &amp; TEXT([.G23]; &quot;0.00&quot;) &amp; &quot;}$ &quot;; &quot;&quot;)" office:value-type="string" office:string-value=" $95.87_{\pm 2.29}$ " calcext:value-type="string">
            <text:p><text:s/>$95.87_{\pm 2.29}$ </text:p>
          </table:table-cell>
          <table:table-cell table:style-name="ce67" table:formula="of:=IF(AND([.H23]&lt;&gt;&quot;&quot;; [.I23]&lt;&gt;&quot;&quot;); &quot; $&quot; &amp; TEXT([.H23]; &quot;0.00&quot;) &amp; &quot;_{\pm &quot; &amp; TEXT([.I23]; &quot;0.00&quot;) &amp; &quot;}$ &quot;; &quot;&quot;)" office:value-type="string" office:string-value=" $95.43_{\pm 2.70}$ " calcext:value-type="string">
            <text:p><text:s/>$95.43_{\pm 2.70}$ </text:p>
          </table:table-cell>
          <table:table-cell table:style-name="ce70"/>
          <table:table-cell table:style-name="ce67" table:formula="of:=IF(AND([.K23]&lt;&gt;&quot;&quot;; [.L23]&lt;&gt;&quot;&quot;); &quot; $&quot; &amp; TEXT([.K23]; &quot;0.00&quot;) &amp; &quot;_{\pm &quot; &amp; TEXT([.L23]; &quot;0.00&quot;) &amp; &quot;}$ &quot;; &quot;&quot;)" office:value-type="string" office:string-value=" $99.21_{\pm 0.81}$ " calcext:value-type="string">
            <text:p><text:s/>$99.21_{\pm 0.81}$ </text:p>
          </table:table-cell>
          <table:table-cell table:style-name="ce67" table:formula="of:=IF(AND([.M23]&lt;&gt;&quot;&quot;; [.N23]&lt;&gt;&quot;&quot;); &quot; $&quot; &amp; TEXT([.M23]; &quot;0.00&quot;) &amp; &quot;_{\pm &quot; &amp; TEXT([.N23]; &quot;0.00&quot;) &amp; &quot;}$ &quot;; &quot;&quot;)" office:value-type="string" office:string-value=" $99.23_{\pm 1.05}$ " calcext:value-type="string">
            <text:p><text:s/>$99.23_{\pm 1.05}$ </text:p>
          </table:table-cell>
          <table:table-cell table:style-name="ce67" table:formula="of:=IF(AND([.O23]&lt;&gt;&quot;&quot;; [.P23]&lt;&gt;&quot;&quot;); &quot; $&quot; &amp; TEXT([.O23]; &quot;0.00&quot;) &amp; &quot;_{\pm &quot; &amp; TEXT([.P23]; &quot;0.00&quot;) &amp; &quot;}$ &quot;; &quot;&quot;)" office:value-type="string" office:string-value=" $99.20_{\pm 1.08}$ " calcext:value-type="string">
            <text:p><text:s/>$99.20_{\pm 1.08}$ </text:p>
          </table:table-cell>
          <table:table-cell table:style-name="ce100" table:formula="of:=IF(AND([.Q23]&lt;&gt;&quot;&quot;; [.R23]&lt;&gt;&quot;&quot;); &quot; $&quot; &amp; TEXT([.Q23]; &quot;0.00&quot;) &amp; &quot;_{\pm &quot; &amp; TEXT([.R23]; &quot;0.00&quot;) &amp; &quot;}$ &quot;; &quot;&quot;)" office:value-type="string" office:string-value=" $97.54_{\pm 1.49}$ " calcext:value-type="string">
            <text:p><text:s/>$97.54_{\pm 1.49}$ </text:p>
          </table:table-cell>
          <table:table-cell table:style-name="ce28" table:number-columns-repeated="2"/>
          <table:table-cell table:number-columns-repeated="16351"/>
        </table:table-row>
        <table:table-row table:style-name="ro1">
          <table:table-cell table:style-name="ce10" office:value-type="string" calcext:value-type="string">
            <text:p>Improvement</text:p>
          </table:table-cell>
          <table:table-cell table:style-name="ce20" table:formula="of:=IF(OR(ISBLANK([.B22]); ISBLANK([.B23])); &quot;&quot;; ([.B22] - [.B23]))" office:value-type="float" office:value="-0.517059993026507" calcext:value-type="float">
            <text:p>-0.52</text:p>
          </table:table-cell>
          <table:table-cell table:style-name="ce26" table:formula="of:=IF(OR(ISBLANK([.C22]); ISBLANK([.C23])); &quot;&quot;; ([.C22] - [.C23]))" office:value-type="float" office:value="0.07503933261505" calcext:value-type="float">
            <text:p>0.08</text:p>
          </table:table-cell>
          <table:table-cell table:style-name="ce20" table:formula="of:=IF(OR(ISBLANK([.D22]); ISBLANK([.D23])); &quot;&quot;; ([.D22] - [.D23]))" office:value-type="float" office:value="-0.665854006632898" calcext:value-type="float">
            <text:p>-0.67</text:p>
          </table:table-cell>
          <table:table-cell table:style-name="ce26" table:formula="of:=IF(OR(ISBLANK([.E22]); ISBLANK([.E23])); &quot;&quot;; ([.E22] - [.E23]))" office:value-type="float" office:value="-0.02234196352277" calcext:value-type="float">
            <text:p>-0.02</text:p>
          </table:table-cell>
          <table:table-cell table:style-name="ce20" table:formula="of:=IF(OR(ISBLANK([.F22]); ISBLANK([.F23])); &quot;&quot;; ([.F22] - [.F23]))" office:value-type="float" office:value="-0.37159244895831" calcext:value-type="float">
            <text:p>-0.37</text:p>
          </table:table-cell>
          <table:table-cell table:style-name="ce26" table:formula="of:=IF(OR(ISBLANK([.G22]); ISBLANK([.G23])); &quot;&quot;; ([.G22] - [.G23]))" office:value-type="float" office:value="0.10051332168773" calcext:value-type="float">
            <text:p>0.10</text:p>
          </table:table-cell>
          <table:table-cell table:style-name="ce20" table:formula="of:=IF(OR(ISBLANK([.H22]); ISBLANK([.H23])); &quot;&quot;; ([.H22] - [.H23]))" office:value-type="float" office:value="-0.543945585229707" calcext:value-type="float">
            <text:p>-0.54</text:p>
          </table:table-cell>
          <table:table-cell table:style-name="ce26" table:formula="of:=IF(OR(ISBLANK([.I22]); ISBLANK([.I23])); &quot;&quot;; ([.I22] - [.I23]))" office:value-type="float" office:value="-0.27539453687496" calcext:value-type="float">
            <text:p>-0.28</text:p>
          </table:table-cell>
          <table:table-cell table:style-name="ce42"/>
          <table:table-cell table:style-name="ce20" table:formula="of:=IF(OR(ISBLANK([.K22]); ISBLANK([.K23])); &quot;&quot;; ([.K22] - [.K23]))" office:value-type="float" office:value="-0.139051251337904" calcext:value-type="float">
            <text:p>-0.14</text:p>
          </table:table-cell>
          <table:table-cell table:style-name="ce26" table:formula="of:=IF(OR(ISBLANK([.L22]); ISBLANK([.L23])); &quot;&quot;; ([.L22] - [.L23]))" office:value-type="float" office:value="-0.0966430713272241" calcext:value-type="float">
            <text:p>-0.10</text:p>
          </table:table-cell>
          <table:table-cell table:style-name="ce20" table:formula="of:=IF(OR(ISBLANK([.M22]); ISBLANK([.M23])); &quot;&quot;; ([.M22] - [.M23]))" office:value-type="float" office:value="-0.291160452450796" calcext:value-type="float">
            <text:p>-0.29</text:p>
          </table:table-cell>
          <table:table-cell table:style-name="ce26" table:formula="of:=IF(OR(ISBLANK([.N22]); ISBLANK([.N23])); &quot;&quot;; ([.N22] - [.N23]))" office:value-type="float" office:value="-0.051374062394406" calcext:value-type="float">
            <text:p>-0.05</text:p>
          </table:table-cell>
          <table:table-cell table:style-name="ce20" table:formula="of:=IF(OR(ISBLANK([.O22]); ISBLANK([.O23])); &quot;&quot;; ([.O22] - [.O23]))" office:value-type="float" office:value="0.00977517106549897" calcext:value-type="float">
            <text:p>0.01</text:p>
          </table:table-cell>
          <table:table-cell table:style-name="ce26" table:formula="of:=IF(OR(ISBLANK([.P22]); ISBLANK([.P23])); &quot;&quot;; ([.P22] - [.P23]))" office:value-type="float" office:value="-0.287124269107948" calcext:value-type="float">
            <text:p>-0.29</text:p>
          </table:table-cell>
          <table:table-cell table:style-name="ce20" table:formula="of:=IF(OR(ISBLANK([.Q22]); ISBLANK([.Q23])); &quot;&quot;; ([.Q22] - [.Q23]))" office:value-type="float" office:value="-0.154759823677907" calcext:value-type="float">
            <text:p>-0.15</text:p>
          </table:table-cell>
          <table:table-cell table:style-name="ce26" table:formula="of:=IF(OR(ISBLANK([.R22]); ISBLANK([.R23])); &quot;&quot;; ([.R22] - [.R23]))" office:value-type="float" office:value="-0.0371678680694201" calcext:value-type="float">
            <text:p>-0.04</text:p>
          </table:table-cell>
          <table:table-cell table:style-name="ce48" table:number-columns-repeated="2"/>
          <table:table-cell table:style-name="ce47"/>
          <table:table-cell table:style-name="ce58" table:formula="of:=IF([.A24]&lt;&gt;&quot;&quot;; [.A24]; &quot;&quot;)" office:value-type="string" office:string-value="Improvement" calcext:value-type="string">
            <text:p>Improvement</text:p>
          </table:table-cell>
          <table:table-cell table:style-name="ce61" table:formula="of:=IF(AND([.B24]&lt;&gt;&quot;&quot;; [.C24]&lt;&gt;&quot;&quot;); &quot; $&quot; &amp; TEXT([.B24]; &quot;0.00&quot;) &amp; &quot;_{\delta \hspace{1px} &quot; &amp; TEXT([.C24]; &quot;0.00&quot;) &amp; &quot;}$ &quot;; &quot;&quot;)" office:value-type="string" office:string-value=" $-0.52_{\delta \hspace{1px} 0.08}$ " calcext:value-type="string">
            <text:p><text:s/>$-0.52_{\delta \hspace{1px} 0.08}$ </text:p>
          </table:table-cell>
          <table:table-cell table:style-name="ce61" table:formula="of:=IF(AND([.D24]&lt;&gt;&quot;&quot;; [.E24]&lt;&gt;&quot;&quot;); &quot; $&quot; &amp; TEXT([.D24]; &quot;0.00&quot;) &amp; &quot;_{\delta \hspace{1px} &quot; &amp; TEXT([.E24]; &quot;0.00&quot;) &amp; &quot;}$ &quot;; &quot;&quot;)" office:value-type="string" office:string-value=" $-0.67_{\delta \hspace{1px} -0.02}$ " calcext:value-type="string">
            <text:p><text:s/>$-0.67_{\delta \hspace{1px} -0.02}$ </text:p>
          </table:table-cell>
          <table:table-cell table:style-name="ce61" table:formula="of:=IF(AND([.F24]&lt;&gt;&quot;&quot;; [.G24]&lt;&gt;&quot;&quot;); &quot; $&quot; &amp; TEXT([.F24]; &quot;0.00&quot;) &amp; &quot;_{\delta \hspace{1px} &quot; &amp; TEXT([.G24]; &quot;0.00&quot;) &amp; &quot;}$ &quot;; &quot;&quot;)" office:value-type="string" office:string-value=" $-0.37_{\delta \hspace{1px} 0.10}$ " calcext:value-type="string">
            <text:p><text:s/>$-0.37_{\delta \hspace{1px} 0.10}$ </text:p>
          </table:table-cell>
          <table:table-cell table:style-name="ce61" table:formula="of:=IF(AND([.H24]&lt;&gt;&quot;&quot;; [.I24]&lt;&gt;&quot;&quot;); &quot; $&quot; &amp; TEXT([.H24]; &quot;0.00&quot;) &amp; &quot;_{\delta \hspace{1px} &quot; &amp; TEXT([.I24]; &quot;0.00&quot;) &amp; &quot;}$ &quot;; &quot;&quot;)" office:value-type="string" office:string-value=" $-0.54_{\delta \hspace{1px} -0.28}$ " calcext:value-type="string">
            <text:p><text:s/>$-0.54_{\delta \hspace{1px} -0.28}$ </text:p>
          </table:table-cell>
          <table:table-cell table:style-name="ce76"/>
          <table:table-cell table:style-name="ce66" table:formula="of:=IF(AND([.K24]&lt;&gt;&quot;&quot;; [.L24]&lt;&gt;&quot;&quot;); &quot; $&quot; &amp; TEXT([.K24]; &quot;0.00&quot;) &amp; &quot;_{\delta \hspace{1px} &quot; &amp; TEXT([.L24]; &quot;0.00&quot;) &amp; &quot;}$ &quot;; &quot;&quot;)" office:value-type="string" office:string-value=" $-0.14_{\delta \hspace{1px} -0.10}$ " calcext:value-type="string">
            <text:p><text:s/>$-0.14_{\delta \hspace{1px} -0.10}$ </text:p>
          </table:table-cell>
          <table:table-cell table:style-name="ce66" table:formula="of:=IF(AND([.M24]&lt;&gt;&quot;&quot;; [.N24]&lt;&gt;&quot;&quot;); &quot; $&quot; &amp; TEXT([.M24]; &quot;0.00&quot;) &amp; &quot;_{\delta \hspace{1px} &quot; &amp; TEXT([.N24]; &quot;0.00&quot;) &amp; &quot;}$ &quot;; &quot;&quot;)" office:value-type="string" office:string-value=" $-0.29_{\delta \hspace{1px} -0.05}$ " calcext:value-type="string">
            <text:p><text:s/>$-0.29_{\delta \hspace{1px} -0.05}$ </text:p>
          </table:table-cell>
          <table:table-cell table:style-name="ce66" table:formula="of:=IF(AND([.O24]&lt;&gt;&quot;&quot;; [.P24]&lt;&gt;&quot;&quot;); &quot; $&quot; &amp; TEXT([.O24]; &quot;0.00&quot;) &amp; &quot;_{\delta \hspace{1px} &quot; &amp; TEXT([.P24]; &quot;0.00&quot;) &amp; &quot;}$ &quot;; &quot;&quot;)" office:value-type="string" office:string-value=" $0.01_{\delta \hspace{1px} -0.29}$ " calcext:value-type="string">
            <text:p><text:s/>$0.01_{\delta \hspace{1px} -0.29}$ </text:p>
          </table:table-cell>
          <table:table-cell table:style-name="ce120" table:formula="of:=IF(AND([.Q24]&lt;&gt;&quot;&quot;; [.R24]&lt;&gt;&quot;&quot;); &quot; $&quot; &amp; TEXT([.Q24]; &quot;0.00&quot;) &amp; &quot;_{\delta \hspace{1px} &quot; &amp; TEXT([.R24]; &quot;0.00&quot;) &amp; &quot;}$ &quot;; &quot;&quot;)" office:value-type="string" office:string-value=" $-0.15_{\delta \hspace{1px} -0.04}$ " calcext:value-type="string">
            <text:p><text:s/>$-0.15_{\delta \hspace{1px} -0.04}$ </text:p>
          </table:table-cell>
          <table:table-cell table:style-name="ce28" table:number-columns-repeated="2"/>
          <table:table-cell table:number-columns-repeated="16351"/>
        </table:table-row>
        <table:table-row table:style-name="ro1">
          <table:table-cell table:style-name="ce2"/>
          <table:table-cell table:style-name="ce19"/>
          <table:table-cell table:style-name="ce34"/>
          <table:table-cell table:style-name="ce19"/>
          <table:table-cell table:style-name="ce34"/>
          <table:table-cell table:style-name="ce29"/>
          <table:table-cell table:style-name="ce25"/>
          <table:table-cell table:style-name="ce19"/>
          <table:table-cell table:style-name="ce34"/>
          <table:table-cell table:style-name="ce56"/>
          <table:table-cell table:style-name="ce19"/>
          <table:table-cell table:style-name="ce34"/>
          <table:table-cell table:style-name="ce19"/>
          <table:table-cell table:style-name="ce34"/>
          <table:table-cell table:style-name="ce19"/>
          <table:table-cell table:style-name="ce34"/>
          <table:table-cell table:style-name="ce29"/>
          <table:table-cell table:style-name="ce34"/>
          <table:table-cell table:style-name="ce25"/>
          <table:table-cell table:style-name="ce29"/>
          <table:table-cell table:style-name="ce115"/>
          <table:table-cell table:style-name="ce44" table:formula="of:=IF([.A25]&lt;&gt;&quot;&quot;; [.A25]; &quot;&quot;)">
            <text:p/>
          </table:table-cell>
          <table:table-cell table:style-name="ce63" table:formula="of:=IF(AND([.B25]&lt;&gt;&quot;&quot;; [.C25]&lt;&gt;&quot;&quot;); &quot; $&quot; &amp; TEXT([.B25]; &quot;0.00&quot;) &amp; &quot;_{\pm &quot; &amp; TEXT([.C25]; &quot;0.00&quot;) &amp; &quot;}$ &quot;; &quot;&quot;)">
            <text:p/>
          </table:table-cell>
          <table:table-cell table:style-name="ce67" table:formula="of:=IF(AND([.D25]&lt;&gt;&quot;&quot;; [.E25]&lt;&gt;&quot;&quot;); &quot; $&quot; &amp; TEXT([.D25]; &quot;0.00&quot;) &amp; &quot;_{\pm &quot; &amp; TEXT([.E25]; &quot;0.00&quot;) &amp; &quot;}$ &quot;; &quot;&quot;)">
            <text:p/>
          </table:table-cell>
          <table:table-cell table:style-name="ce67" table:formula="of:=IF(AND([.F25]&lt;&gt;&quot;&quot;; [.G25]&lt;&gt;&quot;&quot;); &quot; $&quot; &amp; TEXT([.F25]; &quot;0.00&quot;) &amp; &quot;_{\pm &quot; &amp; TEXT([.G25]; &quot;0.00&quot;) &amp; &quot;}$ &quot;; &quot;&quot;)">
            <text:p/>
          </table:table-cell>
          <table:table-cell table:style-name="ce67" table:formula="of:=IF(AND([.H25]&lt;&gt;&quot;&quot;; [.I25]&lt;&gt;&quot;&quot;); &quot; $&quot; &amp; TEXT([.H25]; &quot;0.00&quot;) &amp; &quot;_{\pm &quot; &amp; TEXT([.I25]; &quot;0.00&quot;) &amp; &quot;}$ &quot;; &quot;&quot;)">
            <text:p/>
          </table:table-cell>
          <table:table-cell table:style-name="ce70"/>
          <table:table-cell table:style-name="ce67" table:formula="of:=IF(AND([.K25]&lt;&gt;&quot;&quot;; [.L25]&lt;&gt;&quot;&quot;); &quot; $&quot; &amp; TEXT([.K25]; &quot;0.00&quot;) &amp; &quot;_{\pm &quot; &amp; TEXT([.L25]; &quot;0.00&quot;) &amp; &quot;}$ &quot;; &quot;&quot;)">
            <text:p/>
          </table:table-cell>
          <table:table-cell table:style-name="ce67" table:formula="of:=IF(AND([.M25]&lt;&gt;&quot;&quot;; [.N25]&lt;&gt;&quot;&quot;); &quot; $&quot; &amp; TEXT([.M25]; &quot;0.00&quot;) &amp; &quot;_{\pm &quot; &amp; TEXT([.N25]; &quot;0.00&quot;) &amp; &quot;}$ &quot;; &quot;&quot;)">
            <text:p/>
          </table:table-cell>
          <table:table-cell table:style-name="ce67" table:formula="of:=IF(AND([.O25]&lt;&gt;&quot;&quot;; [.P25]&lt;&gt;&quot;&quot;); &quot; $&quot; &amp; TEXT([.O25]; &quot;0.00&quot;) &amp; &quot;_{\pm &quot; &amp; TEXT([.P25]; &quot;0.00&quot;) &amp; &quot;}$ &quot;; &quot;&quot;)">
            <text:p/>
          </table:table-cell>
          <table:table-cell table:style-name="ce100" table:formula="of:=IF(AND([.Q25]&lt;&gt;&quot;&quot;; [.R25]&lt;&gt;&quot;&quot;); &quot; $&quot; &amp; TEXT([.Q25]; &quot;0.00&quot;) &amp; &quot;_{\pm &quot; &amp; TEXT([.R25]; &quot;0.00&quot;) &amp; &quot;}$ &quot;; &quot;&quot;)">
            <text:p/>
          </table:table-cell>
          <table:table-cell table:style-name="ce28" table:number-columns-repeated="2"/>
          <table:table-cell table:number-columns-repeated="16351"/>
        </table:table-row>
        <table:table-row table:style-name="ro1">
          <table:table-cell table:style-name="ce14" office:value-type="string" calcext:value-type="string">
            <text:p><text:span text:style-name="T1">large: </text:span>Snips</text:p>
          </table:table-cell>
          <table:table-cell table:style-name="ce19" office:value-type="float" office:value="95.4917037683427" calcext:value-type="float">
            <text:p>95.49</text:p>
          </table:table-cell>
          <table:table-cell table:style-name="ce34" office:value-type="float" office:value="1.69006829528115" calcext:value-type="float">
            <text:p>1.69</text:p>
          </table:table-cell>
          <table:table-cell table:style-name="ce19" office:value-type="float" office:value="95.1408906579237" calcext:value-type="float">
            <text:p>95.14</text:p>
          </table:table-cell>
          <table:table-cell table:style-name="ce34" office:value-type="float" office:value="1.83903338813302" calcext:value-type="float">
            <text:p>1.84</text:p>
          </table:table-cell>
          <table:table-cell table:style-name="ce29" office:value-type="float" office:value="95.8548684712448" calcext:value-type="float">
            <text:p>95.85</text:p>
          </table:table-cell>
          <table:table-cell table:style-name="ce29" office:value-type="float" office:value="1.79629188041" calcext:value-type="float">
            <text:p>1.80</text:p>
          </table:table-cell>
          <table:table-cell table:style-name="ce19" office:value-type="float" office:value="94.7338399986823" calcext:value-type="float">
            <text:p>94.73</text:p>
          </table:table-cell>
          <table:table-cell table:style-name="ce34" office:value-type="float" office:value="1.90245236407664" calcext:value-type="float">
            <text:p>1.90</text:p>
          </table:table-cell>
          <table:table-cell table:style-name="ce56"/>
          <table:table-cell table:style-name="ce19" office:value-type="float" office:value="98.992325956854" calcext:value-type="float">
            <text:p>98.99</text:p>
          </table:table-cell>
          <table:table-cell table:style-name="ce34" office:value-type="float" office:value="0.930686505311712" calcext:value-type="float">
            <text:p>0.93</text:p>
          </table:table-cell>
          <table:table-cell table:style-name="ce19" office:value-type="float" office:value="98.6330129737613" calcext:value-type="float">
            <text:p>98.63</text:p>
          </table:table-cell>
          <table:table-cell table:style-name="ce34" office:value-type="float" office:value="1.51586693285553" calcext:value-type="float">
            <text:p>1.52</text:p>
          </table:table-cell>
          <table:table-cell table:style-name="ce19" office:value-type="float" office:value="99.3644475606501" calcext:value-type="float">
            <text:p>99.36</text:p>
          </table:table-cell>
          <table:table-cell table:style-name="ce34" office:value-type="float" office:value="0.636583469637085" calcext:value-type="float">
            <text:p>0.64</text:p>
          </table:table-cell>
          <table:table-cell table:style-name="ce29" office:value-type="float" office:value="98.2344621871935" calcext:value-type="float">
            <text:p>98.23</text:p>
          </table:table-cell>
          <table:table-cell table:style-name="ce34" office:value-type="float" office:value="1.43863740735636" calcext:value-type="float">
            <text:p>1.44</text:p>
          </table:table-cell>
          <table:table-cell table:style-name="ce25" table:number-columns-repeated="2"/>
          <table:table-cell table:style-name="ce115"/>
          <table:table-cell table:style-name="ce44" table:formula="of:=IF([.A26]&lt;&gt;&quot;&quot;; [.A26]; &quot;&quot;)" office:value-type="string" office:string-value="large: Snips" calcext:value-type="string">
            <text:p>large: Snips</text:p>
          </table:table-cell>
          <table:table-cell table:style-name="ce63" table:formula="of:=IF(AND([.B26]&lt;&gt;&quot;&quot;; [.C26]&lt;&gt;&quot;&quot;); &quot; $&quot; &amp; TEXT([.B26]; &quot;0.00&quot;) &amp; &quot;_{\pm &quot; &amp; TEXT([.C26]; &quot;0.00&quot;) &amp; &quot;}$ &quot;; &quot;&quot;)" office:value-type="string" office:string-value=" $95.49_{\pm 1.69}$ " calcext:value-type="string">
            <text:p><text:s/>$95.49_{\pm 1.69}$ </text:p>
          </table:table-cell>
          <table:table-cell table:style-name="ce67" table:formula="of:=IF(AND([.D26]&lt;&gt;&quot;&quot;; [.E26]&lt;&gt;&quot;&quot;); &quot; $&quot; &amp; TEXT([.D26]; &quot;0.00&quot;) &amp; &quot;_{\pm &quot; &amp; TEXT([.E26]; &quot;0.00&quot;) &amp; &quot;}$ &quot;; &quot;&quot;)" office:value-type="string" office:string-value=" $95.14_{\pm 1.84}$ " calcext:value-type="string">
            <text:p><text:s/>$95.14_{\pm 1.84}$ </text:p>
          </table:table-cell>
          <table:table-cell table:style-name="ce67" table:formula="of:=IF(AND([.F26]&lt;&gt;&quot;&quot;; [.G26]&lt;&gt;&quot;&quot;); &quot; $&quot; &amp; TEXT([.F26]; &quot;0.00&quot;) &amp; &quot;_{\pm &quot; &amp; TEXT([.G26]; &quot;0.00&quot;) &amp; &quot;}$ &quot;; &quot;&quot;)" office:value-type="string" office:string-value=" $95.85_{\pm 1.80}$ " calcext:value-type="string">
            <text:p><text:s/>$95.85_{\pm 1.80}$ </text:p>
          </table:table-cell>
          <table:table-cell table:style-name="ce67" table:formula="of:=IF(AND([.H26]&lt;&gt;&quot;&quot;; [.I26]&lt;&gt;&quot;&quot;); &quot; $&quot; &amp; TEXT([.H26]; &quot;0.00&quot;) &amp; &quot;_{\pm &quot; &amp; TEXT([.I26]; &quot;0.00&quot;) &amp; &quot;}$ &quot;; &quot;&quot;)" office:value-type="string" office:string-value=" $94.73_{\pm 1.90}$ " calcext:value-type="string">
            <text:p><text:s/>$94.73_{\pm 1.90}$ </text:p>
          </table:table-cell>
          <table:table-cell table:style-name="ce70"/>
          <table:table-cell table:style-name="ce67" table:formula="of:=IF(AND([.K26]&lt;&gt;&quot;&quot;; [.L26]&lt;&gt;&quot;&quot;); &quot; $&quot; &amp; TEXT([.K26]; &quot;0.00&quot;) &amp; &quot;_{\pm &quot; &amp; TEXT([.L26]; &quot;0.00&quot;) &amp; &quot;}$ &quot;; &quot;&quot;)" office:value-type="string" office:string-value=" $98.99_{\pm 0.93}$ " calcext:value-type="string">
            <text:p><text:s/>$98.99_{\pm 0.93}$ </text:p>
          </table:table-cell>
          <table:table-cell table:style-name="ce67" table:formula="of:=IF(AND([.M26]&lt;&gt;&quot;&quot;; [.N26]&lt;&gt;&quot;&quot;); &quot; $&quot; &amp; TEXT([.M26]; &quot;0.00&quot;) &amp; &quot;_{\pm &quot; &amp; TEXT([.N26]; &quot;0.00&quot;) &amp; &quot;}$ &quot;; &quot;&quot;)" office:value-type="string" office:string-value=" $98.63_{\pm 1.52}$ " calcext:value-type="string">
            <text:p><text:s/>$98.63_{\pm 1.52}$ </text:p>
          </table:table-cell>
          <table:table-cell table:style-name="ce67" table:formula="of:=IF(AND([.O26]&lt;&gt;&quot;&quot;; [.P26]&lt;&gt;&quot;&quot;); &quot; $&quot; &amp; TEXT([.O26]; &quot;0.00&quot;) &amp; &quot;_{\pm &quot; &amp; TEXT([.P26]; &quot;0.00&quot;) &amp; &quot;}$ &quot;; &quot;&quot;)" office:value-type="string" office:string-value=" $99.36_{\pm 0.64}$ " calcext:value-type="string">
            <text:p><text:s/>$99.36_{\pm 0.64}$ </text:p>
          </table:table-cell>
          <table:table-cell table:style-name="ce100" table:formula="of:=IF(AND([.Q26]&lt;&gt;&quot;&quot;; [.R26]&lt;&gt;&quot;&quot;); &quot; $&quot; &amp; TEXT([.Q26]; &quot;0.00&quot;) &amp; &quot;_{\pm &quot; &amp; TEXT([.R26]; &quot;0.00&quot;) &amp; &quot;}$ &quot;; &quot;&quot;)" office:value-type="string" office:string-value=" $98.23_{\pm 1.44}$ " calcext:value-type="string">
            <text:p><text:s/>$98.23_{\pm 1.44}$ </text:p>
          </table:table-cell>
          <table:table-cell table:style-name="ce28" table:number-columns-repeated="2"/>
          <table:table-cell table:number-columns-repeated="16351"/>
        </table:table-row>
        <table:table-row table:style-name="ro1">
          <table:table-cell table:style-name="ce14" office:value-type="string" calcext:value-type="string">
            <text:p><text:span text:style-name="T1">base: </text:span>Snips</text:p>
          </table:table-cell>
          <table:table-cell table:style-name="ce19" office:value-type="float" office:value="95.5846461030779" calcext:value-type="float">
            <text:p>95.58</text:p>
          </table:table-cell>
          <table:table-cell table:style-name="ce25" office:value-type="float" office:value="2.3056752052467" calcext:value-type="float">
            <text:p>2.31</text:p>
          </table:table-cell>
          <table:table-cell table:style-name="ce19" office:value-type="float" office:value="95.5897184772512" calcext:value-type="float">
            <text:p>95.59</text:p>
          </table:table-cell>
          <table:table-cell table:style-name="ce25" office:value-type="float" office:value="2.16464790874592" calcext:value-type="float">
            <text:p>2.16</text:p>
          </table:table-cell>
          <table:table-cell table:style-name="ce19" office:value-type="float" office:value="95.589360684072" calcext:value-type="float">
            <text:p>95.59</text:p>
          </table:table-cell>
          <table:table-cell table:style-name="ce25" office:value-type="float" office:value="2.61979164760361" calcext:value-type="float">
            <text:p>2.62</text:p>
          </table:table-cell>
          <table:table-cell table:style-name="ce19" office:value-type="float" office:value="94.2893111514961" calcext:value-type="float">
            <text:p>94.29</text:p>
          </table:table-cell>
          <table:table-cell table:style-name="ce34" office:value-type="float" office:value="2.19414245281355" calcext:value-type="float">
            <text:p>2.19</text:p>
          </table:table-cell>
          <table:table-cell table:style-name="ce34"/>
          <table:table-cell table:style-name="ce25" office:value-type="float" office:value="98.9795241381773" calcext:value-type="float">
            <text:p>98.98</text:p>
          </table:table-cell>
          <table:table-cell table:style-name="ce34" office:value-type="float" office:value="0.84648671173355" calcext:value-type="float">
            <text:p>0.85</text:p>
          </table:table-cell>
          <table:table-cell table:style-name="ce25" office:value-type="float" office:value="98.9906716090927" calcext:value-type="float">
            <text:p>98.99</text:p>
          </table:table-cell>
          <table:table-cell table:style-name="ce34" office:value-type="float" office:value="1.09485088220896" calcext:value-type="float">
            <text:p>1.09</text:p>
          </table:table-cell>
          <table:table-cell table:style-name="ce25" office:value-type="float" office:value="98.9785543228581" calcext:value-type="float">
            <text:p>98.98</text:p>
          </table:table-cell>
          <table:table-cell table:style-name="ce34" office:value-type="float" office:value="1.11037551380337" calcext:value-type="float">
            <text:p>1.11</text:p>
          </table:table-cell>
          <table:table-cell table:style-name="ce19" office:value-type="float" office:value="97.5651415675479" calcext:value-type="float">
            <text:p>97.57</text:p>
          </table:table-cell>
          <table:table-cell table:style-name="ce34" office:value-type="float" office:value="1.3330865413809" calcext:value-type="float">
            <text:p>1.33</text:p>
          </table:table-cell>
          <table:table-cell table:style-name="ce25"/>
          <table:table-cell table:style-name="ce28"/>
          <table:table-cell table:style-name="ce115"/>
          <table:table-cell table:style-name="ce44" table:formula="of:=IF([.A27]&lt;&gt;&quot;&quot;; [.A27]; &quot;&quot;)" office:value-type="string" office:string-value="base: Snips" calcext:value-type="string">
            <text:p>base: Snips</text:p>
          </table:table-cell>
          <table:table-cell table:style-name="ce63" table:formula="of:=IF(AND([.B27]&lt;&gt;&quot;&quot;; [.C27]&lt;&gt;&quot;&quot;); &quot; $&quot; &amp; TEXT([.B27]; &quot;0.00&quot;) &amp; &quot;_{\pm &quot; &amp; TEXT([.C27]; &quot;0.00&quot;) &amp; &quot;}$ &quot;; &quot;&quot;)" office:value-type="string" office:string-value=" $95.58_{\pm 2.31}$ " calcext:value-type="string">
            <text:p><text:s/>$95.58_{\pm 2.31}$ </text:p>
          </table:table-cell>
          <table:table-cell table:style-name="ce67" table:formula="of:=IF(AND([.D27]&lt;&gt;&quot;&quot;; [.E27]&lt;&gt;&quot;&quot;); &quot; $&quot; &amp; TEXT([.D27]; &quot;0.00&quot;) &amp; &quot;_{\pm &quot; &amp; TEXT([.E27]; &quot;0.00&quot;) &amp; &quot;}$ &quot;; &quot;&quot;)" office:value-type="string" office:string-value=" $95.59_{\pm 2.16}$ " calcext:value-type="string">
            <text:p><text:s/>$95.59_{\pm 2.16}$ </text:p>
          </table:table-cell>
          <table:table-cell table:style-name="ce67" table:formula="of:=IF(AND([.F27]&lt;&gt;&quot;&quot;; [.G27]&lt;&gt;&quot;&quot;); &quot; $&quot; &amp; TEXT([.F27]; &quot;0.00&quot;) &amp; &quot;_{\pm &quot; &amp; TEXT([.G27]; &quot;0.00&quot;) &amp; &quot;}$ &quot;; &quot;&quot;)" office:value-type="string" office:string-value=" $95.59_{\pm 2.62}$ " calcext:value-type="string">
            <text:p><text:s/>$95.59_{\pm 2.62}$ </text:p>
          </table:table-cell>
          <table:table-cell table:style-name="ce67" table:formula="of:=IF(AND([.H27]&lt;&gt;&quot;&quot;; [.I27]&lt;&gt;&quot;&quot;); &quot; $&quot; &amp; TEXT([.H27]; &quot;0.00&quot;) &amp; &quot;_{\pm &quot; &amp; TEXT([.I27]; &quot;0.00&quot;) &amp; &quot;}$ &quot;; &quot;&quot;)" office:value-type="string" office:string-value=" $94.29_{\pm 2.19}$ " calcext:value-type="string">
            <text:p><text:s/>$94.29_{\pm 2.19}$ </text:p>
          </table:table-cell>
          <table:table-cell table:style-name="ce70"/>
          <table:table-cell table:style-name="ce67" table:formula="of:=IF(AND([.K27]&lt;&gt;&quot;&quot;; [.L27]&lt;&gt;&quot;&quot;); &quot; $&quot; &amp; TEXT([.K27]; &quot;0.00&quot;) &amp; &quot;_{\pm &quot; &amp; TEXT([.L27]; &quot;0.00&quot;) &amp; &quot;}$ &quot;; &quot;&quot;)" office:value-type="string" office:string-value=" $98.98_{\pm 0.85}$ " calcext:value-type="string">
            <text:p><text:s/>$98.98_{\pm 0.85}$ </text:p>
          </table:table-cell>
          <table:table-cell table:style-name="ce67" table:formula="of:=IF(AND([.M27]&lt;&gt;&quot;&quot;; [.N27]&lt;&gt;&quot;&quot;); &quot; $&quot; &amp; TEXT([.M27]; &quot;0.00&quot;) &amp; &quot;_{\pm &quot; &amp; TEXT([.N27]; &quot;0.00&quot;) &amp; &quot;}$ &quot;; &quot;&quot;)" office:value-type="string" office:string-value=" $98.99_{\pm 1.09}$ " calcext:value-type="string">
            <text:p><text:s/>$98.99_{\pm 1.09}$ </text:p>
          </table:table-cell>
          <table:table-cell table:style-name="ce67" table:formula="of:=IF(AND([.O27]&lt;&gt;&quot;&quot;; [.P27]&lt;&gt;&quot;&quot;); &quot; $&quot; &amp; TEXT([.O27]; &quot;0.00&quot;) &amp; &quot;_{\pm &quot; &amp; TEXT([.P27]; &quot;0.00&quot;) &amp; &quot;}$ &quot;; &quot;&quot;)" office:value-type="string" office:string-value=" $98.98_{\pm 1.11}$ " calcext:value-type="string">
            <text:p><text:s/>$98.98_{\pm 1.11}$ </text:p>
          </table:table-cell>
          <table:table-cell table:style-name="ce100" table:formula="of:=IF(AND([.Q27]&lt;&gt;&quot;&quot;; [.R27]&lt;&gt;&quot;&quot;); &quot; $&quot; &amp; TEXT([.Q27]; &quot;0.00&quot;) &amp; &quot;_{\pm &quot; &amp; TEXT([.R27]; &quot;0.00&quot;) &amp; &quot;}$ &quot;; &quot;&quot;)" office:value-type="string" office:string-value=" $97.57_{\pm 1.33}$ " calcext:value-type="string">
            <text:p><text:s/>$97.57_{\pm 1.33}$ </text:p>
          </table:table-cell>
          <table:table-cell table:style-name="ce28"/>
          <table:table-cell table:number-columns-repeated="16352"/>
        </table:table-row>
        <table:table-row table:style-name="ro1">
          <table:table-cell table:style-name="ce10" office:value-type="string" calcext:value-type="string">
            <text:p>Improvement</text:p>
          </table:table-cell>
          <table:table-cell table:style-name="ce20" table:formula="of:=IF(OR(ISBLANK([.B26]); ISBLANK([.B27])); &quot;&quot;; ([.B26] - [.B27]))" office:value-type="float" office:value="-0.0929423347351985" calcext:value-type="float">
            <text:p>-0.09</text:p>
          </table:table-cell>
          <table:table-cell table:style-name="ce26" table:formula="of:=IF(OR(ISBLANK([.C26]); ISBLANK([.C27])); &quot;&quot;; ([.C26] - [.C27]))" office:value-type="float" office:value="-0.61560690996555" calcext:value-type="float">
            <text:p>-0.62</text:p>
          </table:table-cell>
          <table:table-cell table:style-name="ce20" table:formula="of:=IF(OR(ISBLANK([.D26]); ISBLANK([.D27])); &quot;&quot;; ([.D26] - [.D27]))" office:value-type="float" office:value="-0.448827819327491" calcext:value-type="float">
            <text:p>-0.45</text:p>
          </table:table-cell>
          <table:table-cell table:style-name="ce26" table:formula="of:=IF(OR(ISBLANK([.E26]); ISBLANK([.E27])); &quot;&quot;; ([.E26] - [.E27]))" office:value-type="float" office:value="-0.3256145206129" calcext:value-type="float">
            <text:p>-0.33</text:p>
          </table:table-cell>
          <table:table-cell table:style-name="ce20" table:formula="of:=IF(OR(ISBLANK([.F26]); ISBLANK([.F27])); &quot;&quot;; ([.F26] - [.F27]))" office:value-type="float" office:value="0.265507787172794" calcext:value-type="float">
            <text:p>0.27</text:p>
          </table:table-cell>
          <table:table-cell table:style-name="ce26" table:formula="of:=IF(OR(ISBLANK([.G26]); ISBLANK([.G27])); &quot;&quot;; ([.G26] - [.G27]))" office:value-type="float" office:value="-0.82349976719361" calcext:value-type="float">
            <text:p>-0.82</text:p>
          </table:table-cell>
          <table:table-cell table:style-name="ce20" table:formula="of:=IF(OR(ISBLANK([.H26]); ISBLANK([.H27])); &quot;&quot;; ([.H26] - [.H27]))" office:value-type="float" office:value="0.444528847186206" calcext:value-type="float">
            <text:p>0.44</text:p>
          </table:table-cell>
          <table:table-cell table:style-name="ce26" table:formula="of:=IF(OR(ISBLANK([.I26]); ISBLANK([.I27])); &quot;&quot;; ([.I26] - [.I27]))" office:value-type="float" office:value="-0.29169008873691" calcext:value-type="float">
            <text:p>-0.29</text:p>
          </table:table-cell>
          <table:table-cell table:style-name="ce42"/>
          <table:table-cell table:style-name="ce20" table:formula="of:=IF(OR(ISBLANK([.K26]); ISBLANK([.K27])); &quot;&quot;; ([.K26] - [.K27]))" office:value-type="float" office:value="0.0128018186767065" calcext:value-type="float">
            <text:p>0.01</text:p>
          </table:table-cell>
          <table:table-cell table:style-name="ce26" table:formula="of:=IF(OR(ISBLANK([.L26]); ISBLANK([.L27])); &quot;&quot;; ([.L26] - [.L27]))" office:value-type="float" office:value="0.0841997935781621" calcext:value-type="float">
            <text:p>0.08</text:p>
          </table:table-cell>
          <table:table-cell table:style-name="ce20" table:formula="of:=IF(OR(ISBLANK([.M26]); ISBLANK([.M27])); &quot;&quot;; ([.M26] - [.M27]))" office:value-type="float" office:value="-0.357658635331404" calcext:value-type="float">
            <text:p>-0.36</text:p>
          </table:table-cell>
          <table:table-cell table:style-name="ce26" table:formula="of:=IF(OR(ISBLANK([.N26]); ISBLANK([.N27])); &quot;&quot;; ([.N26] - [.N27]))" office:value-type="float" office:value="0.42101605064657" calcext:value-type="float">
            <text:p>0.42</text:p>
          </table:table-cell>
          <table:table-cell table:style-name="ce20" table:formula="of:=IF(OR(ISBLANK([.O26]); ISBLANK([.O27])); &quot;&quot;; ([.O26] - [.O27]))" office:value-type="float" office:value="0.385893237792004" calcext:value-type="float">
            <text:p>0.39</text:p>
          </table:table-cell>
          <table:table-cell table:style-name="ce26" table:formula="of:=IF(OR(ISBLANK([.P26]); ISBLANK([.P27])); &quot;&quot;; ([.P26] - [.P27]))" office:value-type="float" office:value="-0.473792044166285" calcext:value-type="float">
            <text:p>-0.47</text:p>
          </table:table-cell>
          <table:table-cell table:style-name="ce20" table:formula="of:=IF(OR(ISBLANK([.Q26]); ISBLANK([.Q27])); &quot;&quot;; ([.Q26] - [.Q27]))" office:value-type="float" office:value="0.669320619645603" calcext:value-type="float">
            <text:p>0.67</text:p>
          </table:table-cell>
          <table:table-cell table:style-name="ce26" table:formula="of:=IF(OR(ISBLANK([.R26]); ISBLANK([.R27])); &quot;&quot;; ([.R26] - [.R27]))" office:value-type="float" office:value="0.10555086597546" calcext:value-type="float">
            <text:p>0.11</text:p>
          </table:table-cell>
          <table:table-cell table:style-name="ce48"/>
          <table:table-cell table:style-name="ce50"/>
          <table:table-cell table:style-name="ce47"/>
          <table:table-cell table:style-name="ce58" table:formula="of:=IF([.A28]&lt;&gt;&quot;&quot;; [.A28]; &quot;&quot;)" office:value-type="string" office:string-value="Improvement" calcext:value-type="string">
            <text:p>Improvement</text:p>
          </table:table-cell>
          <table:table-cell table:style-name="ce61" table:formula="of:=IF(AND([.B28]&lt;&gt;&quot;&quot;; [.C28]&lt;&gt;&quot;&quot;); &quot; $&quot; &amp; TEXT([.B28]; &quot;0.00&quot;) &amp; &quot;_{\delta \hspace{1px} &quot; &amp; TEXT([.C28]; &quot;0.00&quot;) &amp; &quot;}$ &quot;; &quot;&quot;)" office:value-type="string" office:string-value=" $-0.09_{\delta \hspace{1px} -0.62}$ " calcext:value-type="string">
            <text:p><text:s/>$-0.09_{\delta \hspace{1px} -0.62}$ </text:p>
          </table:table-cell>
          <table:table-cell table:style-name="ce61" table:formula="of:=IF(AND([.D28]&lt;&gt;&quot;&quot;; [.E28]&lt;&gt;&quot;&quot;); &quot; $&quot; &amp; TEXT([.D28]; &quot;0.00&quot;) &amp; &quot;_{\delta \hspace{1px} &quot; &amp; TEXT([.E28]; &quot;0.00&quot;) &amp; &quot;}$ &quot;; &quot;&quot;)" office:value-type="string" office:string-value=" $-0.45_{\delta \hspace{1px} -0.33}$ " calcext:value-type="string">
            <text:p><text:s/>$-0.45_{\delta \hspace{1px} -0.33}$ </text:p>
          </table:table-cell>
          <table:table-cell table:style-name="ce61" table:formula="of:=IF(AND([.F28]&lt;&gt;&quot;&quot;; [.G28]&lt;&gt;&quot;&quot;); &quot; $&quot; &amp; TEXT([.F28]; &quot;0.00&quot;) &amp; &quot;_{\delta \hspace{1px} &quot; &amp; TEXT([.G28]; &quot;0.00&quot;) &amp; &quot;}$ &quot;; &quot;&quot;)" office:value-type="string" office:string-value=" $0.27_{\delta \hspace{1px} -0.82}$ " calcext:value-type="string">
            <text:p><text:s/>$0.27_{\delta \hspace{1px} -0.82}$ </text:p>
          </table:table-cell>
          <table:table-cell table:style-name="ce61" table:formula="of:=IF(AND([.H28]&lt;&gt;&quot;&quot;; [.I28]&lt;&gt;&quot;&quot;); &quot; $&quot; &amp; TEXT([.H28]; &quot;0.00&quot;) &amp; &quot;_{\delta \hspace{1px} &quot; &amp; TEXT([.I28]; &quot;0.00&quot;) &amp; &quot;}$ &quot;; &quot;&quot;)" office:value-type="string" office:string-value=" $0.44_{\delta \hspace{1px} -0.29}$ " calcext:value-type="string">
            <text:p><text:s/>$0.44_{\delta \hspace{1px} -0.29}$ </text:p>
          </table:table-cell>
          <table:table-cell table:style-name="ce76"/>
          <table:table-cell table:style-name="ce66" table:formula="of:=IF(AND([.K28]&lt;&gt;&quot;&quot;; [.L28]&lt;&gt;&quot;&quot;); &quot; $&quot; &amp; TEXT([.K28]; &quot;0.00&quot;) &amp; &quot;_{\delta \hspace{1px} &quot; &amp; TEXT([.L28]; &quot;0.00&quot;) &amp; &quot;}$ &quot;; &quot;&quot;)" office:value-type="string" office:string-value=" $0.01_{\delta \hspace{1px} 0.08}$ " calcext:value-type="string">
            <text:p><text:s/>$0.01_{\delta \hspace{1px} 0.08}$ </text:p>
          </table:table-cell>
          <table:table-cell table:style-name="ce66" table:formula="of:=IF(AND([.M28]&lt;&gt;&quot;&quot;; [.N28]&lt;&gt;&quot;&quot;); &quot; $&quot; &amp; TEXT([.M28]; &quot;0.00&quot;) &amp; &quot;_{\delta \hspace{1px} &quot; &amp; TEXT([.N28]; &quot;0.00&quot;) &amp; &quot;}$ &quot;; &quot;&quot;)" office:value-type="string" office:string-value=" $-0.36_{\delta \hspace{1px} 0.42}$ " calcext:value-type="string">
            <text:p><text:s/>$-0.36_{\delta \hspace{1px} 0.42}$ </text:p>
          </table:table-cell>
          <table:table-cell table:style-name="ce66" table:formula="of:=IF(AND([.O28]&lt;&gt;&quot;&quot;; [.P28]&lt;&gt;&quot;&quot;); &quot; $&quot; &amp; TEXT([.O28]; &quot;0.00&quot;) &amp; &quot;_{\delta \hspace{1px} &quot; &amp; TEXT([.P28]; &quot;0.00&quot;) &amp; &quot;}$ &quot;; &quot;&quot;)" office:value-type="string" office:string-value=" $0.39_{\delta \hspace{1px} -0.47}$ " calcext:value-type="string">
            <text:p><text:s/>$0.39_{\delta \hspace{1px} -0.47}$ </text:p>
          </table:table-cell>
          <table:table-cell table:style-name="ce120" table:formula="of:=IF(AND([.Q28]&lt;&gt;&quot;&quot;; [.R28]&lt;&gt;&quot;&quot;); &quot; $&quot; &amp; TEXT([.Q28]; &quot;0.00&quot;) &amp; &quot;_{\delta \hspace{1px} &quot; &amp; TEXT([.R28]; &quot;0.00&quot;) &amp; &quot;}$ &quot;; &quot;&quot;)" office:value-type="string" office:string-value=" $0.67_{\delta \hspace{1px} 0.11}$ " calcext:value-type="string">
            <text:p><text:s/>$0.67_{\delta \hspace{1px} 0.11}$ </text:p>
          </table:table-cell>
          <table:table-cell table:style-name="ce28"/>
          <table:table-cell table:number-columns-repeated="16352"/>
        </table:table-row>
        <table:table-row table:style-name="ro1">
          <table:table-cell table:style-name="ce2"/>
          <table:table-cell table:style-name="ce19"/>
          <table:table-cell table:style-name="ce34"/>
          <table:table-cell table:style-name="ce19"/>
          <table:table-cell table:style-name="ce34"/>
          <table:table-cell table:style-name="ce29"/>
          <table:table-cell table:style-name="ce25"/>
          <table:table-cell table:style-name="ce19"/>
          <table:table-cell table:style-name="ce34"/>
          <table:table-cell table:style-name="ce56"/>
          <table:table-cell table:style-name="ce19"/>
          <table:table-cell table:style-name="ce34"/>
          <table:table-cell table:style-name="ce19"/>
          <table:table-cell table:style-name="ce34"/>
          <table:table-cell table:style-name="ce19"/>
          <table:table-cell table:style-name="ce34"/>
          <table:table-cell table:style-name="ce29"/>
          <table:table-cell table:style-name="ce34"/>
          <table:table-cell table:style-name="ce25"/>
          <table:table-cell table:style-name="ce28"/>
          <table:table-cell table:style-name="ce115"/>
          <table:table-cell table:style-name="ce44" table:formula="of:=IF([.A29]&lt;&gt;&quot;&quot;; [.A29]; &quot;&quot;)">
            <text:p/>
          </table:table-cell>
          <table:table-cell table:style-name="ce63" table:formula="of:=IF(AND([.B29]&lt;&gt;&quot;&quot;; [.C29]&lt;&gt;&quot;&quot;); &quot; $&quot; &amp; TEXT([.B29]; &quot;0.00&quot;) &amp; &quot;_{\pm &quot; &amp; TEXT([.C29]; &quot;0.00&quot;) &amp; &quot;}$ &quot;; &quot;&quot;)">
            <text:p/>
          </table:table-cell>
          <table:table-cell table:style-name="ce67" table:formula="of:=IF(AND([.D29]&lt;&gt;&quot;&quot;; [.E29]&lt;&gt;&quot;&quot;); &quot; $&quot; &amp; TEXT([.D29]; &quot;0.00&quot;) &amp; &quot;_{\pm &quot; &amp; TEXT([.E29]; &quot;0.00&quot;) &amp; &quot;}$ &quot;; &quot;&quot;)">
            <text:p/>
          </table:table-cell>
          <table:table-cell table:style-name="ce67" table:formula="of:=IF(AND([.F29]&lt;&gt;&quot;&quot;; [.G29]&lt;&gt;&quot;&quot;); &quot; $&quot; &amp; TEXT([.F29]; &quot;0.00&quot;) &amp; &quot;_{\pm &quot; &amp; TEXT([.G29]; &quot;0.00&quot;) &amp; &quot;}$ &quot;; &quot;&quot;)">
            <text:p/>
          </table:table-cell>
          <table:table-cell table:style-name="ce67" table:formula="of:=IF(AND([.H29]&lt;&gt;&quot;&quot;; [.I29]&lt;&gt;&quot;&quot;); &quot; $&quot; &amp; TEXT([.H29]; &quot;0.00&quot;) &amp; &quot;_{\pm &quot; &amp; TEXT([.I29]; &quot;0.00&quot;) &amp; &quot;}$ &quot;; &quot;&quot;)">
            <text:p/>
          </table:table-cell>
          <table:table-cell table:style-name="ce70"/>
          <table:table-cell table:style-name="ce67" table:formula="of:=IF(AND([.K29]&lt;&gt;&quot;&quot;; [.L29]&lt;&gt;&quot;&quot;); &quot; $&quot; &amp; TEXT([.K29]; &quot;0.00&quot;) &amp; &quot;_{\pm &quot; &amp; TEXT([.L29]; &quot;0.00&quot;) &amp; &quot;}$ &quot;; &quot;&quot;)">
            <text:p/>
          </table:table-cell>
          <table:table-cell table:style-name="ce67" table:formula="of:=IF(AND([.M29]&lt;&gt;&quot;&quot;; [.N29]&lt;&gt;&quot;&quot;); &quot; $&quot; &amp; TEXT([.M29]; &quot;0.00&quot;) &amp; &quot;_{\pm &quot; &amp; TEXT([.N29]; &quot;0.00&quot;) &amp; &quot;}$ &quot;; &quot;&quot;)">
            <text:p/>
          </table:table-cell>
          <table:table-cell table:style-name="ce67" table:formula="of:=IF(AND([.O29]&lt;&gt;&quot;&quot;; [.P29]&lt;&gt;&quot;&quot;); &quot; $&quot; &amp; TEXT([.O29]; &quot;0.00&quot;) &amp; &quot;_{\pm &quot; &amp; TEXT([.P29]; &quot;0.00&quot;) &amp; &quot;}$ &quot;; &quot;&quot;)">
            <text:p/>
          </table:table-cell>
          <table:table-cell table:style-name="ce100" table:formula="of:=IF(AND([.Q29]&lt;&gt;&quot;&quot;; [.R29]&lt;&gt;&quot;&quot;); &quot; $&quot; &amp; TEXT([.Q29]; &quot;0.00&quot;) &amp; &quot;_{\pm &quot; &amp; TEXT([.R29]; &quot;0.00&quot;) &amp; &quot;}$ &quot;; &quot;&quot;)">
            <text:p/>
          </table:table-cell>
          <table:table-cell table:style-name="ce28"/>
          <table:table-cell table:number-columns-repeated="16352"/>
        </table:table-row>
        <table:table-row table:style-name="ro1">
          <table:table-cell table:style-name="ce14" office:value-type="string" calcext:value-type="string">
            <text:p><text:span text:style-name="T1">large: </text:span>WikiWars</text:p>
          </table:table-cell>
          <table:table-cell table:style-name="ce19" office:value-type="float" office:value="93.949656465166" calcext:value-type="float">
            <text:p>93.95</text:p>
          </table:table-cell>
          <table:table-cell table:style-name="ce34" office:value-type="float" office:value="1.62204604742918" calcext:value-type="float">
            <text:p>1.62</text:p>
          </table:table-cell>
          <table:table-cell table:style-name="ce19" office:value-type="float" office:value="93.4909678928324" calcext:value-type="float">
            <text:p>93.49</text:p>
          </table:table-cell>
          <table:table-cell table:style-name="ce34" office:value-type="float" office:value="1.82031287717666" calcext:value-type="float">
            <text:p>1.82</text:p>
          </table:table-cell>
          <table:table-cell table:style-name="ce29" office:value-type="float" office:value="94.4278958703523" calcext:value-type="float">
            <text:p>94.43</text:p>
          </table:table-cell>
          <table:table-cell table:style-name="ce25" office:value-type="float" office:value="1.82835988969143" calcext:value-type="float">
            <text:p>1.83</text:p>
          </table:table-cell>
          <table:table-cell table:style-name="ce19" office:value-type="float" office:value="92.451715419505" calcext:value-type="float">
            <text:p>92.45</text:p>
          </table:table-cell>
          <table:table-cell table:style-name="ce34" office:value-type="float" office:value="1.51341857442035" calcext:value-type="float">
            <text:p>1.51</text:p>
          </table:table-cell>
          <table:table-cell table:style-name="ce56"/>
          <table:table-cell table:style-name="ce19" office:value-type="float" office:value="97.6948511144875" calcext:value-type="float">
            <text:p>97.69</text:p>
          </table:table-cell>
          <table:table-cell table:style-name="ce34" office:value-type="float" office:value="0.666582285866154" calcext:value-type="float">
            <text:p>0.67</text:p>
          </table:table-cell>
          <table:table-cell table:style-name="ce19" office:value-type="float" office:value="97.2186205659617" calcext:value-type="float">
            <text:p>97.22</text:p>
          </table:table-cell>
          <table:table-cell table:style-name="ce34" office:value-type="float" office:value="1.16307707889514" calcext:value-type="float">
            <text:p>1.16</text:p>
          </table:table-cell>
          <table:table-cell table:style-name="ce19" office:value-type="float" office:value="98.1913653771648" calcext:value-type="float">
            <text:p>98.19</text:p>
          </table:table-cell>
          <table:table-cell table:style-name="ce34" office:value-type="float" office:value="1.01301485612684" calcext:value-type="float">
            <text:p>1.01</text:p>
          </table:table-cell>
          <table:table-cell table:style-name="ce29" office:value-type="float" office:value="95.8124693106914" calcext:value-type="float">
            <text:p>95.81</text:p>
          </table:table-cell>
          <table:table-cell table:style-name="ce34" office:value-type="float" office:value="0.734484729989983" calcext:value-type="float">
            <text:p>0.73</text:p>
          </table:table-cell>
          <table:table-cell table:style-name="ce25"/>
          <table:table-cell table:style-name="ce28"/>
          <table:table-cell table:style-name="ce115"/>
          <table:table-cell table:style-name="ce44" table:formula="of:=IF([.A30]&lt;&gt;&quot;&quot;; [.A30]; &quot;&quot;)" office:value-type="string" office:string-value="large: WikiWars" calcext:value-type="string">
            <text:p>large: WikiWars</text:p>
          </table:table-cell>
          <table:table-cell table:style-name="ce63" table:formula="of:=IF(AND([.B30]&lt;&gt;&quot;&quot;; [.C30]&lt;&gt;&quot;&quot;); &quot; $&quot; &amp; TEXT([.B30]; &quot;0.00&quot;) &amp; &quot;_{\pm &quot; &amp; TEXT([.C30]; &quot;0.00&quot;) &amp; &quot;}$ &quot;; &quot;&quot;)" office:value-type="string" office:string-value=" $93.95_{\pm 1.62}$ " calcext:value-type="string">
            <text:p><text:s/>$93.95_{\pm 1.62}$ </text:p>
          </table:table-cell>
          <table:table-cell table:style-name="ce67" table:formula="of:=IF(AND([.D30]&lt;&gt;&quot;&quot;; [.E30]&lt;&gt;&quot;&quot;); &quot; $&quot; &amp; TEXT([.D30]; &quot;0.00&quot;) &amp; &quot;_{\pm &quot; &amp; TEXT([.E30]; &quot;0.00&quot;) &amp; &quot;}$ &quot;; &quot;&quot;)" office:value-type="string" office:string-value=" $93.49_{\pm 1.82}$ " calcext:value-type="string">
            <text:p><text:s/>$93.49_{\pm 1.82}$ </text:p>
          </table:table-cell>
          <table:table-cell table:style-name="ce67" table:formula="of:=IF(AND([.F30]&lt;&gt;&quot;&quot;; [.G30]&lt;&gt;&quot;&quot;); &quot; $&quot; &amp; TEXT([.F30]; &quot;0.00&quot;) &amp; &quot;_{\pm &quot; &amp; TEXT([.G30]; &quot;0.00&quot;) &amp; &quot;}$ &quot;; &quot;&quot;)" office:value-type="string" office:string-value=" $94.43_{\pm 1.83}$ " calcext:value-type="string">
            <text:p><text:s/>$94.43_{\pm 1.83}$ </text:p>
          </table:table-cell>
          <table:table-cell table:style-name="ce67" table:formula="of:=IF(AND([.H30]&lt;&gt;&quot;&quot;; [.I30]&lt;&gt;&quot;&quot;); &quot; $&quot; &amp; TEXT([.H30]; &quot;0.00&quot;) &amp; &quot;_{\pm &quot; &amp; TEXT([.I30]; &quot;0.00&quot;) &amp; &quot;}$ &quot;; &quot;&quot;)" office:value-type="string" office:string-value=" $92.45_{\pm 1.51}$ " calcext:value-type="string">
            <text:p><text:s/>$92.45_{\pm 1.51}$ </text:p>
          </table:table-cell>
          <table:table-cell table:style-name="ce70"/>
          <table:table-cell table:style-name="ce67" table:formula="of:=IF(AND([.K30]&lt;&gt;&quot;&quot;; [.L30]&lt;&gt;&quot;&quot;); &quot; $&quot; &amp; TEXT([.K30]; &quot;0.00&quot;) &amp; &quot;_{\pm &quot; &amp; TEXT([.L30]; &quot;0.00&quot;) &amp; &quot;}$ &quot;; &quot;&quot;)" office:value-type="string" office:string-value=" $97.69_{\pm 0.67}$ " calcext:value-type="string">
            <text:p><text:s/>$97.69_{\pm 0.67}$ </text:p>
          </table:table-cell>
          <table:table-cell table:style-name="ce67" table:formula="of:=IF(AND([.M30]&lt;&gt;&quot;&quot;; [.N30]&lt;&gt;&quot;&quot;); &quot; $&quot; &amp; TEXT([.M30]; &quot;0.00&quot;) &amp; &quot;_{\pm &quot; &amp; TEXT([.N30]; &quot;0.00&quot;) &amp; &quot;}$ &quot;; &quot;&quot;)" office:value-type="string" office:string-value=" $97.22_{\pm 1.16}$ " calcext:value-type="string">
            <text:p><text:s/>$97.22_{\pm 1.16}$ </text:p>
          </table:table-cell>
          <table:table-cell table:style-name="ce67" table:formula="of:=IF(AND([.O30]&lt;&gt;&quot;&quot;; [.P30]&lt;&gt;&quot;&quot;); &quot; $&quot; &amp; TEXT([.O30]; &quot;0.00&quot;) &amp; &quot;_{\pm &quot; &amp; TEXT([.P30]; &quot;0.00&quot;) &amp; &quot;}$ &quot;; &quot;&quot;)" office:value-type="string" office:string-value=" $98.19_{\pm 1.01}$ " calcext:value-type="string">
            <text:p><text:s/>$98.19_{\pm 1.01}$ </text:p>
          </table:table-cell>
          <table:table-cell table:style-name="ce100" table:formula="of:=IF(AND([.Q30]&lt;&gt;&quot;&quot;; [.R30]&lt;&gt;&quot;&quot;); &quot; $&quot; &amp; TEXT([.Q30]; &quot;0.00&quot;) &amp; &quot;_{\pm &quot; &amp; TEXT([.R30]; &quot;0.00&quot;) &amp; &quot;}$ &quot;; &quot;&quot;)" office:value-type="string" office:string-value=" $95.81_{\pm 0.73}$ " calcext:value-type="string">
            <text:p><text:s/>$95.81_{\pm 0.73}$ </text:p>
          </table:table-cell>
          <table:table-cell table:style-name="ce28"/>
          <table:table-cell table:number-columns-repeated="16352"/>
        </table:table-row>
        <table:table-row table:style-name="ro1">
          <table:table-cell table:style-name="ce14" office:value-type="string" calcext:value-type="string">
            <text:p><text:span text:style-name="T1">base: </text:span>WikiWars</text:p>
          </table:table-cell>
          <table:table-cell table:style-name="ce19" office:value-type="float" office:value="94.046852415929" calcext:value-type="float">
            <text:p>94.05</text:p>
          </table:table-cell>
          <table:table-cell table:style-name="ce25" office:value-type="float" office:value="1.27841089969204" calcext:value-type="float">
            <text:p>1.28</text:p>
          </table:table-cell>
          <table:table-cell table:style-name="ce19" office:value-type="float" office:value="93.8013042715855" calcext:value-type="float">
            <text:p>93.80</text:p>
          </table:table-cell>
          <table:table-cell table:style-name="ce25" office:value-type="float" office:value="1.447476659262" calcext:value-type="float">
            <text:p>1.45</text:p>
          </table:table-cell>
          <table:table-cell table:style-name="ce19" office:value-type="float" office:value="94.301109089864" calcext:value-type="float">
            <text:p>94.30</text:p>
          </table:table-cell>
          <table:table-cell table:style-name="ce25" office:value-type="float" office:value="1.36463385378081" calcext:value-type="float">
            <text:p>1.36</text:p>
          </table:table-cell>
          <table:table-cell table:style-name="ce19" office:value-type="float" office:value="92.5920712142091" calcext:value-type="float">
            <text:p>92.59</text:p>
          </table:table-cell>
          <table:table-cell table:style-name="ce34" office:value-type="float" office:value="1.33268410405769" calcext:value-type="float">
            <text:p>1.33</text:p>
          </table:table-cell>
          <table:table-cell table:style-name="ce34"/>
          <table:table-cell table:style-name="ce25" office:value-type="float" office:value="97.5823375497112" calcext:value-type="float">
            <text:p>97.58</text:p>
          </table:table-cell>
          <table:table-cell table:style-name="ce34" office:value-type="float" office:value="0.759954249190639" calcext:value-type="float">
            <text:p>0.76</text:p>
          </table:table-cell>
          <table:table-cell table:style-name="ce25" office:value-type="float" office:value="97.3286181647927" calcext:value-type="float">
            <text:p>97.33</text:p>
          </table:table-cell>
          <table:table-cell table:style-name="ce34" office:value-type="float" office:value="1.14014365458678" calcext:value-type="float">
            <text:p>1.14</text:p>
          </table:table-cell>
          <table:table-cell table:style-name="ce25" office:value-type="float" office:value="97.8450936673874" calcext:value-type="float">
            <text:p>97.85</text:p>
          </table:table-cell>
          <table:table-cell table:style-name="ce34" office:value-type="float" office:value="0.773081802994277" calcext:value-type="float">
            <text:p>0.77</text:p>
          </table:table-cell>
          <table:table-cell table:style-name="ce19" office:value-type="float" office:value="95.6663238918127" calcext:value-type="float">
            <text:p>95.67</text:p>
          </table:table-cell>
          <table:table-cell table:style-name="ce34" office:value-type="float" office:value="0.938459531854186" calcext:value-type="float">
            <text:p>0.94</text:p>
          </table:table-cell>
          <table:table-cell table:style-name="ce25"/>
          <table:table-cell table:style-name="ce28"/>
          <table:table-cell table:style-name="ce115"/>
          <table:table-cell table:style-name="ce44" table:formula="of:=IF([.A31]&lt;&gt;&quot;&quot;; [.A31]; &quot;&quot;)" office:value-type="string" office:string-value="base: WikiWars" calcext:value-type="string">
            <text:p>base: WikiWars</text:p>
          </table:table-cell>
          <table:table-cell table:style-name="ce63" table:formula="of:=IF(AND([.B31]&lt;&gt;&quot;&quot;; [.C31]&lt;&gt;&quot;&quot;); &quot; $&quot; &amp; TEXT([.B31]; &quot;0.00&quot;) &amp; &quot;_{\pm &quot; &amp; TEXT([.C31]; &quot;0.00&quot;) &amp; &quot;}$ &quot;; &quot;&quot;)" office:value-type="string" office:string-value=" $94.05_{\pm 1.28}$ " calcext:value-type="string">
            <text:p><text:s/>$94.05_{\pm 1.28}$ </text:p>
          </table:table-cell>
          <table:table-cell table:style-name="ce67" table:formula="of:=IF(AND([.D31]&lt;&gt;&quot;&quot;; [.E31]&lt;&gt;&quot;&quot;); &quot; $&quot; &amp; TEXT([.D31]; &quot;0.00&quot;) &amp; &quot;_{\pm &quot; &amp; TEXT([.E31]; &quot;0.00&quot;) &amp; &quot;}$ &quot;; &quot;&quot;)" office:value-type="string" office:string-value=" $93.80_{\pm 1.45}$ " calcext:value-type="string">
            <text:p><text:s/>$93.80_{\pm 1.45}$ </text:p>
          </table:table-cell>
          <table:table-cell table:style-name="ce67" table:formula="of:=IF(AND([.F31]&lt;&gt;&quot;&quot;; [.G31]&lt;&gt;&quot;&quot;); &quot; $&quot; &amp; TEXT([.F31]; &quot;0.00&quot;) &amp; &quot;_{\pm &quot; &amp; TEXT([.G31]; &quot;0.00&quot;) &amp; &quot;}$ &quot;; &quot;&quot;)" office:value-type="string" office:string-value=" $94.30_{\pm 1.36}$ " calcext:value-type="string">
            <text:p><text:s/>$94.30_{\pm 1.36}$ </text:p>
          </table:table-cell>
          <table:table-cell table:style-name="ce67" table:formula="of:=IF(AND([.H31]&lt;&gt;&quot;&quot;; [.I31]&lt;&gt;&quot;&quot;); &quot; $&quot; &amp; TEXT([.H31]; &quot;0.00&quot;) &amp; &quot;_{\pm &quot; &amp; TEXT([.I31]; &quot;0.00&quot;) &amp; &quot;}$ &quot;; &quot;&quot;)" office:value-type="string" office:string-value=" $92.59_{\pm 1.33}$ " calcext:value-type="string">
            <text:p><text:s/>$92.59_{\pm 1.33}$ </text:p>
          </table:table-cell>
          <table:table-cell table:style-name="ce70"/>
          <table:table-cell table:style-name="ce67" table:formula="of:=IF(AND([.K31]&lt;&gt;&quot;&quot;; [.L31]&lt;&gt;&quot;&quot;); &quot; $&quot; &amp; TEXT([.K31]; &quot;0.00&quot;) &amp; &quot;_{\pm &quot; &amp; TEXT([.L31]; &quot;0.00&quot;) &amp; &quot;}$ &quot;; &quot;&quot;)" office:value-type="string" office:string-value=" $97.58_{\pm 0.76}$ " calcext:value-type="string">
            <text:p><text:s/>$97.58_{\pm 0.76}$ </text:p>
          </table:table-cell>
          <table:table-cell table:style-name="ce67" table:formula="of:=IF(AND([.M31]&lt;&gt;&quot;&quot;; [.N31]&lt;&gt;&quot;&quot;); &quot; $&quot; &amp; TEXT([.M31]; &quot;0.00&quot;) &amp; &quot;_{\pm &quot; &amp; TEXT([.N31]; &quot;0.00&quot;) &amp; &quot;}$ &quot;; &quot;&quot;)" office:value-type="string" office:string-value=" $97.33_{\pm 1.14}$ " calcext:value-type="string">
            <text:p><text:s/>$97.33_{\pm 1.14}$ </text:p>
          </table:table-cell>
          <table:table-cell table:style-name="ce67" table:formula="of:=IF(AND([.O31]&lt;&gt;&quot;&quot;; [.P31]&lt;&gt;&quot;&quot;); &quot; $&quot; &amp; TEXT([.O31]; &quot;0.00&quot;) &amp; &quot;_{\pm &quot; &amp; TEXT([.P31]; &quot;0.00&quot;) &amp; &quot;}$ &quot;; &quot;&quot;)" office:value-type="string" office:string-value=" $97.85_{\pm 0.77}$ " calcext:value-type="string">
            <text:p><text:s/>$97.85_{\pm 0.77}$ </text:p>
          </table:table-cell>
          <table:table-cell table:style-name="ce100" table:formula="of:=IF(AND([.Q31]&lt;&gt;&quot;&quot;; [.R31]&lt;&gt;&quot;&quot;); &quot; $&quot; &amp; TEXT([.Q31]; &quot;0.00&quot;) &amp; &quot;_{\pm &quot; &amp; TEXT([.R31]; &quot;0.00&quot;) &amp; &quot;}$ &quot;; &quot;&quot;)" office:value-type="string" office:string-value=" $95.67_{\pm 0.94}$ " calcext:value-type="string">
            <text:p><text:s/>$95.67_{\pm 0.94}$ </text:p>
          </table:table-cell>
          <table:table-cell table:style-name="ce28"/>
          <table:table-cell table:number-columns-repeated="16352"/>
        </table:table-row>
        <table:table-row table:style-name="ro1">
          <table:table-cell table:style-name="ce10" office:value-type="string" calcext:value-type="string">
            <text:p>Improvement</text:p>
          </table:table-cell>
          <table:table-cell table:style-name="ce20" table:formula="of:=IF(OR(ISBLANK([.B30]); ISBLANK([.B31])); &quot;&quot;; ([.B30] - [.B31]))" office:value-type="float" office:value="-0.0971959507629947" calcext:value-type="float">
            <text:p>-0.10</text:p>
          </table:table-cell>
          <table:table-cell table:style-name="ce26" table:formula="of:=IF(OR(ISBLANK([.C30]); ISBLANK([.C31])); &quot;&quot;; ([.C30] - [.C31]))" office:value-type="float" office:value="0.34363514773714" calcext:value-type="float">
            <text:p>0.34</text:p>
          </table:table-cell>
          <table:table-cell table:style-name="ce20" table:formula="of:=IF(OR(ISBLANK([.D30]); ISBLANK([.D31])); &quot;&quot;; ([.D30] - [.D31]))" office:value-type="float" office:value="-0.310336378753092" calcext:value-type="float">
            <text:p>-0.31</text:p>
          </table:table-cell>
          <table:table-cell table:style-name="ce26" table:formula="of:=IF(OR(ISBLANK([.E30]); ISBLANK([.E31])); &quot;&quot;; ([.E30] - [.E31]))" office:value-type="float" office:value="0.37283621791466" calcext:value-type="float">
            <text:p>0.37</text:p>
          </table:table-cell>
          <table:table-cell table:style-name="ce20" table:formula="of:=IF(OR(ISBLANK([.F30]); ISBLANK([.F31])); &quot;&quot;; ([.F30] - [.F31]))" office:value-type="float" office:value="0.126786780488303" calcext:value-type="float">
            <text:p>0.13</text:p>
          </table:table-cell>
          <table:table-cell table:style-name="ce26" table:formula="of:=IF(OR(ISBLANK([.G30]); ISBLANK([.G31])); &quot;&quot;; ([.G30] - [.G31]))" office:value-type="float" office:value="0.46372603591062" calcext:value-type="float">
            <text:p>0.46</text:p>
          </table:table-cell>
          <table:table-cell table:style-name="ce20" table:formula="of:=IF(OR(ISBLANK([.H30]); ISBLANK([.H31])); &quot;&quot;; ([.H30] - [.H31]))" office:value-type="float" office:value="-0.140355794704092" calcext:value-type="float">
            <text:p>-0.14</text:p>
          </table:table-cell>
          <table:table-cell table:style-name="ce26" table:formula="of:=IF(OR(ISBLANK([.I30]); ISBLANK([.I31])); &quot;&quot;; ([.I30] - [.I31]))" office:value-type="float" office:value="0.18073447036266" calcext:value-type="float">
            <text:p>0.18</text:p>
          </table:table-cell>
          <table:table-cell table:style-name="ce42"/>
          <table:table-cell table:style-name="ce20" table:formula="of:=IF(OR(ISBLANK([.K30]); ISBLANK([.K31])); &quot;&quot;; ([.K30] - [.K31]))" office:value-type="float" office:value="0.112513564776307" calcext:value-type="float">
            <text:p>0.11</text:p>
          </table:table-cell>
          <table:table-cell table:style-name="ce26" table:formula="of:=IF(OR(ISBLANK([.L30]); ISBLANK([.L31])); &quot;&quot;; ([.L30] - [.L31]))" office:value-type="float" office:value="-0.0933719633244851" calcext:value-type="float">
            <text:p>-0.09</text:p>
          </table:table-cell>
          <table:table-cell table:style-name="ce20" table:formula="of:=IF(OR(ISBLANK([.M30]); ISBLANK([.M31])); &quot;&quot;; ([.M30] - [.M31]))" office:value-type="float" office:value="-0.109997598831001" calcext:value-type="float">
            <text:p>-0.11</text:p>
          </table:table-cell>
          <table:table-cell table:style-name="ce26" table:formula="of:=IF(OR(ISBLANK([.N30]); ISBLANK([.N31])); &quot;&quot;; ([.N30] - [.N31]))" office:value-type="float" office:value="0.0229334243083599" calcext:value-type="float">
            <text:p>0.02</text:p>
          </table:table-cell>
          <table:table-cell table:style-name="ce20" table:formula="of:=IF(OR(ISBLANK([.O30]); ISBLANK([.O31])); &quot;&quot;; ([.O30] - [.O31]))" office:value-type="float" office:value="0.346271709777398" calcext:value-type="float">
            <text:p>0.35</text:p>
          </table:table-cell>
          <table:table-cell table:style-name="ce26" table:formula="of:=IF(OR(ISBLANK([.P30]); ISBLANK([.P31])); &quot;&quot;; ([.P30] - [.P31]))" office:value-type="float" office:value="0.239933053132563" calcext:value-type="float">
            <text:p>0.24</text:p>
          </table:table-cell>
          <table:table-cell table:style-name="ce20" table:formula="of:=IF(OR(ISBLANK([.Q30]); ISBLANK([.Q31])); &quot;&quot;; ([.Q30] - [.Q31]))" office:value-type="float" office:value="0.146145418878703" calcext:value-type="float">
            <text:p>0.15</text:p>
          </table:table-cell>
          <table:table-cell table:style-name="ce26" table:formula="of:=IF(OR(ISBLANK([.R30]); ISBLANK([.R31])); &quot;&quot;; ([.R30] - [.R31]))" office:value-type="float" office:value="-0.203974801864203" calcext:value-type="float">
            <text:p>-0.20</text:p>
          </table:table-cell>
          <table:table-cell table:style-name="ce48"/>
          <table:table-cell table:style-name="ce50"/>
          <table:table-cell table:style-name="ce47"/>
          <table:table-cell table:style-name="ce58" table:formula="of:=IF([.A32]&lt;&gt;&quot;&quot;; [.A32]; &quot;&quot;)" office:value-type="string" office:string-value="Improvement" calcext:value-type="string">
            <text:p>Improvement</text:p>
          </table:table-cell>
          <table:table-cell table:style-name="ce61" table:formula="of:=IF(AND([.B32]&lt;&gt;&quot;&quot;; [.C32]&lt;&gt;&quot;&quot;); &quot; $&quot; &amp; TEXT([.B32]; &quot;0.00&quot;) &amp; &quot;_{\delta \hspace{1px} &quot; &amp; TEXT([.C32]; &quot;0.00&quot;) &amp; &quot;}$ &quot;; &quot;&quot;)" office:value-type="string" office:string-value=" $-0.10_{\delta \hspace{1px} 0.34}$ " calcext:value-type="string">
            <text:p><text:s/>$-0.10_{\delta \hspace{1px} 0.34}$ </text:p>
          </table:table-cell>
          <table:table-cell table:style-name="ce61" table:formula="of:=IF(AND([.D32]&lt;&gt;&quot;&quot;; [.E32]&lt;&gt;&quot;&quot;); &quot; $&quot; &amp; TEXT([.D32]; &quot;0.00&quot;) &amp; &quot;_{\delta \hspace{1px} &quot; &amp; TEXT([.E32]; &quot;0.00&quot;) &amp; &quot;}$ &quot;; &quot;&quot;)" office:value-type="string" office:string-value=" $-0.31_{\delta \hspace{1px} 0.37}$ " calcext:value-type="string">
            <text:p><text:s/>$-0.31_{\delta \hspace{1px} 0.37}$ </text:p>
          </table:table-cell>
          <table:table-cell table:style-name="ce61" table:formula="of:=IF(AND([.F32]&lt;&gt;&quot;&quot;; [.G32]&lt;&gt;&quot;&quot;); &quot; $&quot; &amp; TEXT([.F32]; &quot;0.00&quot;) &amp; &quot;_{\delta \hspace{1px} &quot; &amp; TEXT([.G32]; &quot;0.00&quot;) &amp; &quot;}$ &quot;; &quot;&quot;)" office:value-type="string" office:string-value=" $0.13_{\delta \hspace{1px} 0.46}$ " calcext:value-type="string">
            <text:p><text:s/>$0.13_{\delta \hspace{1px} 0.46}$ </text:p>
          </table:table-cell>
          <table:table-cell table:style-name="ce61" table:formula="of:=IF(AND([.H32]&lt;&gt;&quot;&quot;; [.I32]&lt;&gt;&quot;&quot;); &quot; $&quot; &amp; TEXT([.H32]; &quot;0.00&quot;) &amp; &quot;_{\delta \hspace{1px} &quot; &amp; TEXT([.I32]; &quot;0.00&quot;) &amp; &quot;}$ &quot;; &quot;&quot;)" office:value-type="string" office:string-value=" $-0.14_{\delta \hspace{1px} 0.18}$ " calcext:value-type="string">
            <text:p><text:s/>$-0.14_{\delta \hspace{1px} 0.18}$ </text:p>
          </table:table-cell>
          <table:table-cell table:style-name="ce76"/>
          <table:table-cell table:style-name="ce66" table:formula="of:=IF(AND([.K32]&lt;&gt;&quot;&quot;; [.L32]&lt;&gt;&quot;&quot;); &quot; $&quot; &amp; TEXT([.K32]; &quot;0.00&quot;) &amp; &quot;_{\delta \hspace{1px} &quot; &amp; TEXT([.L32]; &quot;0.00&quot;) &amp; &quot;}$ &quot;; &quot;&quot;)" office:value-type="string" office:string-value=" $0.11_{\delta \hspace{1px} -0.09}$ " calcext:value-type="string">
            <text:p><text:s/>$0.11_{\delta \hspace{1px} -0.09}$ </text:p>
          </table:table-cell>
          <table:table-cell table:style-name="ce66" table:formula="of:=IF(AND([.M32]&lt;&gt;&quot;&quot;; [.N32]&lt;&gt;&quot;&quot;); &quot; $&quot; &amp; TEXT([.M32]; &quot;0.00&quot;) &amp; &quot;_{\delta \hspace{1px} &quot; &amp; TEXT([.N32]; &quot;0.00&quot;) &amp; &quot;}$ &quot;; &quot;&quot;)" office:value-type="string" office:string-value=" $-0.11_{\delta \hspace{1px} 0.02}$ " calcext:value-type="string">
            <text:p><text:s/>$-0.11_{\delta \hspace{1px} 0.02}$ </text:p>
          </table:table-cell>
          <table:table-cell table:style-name="ce66" table:formula="of:=IF(AND([.O32]&lt;&gt;&quot;&quot;; [.P32]&lt;&gt;&quot;&quot;); &quot; $&quot; &amp; TEXT([.O32]; &quot;0.00&quot;) &amp; &quot;_{\delta \hspace{1px} &quot; &amp; TEXT([.P32]; &quot;0.00&quot;) &amp; &quot;}$ &quot;; &quot;&quot;)" office:value-type="string" office:string-value=" $0.35_{\delta \hspace{1px} 0.24}$ " calcext:value-type="string">
            <text:p><text:s/>$0.35_{\delta \hspace{1px} 0.24}$ </text:p>
          </table:table-cell>
          <table:table-cell table:style-name="ce120" table:formula="of:=IF(AND([.Q32]&lt;&gt;&quot;&quot;; [.R32]&lt;&gt;&quot;&quot;); &quot; $&quot; &amp; TEXT([.Q32]; &quot;0.00&quot;) &amp; &quot;_{\delta \hspace{1px} &quot; &amp; TEXT([.R32]; &quot;0.00&quot;) &amp; &quot;}$ &quot;; &quot;&quot;)" office:value-type="string" office:string-value=" $0.15_{\delta \hspace{1px} -0.20}$ " calcext:value-type="string">
            <text:p><text:s/>$0.15_{\delta \hspace{1px} -0.20}$ </text:p>
          </table:table-cell>
          <table:table-cell table:style-name="ce28"/>
          <table:table-cell table:number-columns-repeated="16352"/>
        </table:table-row>
        <table:table-row table:style-name="ro1">
          <table:table-cell table:style-name="ce2"/>
          <table:table-cell table:style-name="ce19"/>
          <table:table-cell table:style-name="ce34"/>
          <table:table-cell table:style-name="ce19"/>
          <table:table-cell table:style-name="ce34"/>
          <table:table-cell table:style-name="ce29"/>
          <table:table-cell table:style-name="ce25"/>
          <table:table-cell table:style-name="ce19"/>
          <table:table-cell table:style-name="ce34"/>
          <table:table-cell table:style-name="ce56"/>
          <table:table-cell table:style-name="ce19"/>
          <table:table-cell table:style-name="ce34"/>
          <table:table-cell table:style-name="ce19"/>
          <table:table-cell table:style-name="ce34"/>
          <table:table-cell table:style-name="ce19"/>
          <table:table-cell table:style-name="ce34"/>
          <table:table-cell table:style-name="ce29"/>
          <table:table-cell table:style-name="ce34"/>
          <table:table-cell table:style-name="ce25"/>
          <table:table-cell table:style-name="ce28"/>
          <table:table-cell table:style-name="ce115"/>
          <table:table-cell table:style-name="ce44" table:formula="of:=IF([.A33]&lt;&gt;&quot;&quot;; [.A33]; &quot;&quot;)">
            <text:p/>
          </table:table-cell>
          <table:table-cell table:style-name="ce63" table:formula="of:=IF(AND([.B33]&lt;&gt;&quot;&quot;; [.C33]&lt;&gt;&quot;&quot;); &quot; $&quot; &amp; TEXT([.B33]; &quot;0.00&quot;) &amp; &quot;_{\pm &quot; &amp; TEXT([.C33]; &quot;0.00&quot;) &amp; &quot;}$ &quot;; &quot;&quot;)">
            <text:p/>
          </table:table-cell>
          <table:table-cell table:style-name="ce67" table:formula="of:=IF(AND([.D33]&lt;&gt;&quot;&quot;; [.E33]&lt;&gt;&quot;&quot;); &quot; $&quot; &amp; TEXT([.D33]; &quot;0.00&quot;) &amp; &quot;_{\pm &quot; &amp; TEXT([.E33]; &quot;0.00&quot;) &amp; &quot;}$ &quot;; &quot;&quot;)">
            <text:p/>
          </table:table-cell>
          <table:table-cell table:style-name="ce67" table:formula="of:=IF(AND([.F33]&lt;&gt;&quot;&quot;; [.G33]&lt;&gt;&quot;&quot;); &quot; $&quot; &amp; TEXT([.F33]; &quot;0.00&quot;) &amp; &quot;_{\pm &quot; &amp; TEXT([.G33]; &quot;0.00&quot;) &amp; &quot;}$ &quot;; &quot;&quot;)">
            <text:p/>
          </table:table-cell>
          <table:table-cell table:style-name="ce67" table:formula="of:=IF(AND([.H33]&lt;&gt;&quot;&quot;; [.I33]&lt;&gt;&quot;&quot;); &quot; $&quot; &amp; TEXT([.H33]; &quot;0.00&quot;) &amp; &quot;_{\pm &quot; &amp; TEXT([.I33]; &quot;0.00&quot;) &amp; &quot;}$ &quot;; &quot;&quot;)">
            <text:p/>
          </table:table-cell>
          <table:table-cell table:style-name="ce70"/>
          <table:table-cell table:style-name="ce67" table:formula="of:=IF(AND([.K33]&lt;&gt;&quot;&quot;; [.L33]&lt;&gt;&quot;&quot;); &quot; $&quot; &amp; TEXT([.K33]; &quot;0.00&quot;) &amp; &quot;_{\pm &quot; &amp; TEXT([.L33]; &quot;0.00&quot;) &amp; &quot;}$ &quot;; &quot;&quot;)">
            <text:p/>
          </table:table-cell>
          <table:table-cell table:style-name="ce67" table:formula="of:=IF(AND([.M33]&lt;&gt;&quot;&quot;; [.N33]&lt;&gt;&quot;&quot;); &quot; $&quot; &amp; TEXT([.M33]; &quot;0.00&quot;) &amp; &quot;_{\pm &quot; &amp; TEXT([.N33]; &quot;0.00&quot;) &amp; &quot;}$ &quot;; &quot;&quot;)">
            <text:p/>
          </table:table-cell>
          <table:table-cell table:style-name="ce67" table:formula="of:=IF(AND([.O33]&lt;&gt;&quot;&quot;; [.P33]&lt;&gt;&quot;&quot;); &quot; $&quot; &amp; TEXT([.O33]; &quot;0.00&quot;) &amp; &quot;_{\pm &quot; &amp; TEXT([.P33]; &quot;0.00&quot;) &amp; &quot;}$ &quot;; &quot;&quot;)">
            <text:p/>
          </table:table-cell>
          <table:table-cell table:style-name="ce100" table:formula="of:=IF(AND([.Q33]&lt;&gt;&quot;&quot;; [.R33]&lt;&gt;&quot;&quot;); &quot; $&quot; &amp; TEXT([.Q33]; &quot;0.00&quot;) &amp; &quot;_{\pm &quot; &amp; TEXT([.R33]; &quot;0.00&quot;) &amp; &quot;}$ &quot;; &quot;&quot;)">
            <text:p/>
          </table:table-cell>
          <table:table-cell table:style-name="ce28"/>
          <table:table-cell table:number-columns-repeated="16352"/>
        </table:table-row>
        <table:table-row table:style-name="ro1">
          <table:table-cell table:style-name="ce2" office:value-type="string" calcext:value-type="string">
            <text:p><text:span text:style-name="T1">large: </text:span>Tweets</text:p>
          </table:table-cell>
          <table:table-cell table:style-name="ce19" office:value-type="float" office:value="88.6141807350481" calcext:value-type="float">
            <text:p>88.61</text:p>
          </table:table-cell>
          <table:table-cell table:style-name="ce25" office:value-type="float" office:value="3.37308999099123" calcext:value-type="float">
            <text:p>3.37</text:p>
          </table:table-cell>
          <table:table-cell table:style-name="ce19" office:value-type="float" office:value="87.4769760236437" calcext:value-type="float">
            <text:p>87.48</text:p>
          </table:table-cell>
          <table:table-cell table:style-name="ce25" office:value-type="float" office:value="2.82236595208088" calcext:value-type="float">
            <text:p>2.82</text:p>
          </table:table-cell>
          <table:table-cell table:style-name="ce19" office:value-type="float" office:value="89.8260205944118" calcext:value-type="float">
            <text:p>89.83</text:p>
          </table:table-cell>
          <table:table-cell table:style-name="ce25" office:value-type="float" office:value="4.3528747862963" calcext:value-type="float">
            <text:p>4.35</text:p>
          </table:table-cell>
          <table:table-cell table:style-name="ce19" office:value-type="float" office:value="85.1604908244542" calcext:value-type="float">
            <text:p>85.16</text:p>
          </table:table-cell>
          <table:table-cell table:style-name="ce34" office:value-type="float" office:value="3.63327134309396" calcext:value-type="float">
            <text:p>3.63</text:p>
          </table:table-cell>
          <table:table-cell table:style-name="ce34"/>
          <table:table-cell table:style-name="ce25" office:value-type="float" office:value="95.4266461917441" calcext:value-type="float">
            <text:p>95.43</text:p>
          </table:table-cell>
          <table:table-cell table:style-name="ce34" office:value-type="float" office:value="1.14562537487159" calcext:value-type="float">
            <text:p>1.15</text:p>
          </table:table-cell>
          <table:table-cell table:style-name="ce25" office:value-type="float" office:value="94.2292968172175" calcext:value-type="float">
            <text:p>94.23</text:p>
          </table:table-cell>
          <table:table-cell table:style-name="ce34" office:value-type="float" office:value="1.61647089581469" calcext:value-type="float">
            <text:p>1.62</text:p>
          </table:table-cell>
          <table:table-cell table:style-name="ce25" office:value-type="float" office:value="96.7032354559451" calcext:value-type="float">
            <text:p>96.70</text:p>
          </table:table-cell>
          <table:table-cell table:style-name="ce34" office:value-type="float" office:value="2.12440346984491" calcext:value-type="float">
            <text:p>2.12</text:p>
          </table:table-cell>
          <table:table-cell table:style-name="ce19" office:value-type="float" office:value="90.7343788154385" calcext:value-type="float">
            <text:p>90.73</text:p>
          </table:table-cell>
          <table:table-cell table:style-name="ce34" office:value-type="float" office:value="2.59827377871792" calcext:value-type="float">
            <text:p>2.60</text:p>
          </table:table-cell>
          <table:table-cell table:style-name="ce25"/>
          <table:table-cell table:style-name="ce28"/>
          <table:table-cell table:style-name="ce115"/>
          <table:table-cell table:style-name="ce44" table:formula="of:=IF([.A34]&lt;&gt;&quot;&quot;; [.A34]; &quot;&quot;)" office:value-type="string" office:string-value="large: Tweets" calcext:value-type="string">
            <text:p>large: Tweets</text:p>
          </table:table-cell>
          <table:table-cell table:style-name="ce63" table:formula="of:=IF(AND([.B34]&lt;&gt;&quot;&quot;; [.C34]&lt;&gt;&quot;&quot;); &quot; $&quot; &amp; TEXT([.B34]; &quot;0.00&quot;) &amp; &quot;_{\pm &quot; &amp; TEXT([.C34]; &quot;0.00&quot;) &amp; &quot;}$ &quot;; &quot;&quot;)" office:value-type="string" office:string-value=" $88.61_{\pm 3.37}$ " calcext:value-type="string">
            <text:p><text:s/>$88.61_{\pm 3.37}$ </text:p>
          </table:table-cell>
          <table:table-cell table:style-name="ce67" table:formula="of:=IF(AND([.D34]&lt;&gt;&quot;&quot;; [.E34]&lt;&gt;&quot;&quot;); &quot; $&quot; &amp; TEXT([.D34]; &quot;0.00&quot;) &amp; &quot;_{\pm &quot; &amp; TEXT([.E34]; &quot;0.00&quot;) &amp; &quot;}$ &quot;; &quot;&quot;)" office:value-type="string" office:string-value=" $87.48_{\pm 2.82}$ " calcext:value-type="string">
            <text:p><text:s/>$87.48_{\pm 2.82}$ </text:p>
          </table:table-cell>
          <table:table-cell table:style-name="ce67" table:formula="of:=IF(AND([.F34]&lt;&gt;&quot;&quot;; [.G34]&lt;&gt;&quot;&quot;); &quot; $&quot; &amp; TEXT([.F34]; &quot;0.00&quot;) &amp; &quot;_{\pm &quot; &amp; TEXT([.G34]; &quot;0.00&quot;) &amp; &quot;}$ &quot;; &quot;&quot;)" office:value-type="string" office:string-value=" $89.83_{\pm 4.35}$ " calcext:value-type="string">
            <text:p><text:s/>$89.83_{\pm 4.35}$ </text:p>
          </table:table-cell>
          <table:table-cell table:style-name="ce67" table:formula="of:=IF(AND([.H34]&lt;&gt;&quot;&quot;; [.I34]&lt;&gt;&quot;&quot;); &quot; $&quot; &amp; TEXT([.H34]; &quot;0.00&quot;) &amp; &quot;_{\pm &quot; &amp; TEXT([.I34]; &quot;0.00&quot;) &amp; &quot;}$ &quot;; &quot;&quot;)" office:value-type="string" office:string-value=" $85.16_{\pm 3.63}$ " calcext:value-type="string">
            <text:p><text:s/>$85.16_{\pm 3.63}$ </text:p>
          </table:table-cell>
          <table:table-cell table:style-name="ce70"/>
          <table:table-cell table:style-name="ce67" table:formula="of:=IF(AND([.K34]&lt;&gt;&quot;&quot;; [.L34]&lt;&gt;&quot;&quot;); &quot; $&quot; &amp; TEXT([.K34]; &quot;0.00&quot;) &amp; &quot;_{\pm &quot; &amp; TEXT([.L34]; &quot;0.00&quot;) &amp; &quot;}$ &quot;; &quot;&quot;)" office:value-type="string" office:string-value=" $95.43_{\pm 1.15}$ " calcext:value-type="string">
            <text:p><text:s/>$95.43_{\pm 1.15}$ </text:p>
          </table:table-cell>
          <table:table-cell table:style-name="ce67" table:formula="of:=IF(AND([.M34]&lt;&gt;&quot;&quot;; [.N34]&lt;&gt;&quot;&quot;); &quot; $&quot; &amp; TEXT([.M34]; &quot;0.00&quot;) &amp; &quot;_{\pm &quot; &amp; TEXT([.N34]; &quot;0.00&quot;) &amp; &quot;}$ &quot;; &quot;&quot;)" office:value-type="string" office:string-value=" $94.23_{\pm 1.62}$ " calcext:value-type="string">
            <text:p><text:s/>$94.23_{\pm 1.62}$ </text:p>
          </table:table-cell>
          <table:table-cell table:style-name="ce67" table:formula="of:=IF(AND([.O34]&lt;&gt;&quot;&quot;; [.P34]&lt;&gt;&quot;&quot;); &quot; $&quot; &amp; TEXT([.O34]; &quot;0.00&quot;) &amp; &quot;_{\pm &quot; &amp; TEXT([.P34]; &quot;0.00&quot;) &amp; &quot;}$ &quot;; &quot;&quot;)" office:value-type="string" office:string-value=" $96.70_{\pm 2.12}$ " calcext:value-type="string">
            <text:p><text:s/>$96.70_{\pm 2.12}$ </text:p>
          </table:table-cell>
          <table:table-cell table:style-name="ce100" table:formula="of:=IF(AND([.Q34]&lt;&gt;&quot;&quot;; [.R34]&lt;&gt;&quot;&quot;); &quot; $&quot; &amp; TEXT([.Q34]; &quot;0.00&quot;) &amp; &quot;_{\pm &quot; &amp; TEXT([.R34]; &quot;0.00&quot;) &amp; &quot;}$ &quot;; &quot;&quot;)" office:value-type="string" office:string-value=" $90.73_{\pm 2.60}$ " calcext:value-type="string">
            <text:p><text:s/>$90.73_{\pm 2.60}$ </text:p>
          </table:table-cell>
          <table:table-cell table:style-name="ce28"/>
          <table:table-cell table:number-columns-repeated="16352"/>
        </table:table-row>
        <table:table-row table:style-name="ro1">
          <table:table-cell table:style-name="ce2" office:value-type="string" calcext:value-type="string">
            <text:p><text:span text:style-name="T1">base: </text:span>Tweets</text:p>
          </table:table-cell>
          <table:table-cell table:style-name="ce19" office:value-type="float" office:value="89.9104011387627" calcext:value-type="float">
            <text:p>89.91</text:p>
          </table:table-cell>
          <table:table-cell table:style-name="ce25" office:value-type="float" office:value="2.64909203611597" calcext:value-type="float">
            <text:p>2.65</text:p>
          </table:table-cell>
          <table:table-cell table:style-name="ce19" office:value-type="float" office:value="88.668296451621" calcext:value-type="float">
            <text:p>88.67</text:p>
          </table:table-cell>
          <table:table-cell table:style-name="ce25" office:value-type="float" office:value="2.20402695825256" calcext:value-type="float">
            <text:p>2.20</text:p>
          </table:table-cell>
          <table:table-cell table:style-name="ce19" office:value-type="float" office:value="91.2377668789357" calcext:value-type="float">
            <text:p>91.24</text:p>
          </table:table-cell>
          <table:table-cell table:style-name="ce25" office:value-type="float" office:value="3.70413859760785" calcext:value-type="float">
            <text:p>3.70</text:p>
          </table:table-cell>
          <table:table-cell table:style-name="ce19" office:value-type="float" office:value="86.1191744764804" calcext:value-type="float">
            <text:p>86.12</text:p>
          </table:table-cell>
          <table:table-cell table:style-name="ce34" office:value-type="float" office:value="3.31533113166764" calcext:value-type="float">
            <text:p>3.32</text:p>
          </table:table-cell>
          <table:table-cell table:style-name="ce34"/>
          <table:table-cell table:style-name="ce25" office:value-type="float" office:value="94.8316093562956" calcext:value-type="float">
            <text:p>94.83</text:p>
          </table:table-cell>
          <table:table-cell table:style-name="ce34" office:value-type="float" office:value="1.79952867560032" calcext:value-type="float">
            <text:p>1.80</text:p>
          </table:table-cell>
          <table:table-cell table:style-name="ce25" office:value-type="float" office:value="93.5435393289428" calcext:value-type="float">
            <text:p>93.54</text:p>
          </table:table-cell>
          <table:table-cell table:style-name="ce34" office:value-type="float" office:value="2.20487384296808" calcext:value-type="float">
            <text:p>2.20</text:p>
          </table:table-cell>
          <table:table-cell table:style-name="ce25" office:value-type="float" office:value="96.2083796808705" calcext:value-type="float">
            <text:p>96.21</text:p>
          </table:table-cell>
          <table:table-cell table:style-name="ce34" office:value-type="float" office:value="2.51585257876192" calcext:value-type="float">
            <text:p>2.52</text:p>
          </table:table-cell>
          <table:table-cell table:style-name="ce19" office:value-type="float" office:value="90.1597550647432" calcext:value-type="float">
            <text:p>90.16</text:p>
          </table:table-cell>
          <table:table-cell table:style-name="ce34" office:value-type="float" office:value="2.56430651416325" calcext:value-type="float">
            <text:p>2.56</text:p>
          </table:table-cell>
          <table:table-cell table:style-name="ce25"/>
          <table:table-cell table:style-name="ce28"/>
          <table:table-cell table:style-name="ce115"/>
          <table:table-cell table:style-name="ce44" table:formula="of:=IF([.A35]&lt;&gt;&quot;&quot;; [.A35]; &quot;&quot;)" office:value-type="string" office:string-value="base: Tweets" calcext:value-type="string">
            <text:p>base: Tweets</text:p>
          </table:table-cell>
          <table:table-cell table:style-name="ce63" table:formula="of:=IF(AND([.B35]&lt;&gt;&quot;&quot;; [.C35]&lt;&gt;&quot;&quot;); &quot; $&quot; &amp; TEXT([.B35]; &quot;0.00&quot;) &amp; &quot;_{\pm &quot; &amp; TEXT([.C35]; &quot;0.00&quot;) &amp; &quot;}$ &quot;; &quot;&quot;)" office:value-type="string" office:string-value=" $89.91_{\pm 2.65}$ " calcext:value-type="string">
            <text:p><text:s/>$89.91_{\pm 2.65}$ </text:p>
          </table:table-cell>
          <table:table-cell table:style-name="ce67" table:formula="of:=IF(AND([.D35]&lt;&gt;&quot;&quot;; [.E35]&lt;&gt;&quot;&quot;); &quot; $&quot; &amp; TEXT([.D35]; &quot;0.00&quot;) &amp; &quot;_{\pm &quot; &amp; TEXT([.E35]; &quot;0.00&quot;) &amp; &quot;}$ &quot;; &quot;&quot;)" office:value-type="string" office:string-value=" $88.67_{\pm 2.20}$ " calcext:value-type="string">
            <text:p><text:s/>$88.67_{\pm 2.20}$ </text:p>
          </table:table-cell>
          <table:table-cell table:style-name="ce67" table:formula="of:=IF(AND([.F35]&lt;&gt;&quot;&quot;; [.G35]&lt;&gt;&quot;&quot;); &quot; $&quot; &amp; TEXT([.F35]; &quot;0.00&quot;) &amp; &quot;_{\pm &quot; &amp; TEXT([.G35]; &quot;0.00&quot;) &amp; &quot;}$ &quot;; &quot;&quot;)" office:value-type="string" office:string-value=" $91.24_{\pm 3.70}$ " calcext:value-type="string">
            <text:p><text:s/>$91.24_{\pm 3.70}$ </text:p>
          </table:table-cell>
          <table:table-cell table:style-name="ce67" table:formula="of:=IF(AND([.H35]&lt;&gt;&quot;&quot;; [.I35]&lt;&gt;&quot;&quot;); &quot; $&quot; &amp; TEXT([.H35]; &quot;0.00&quot;) &amp; &quot;_{\pm &quot; &amp; TEXT([.I35]; &quot;0.00&quot;) &amp; &quot;}$ &quot;; &quot;&quot;)" office:value-type="string" office:string-value=" $86.12_{\pm 3.32}$ " calcext:value-type="string">
            <text:p><text:s/>$86.12_{\pm 3.32}$ </text:p>
          </table:table-cell>
          <table:table-cell table:style-name="ce70"/>
          <table:table-cell table:style-name="ce67" table:formula="of:=IF(AND([.K35]&lt;&gt;&quot;&quot;; [.L35]&lt;&gt;&quot;&quot;); &quot; $&quot; &amp; TEXT([.K35]; &quot;0.00&quot;) &amp; &quot;_{\pm &quot; &amp; TEXT([.L35]; &quot;0.00&quot;) &amp; &quot;}$ &quot;; &quot;&quot;)" office:value-type="string" office:string-value=" $94.83_{\pm 1.80}$ " calcext:value-type="string">
            <text:p><text:s/>$94.83_{\pm 1.80}$ </text:p>
          </table:table-cell>
          <table:table-cell table:style-name="ce67" table:formula="of:=IF(AND([.M35]&lt;&gt;&quot;&quot;; [.N35]&lt;&gt;&quot;&quot;); &quot; $&quot; &amp; TEXT([.M35]; &quot;0.00&quot;) &amp; &quot;_{\pm &quot; &amp; TEXT([.N35]; &quot;0.00&quot;) &amp; &quot;}$ &quot;; &quot;&quot;)" office:value-type="string" office:string-value=" $93.54_{\pm 2.20}$ " calcext:value-type="string">
            <text:p><text:s/>$93.54_{\pm 2.20}$ </text:p>
          </table:table-cell>
          <table:table-cell table:style-name="ce67" table:formula="of:=IF(AND([.O35]&lt;&gt;&quot;&quot;; [.P35]&lt;&gt;&quot;&quot;); &quot; $&quot; &amp; TEXT([.O35]; &quot;0.00&quot;) &amp; &quot;_{\pm &quot; &amp; TEXT([.P35]; &quot;0.00&quot;) &amp; &quot;}$ &quot;; &quot;&quot;)" office:value-type="string" office:string-value=" $96.21_{\pm 2.52}$ " calcext:value-type="string">
            <text:p><text:s/>$96.21_{\pm 2.52}$ </text:p>
          </table:table-cell>
          <table:table-cell table:style-name="ce100" table:formula="of:=IF(AND([.Q35]&lt;&gt;&quot;&quot;; [.R35]&lt;&gt;&quot;&quot;); &quot; $&quot; &amp; TEXT([.Q35]; &quot;0.00&quot;) &amp; &quot;_{\pm &quot; &amp; TEXT([.R35]; &quot;0.00&quot;) &amp; &quot;}$ &quot;; &quot;&quot;)" office:value-type="string" office:string-value=" $90.16_{\pm 2.56}$ " calcext:value-type="string">
            <text:p><text:s/>$90.16_{\pm 2.56}$ </text:p>
          </table:table-cell>
          <table:table-cell table:style-name="ce28"/>
          <table:table-cell table:number-columns-repeated="16352"/>
        </table:table-row>
        <table:table-row table:style-name="ro1">
          <table:table-cell table:style-name="ce2" office:value-type="string" calcext:value-type="string">
            <text:p>Improvement</text:p>
          </table:table-cell>
          <table:table-cell table:style-name="ce94" table:formula="of:=IF(OR(ISBLANK([.B34]); ISBLANK([.B35])); &quot;&quot;; ([.B34] - [.B35]))" office:value-type="float" office:value="-1.2962204037146" calcext:value-type="float">
            <text:p>-1.30</text:p>
          </table:table-cell>
          <table:table-cell table:style-name="ce107" table:formula="of:=IF(OR(ISBLANK([.C34]); ISBLANK([.C35])); &quot;&quot;; ([.C34] - [.C35]))" office:value-type="float" office:value="0.72399795487526" calcext:value-type="float">
            <text:p>0.72</text:p>
          </table:table-cell>
          <table:table-cell table:style-name="ce94" table:formula="of:=IF(OR(ISBLANK([.D34]); ISBLANK([.D35])); &quot;&quot;; ([.D34] - [.D35]))" office:value-type="float" office:value="-1.1913204279773" calcext:value-type="float">
            <text:p>-1.19</text:p>
          </table:table-cell>
          <table:table-cell table:style-name="ce107" table:formula="of:=IF(OR(ISBLANK([.E34]); ISBLANK([.E35])); &quot;&quot;; ([.E34] - [.E35]))" office:value-type="float" office:value="0.61833899382832" calcext:value-type="float">
            <text:p>0.62</text:p>
          </table:table-cell>
          <table:table-cell table:style-name="ce94" table:formula="of:=IF(OR(ISBLANK([.F34]); ISBLANK([.F35])); &quot;&quot;; ([.F34] - [.F35]))" office:value-type="float" office:value="-1.4117462845239" calcext:value-type="float">
            <text:p>-1.41</text:p>
          </table:table-cell>
          <table:table-cell table:style-name="ce107" table:formula="of:=IF(OR(ISBLANK([.G34]); ISBLANK([.G35])); &quot;&quot;; ([.G34] - [.G35]))" office:value-type="float" office:value="0.64873618868845" calcext:value-type="float">
            <text:p>0.65</text:p>
          </table:table-cell>
          <table:table-cell table:style-name="ce94" table:formula="of:=IF(OR(ISBLANK([.H34]); ISBLANK([.H35])); &quot;&quot;; ([.H34] - [.H35]))" office:value-type="float" office:value="-0.958683652026195" calcext:value-type="float">
            <text:p>-0.96</text:p>
          </table:table-cell>
          <table:table-cell table:style-name="ce107" table:formula="of:=IF(OR(ISBLANK([.I34]); ISBLANK([.I35])); &quot;&quot;; ([.I34] - [.I35]))" office:value-type="float" office:value="0.31794021142632" calcext:value-type="float">
            <text:p>0.32</text:p>
          </table:table-cell>
          <table:table-cell table:style-name="ce54"/>
          <table:table-cell table:style-name="ce94" table:formula="of:=IF(OR(ISBLANK([.K34]); ISBLANK([.K35])); &quot;&quot;; ([.K34] - [.K35]))" office:value-type="float" office:value="0.595036835448497" calcext:value-type="float">
            <text:p>0.60</text:p>
          </table:table-cell>
          <table:table-cell table:style-name="ce107" table:formula="of:=IF(OR(ISBLANK([.L34]); ISBLANK([.L35])); &quot;&quot;; ([.L34] - [.L35]))" office:value-type="float" office:value="-0.65390330072873" calcext:value-type="float">
            <text:p>-0.65</text:p>
          </table:table-cell>
          <table:table-cell table:style-name="ce94" table:formula="of:=IF(OR(ISBLANK([.M34]); ISBLANK([.M35])); &quot;&quot;; ([.M34] - [.M35]))" office:value-type="float" office:value="0.685757488274703" calcext:value-type="float">
            <text:p>0.69</text:p>
          </table:table-cell>
          <table:table-cell table:style-name="ce107" table:formula="of:=IF(OR(ISBLANK([.N34]); ISBLANK([.N35])); &quot;&quot;; ([.N34] - [.N35]))" office:value-type="float" office:value="-0.58840294715339" calcext:value-type="float">
            <text:p>-0.59</text:p>
          </table:table-cell>
          <table:table-cell table:style-name="ce94" table:formula="of:=IF(OR(ISBLANK([.O34]); ISBLANK([.O35])); &quot;&quot;; ([.O34] - [.O35]))" office:value-type="float" office:value="0.494855775074612" calcext:value-type="float">
            <text:p>0.49</text:p>
          </table:table-cell>
          <table:table-cell table:style-name="ce107" table:formula="of:=IF(OR(ISBLANK([.P34]); ISBLANK([.P35])); &quot;&quot;; ([.P34] - [.P35]))" office:value-type="float" office:value="-0.39144910891701" calcext:value-type="float">
            <text:p>-0.39</text:p>
          </table:table-cell>
          <table:table-cell table:style-name="ce94" table:formula="of:=IF(OR(ISBLANK([.Q34]); ISBLANK([.Q35])); &quot;&quot;; ([.Q34] - [.Q35]))" office:value-type="float" office:value="0.574623750695309" calcext:value-type="float">
            <text:p>0.57</text:p>
          </table:table-cell>
          <table:table-cell table:style-name="ce107" table:formula="of:=IF(OR(ISBLANK([.R34]); ISBLANK([.R35])); &quot;&quot;; ([.R34] - [.R35]))" office:value-type="float" office:value="0.0339672645546703" calcext:value-type="float">
            <text:p>0.03</text:p>
          </table:table-cell>
          <table:table-cell table:style-name="ce25"/>
          <table:table-cell table:number-columns-repeated="2"/>
          <table:table-cell table:style-name="ce44" table:formula="of:=IF([.A36]&lt;&gt;&quot;&quot;; [.A36]; &quot;&quot;)" office:value-type="string" office:string-value="Improvement" calcext:value-type="string">
            <text:p>Improvement</text:p>
          </table:table-cell>
          <table:table-cell table:style-name="ce100" table:formula="of:=IF(AND([.B36]&lt;&gt;&quot;&quot;; [.C36]&lt;&gt;&quot;&quot;); &quot; $&quot; &amp; TEXT([.B36]; &quot;0.00&quot;) &amp; &quot;_{\delta \hspace{1px} &quot; &amp; TEXT([.C36]; &quot;0.00&quot;) &amp; &quot;}$ &quot;; &quot;&quot;)" office:value-type="string" office:string-value=" $-1.30_{\delta \hspace{1px} 0.72}$ " calcext:value-type="string">
            <text:p><text:s/>$-1.30_{\delta \hspace{1px} 0.72}$ </text:p>
          </table:table-cell>
          <table:table-cell table:style-name="ce67" table:formula="of:=IF(AND([.D36]&lt;&gt;&quot;&quot;; [.E36]&lt;&gt;&quot;&quot;); &quot; $&quot; &amp; TEXT([.D36]; &quot;0.00&quot;) &amp; &quot;_{\delta \hspace{1px} &quot; &amp; TEXT([.E36]; &quot;0.00&quot;) &amp; &quot;}$ &quot;; &quot;&quot;)" office:value-type="string" office:string-value=" $-1.19_{\delta \hspace{1px} 0.62}$ " calcext:value-type="string">
            <text:p><text:s/>$-1.19_{\delta \hspace{1px} 0.62}$ </text:p>
          </table:table-cell>
          <table:table-cell table:style-name="ce100" table:formula="of:=IF(AND([.F36]&lt;&gt;&quot;&quot;; [.G36]&lt;&gt;&quot;&quot;); &quot; $&quot; &amp; TEXT([.F36]; &quot;0.00&quot;) &amp; &quot;_{\delta \hspace{1px} &quot; &amp; TEXT([.G36]; &quot;0.00&quot;) &amp; &quot;}$ &quot;; &quot;&quot;)" office:value-type="string" office:string-value=" $-1.41_{\delta \hspace{1px} 0.65}$ " calcext:value-type="string">
            <text:p><text:s/>$-1.41_{\delta \hspace{1px} 0.65}$ </text:p>
          </table:table-cell>
          <table:table-cell table:style-name="ce67" table:formula="of:=IF(AND([.H36]&lt;&gt;&quot;&quot;; [.I36]&lt;&gt;&quot;&quot;); &quot; $&quot; &amp; TEXT([.H36]; &quot;0.00&quot;) &amp; &quot;_{\delta \hspace{1px} &quot; &amp; TEXT([.I36]; &quot;0.00&quot;) &amp; &quot;}$ &quot;; &quot;&quot;)" office:value-type="string" office:string-value=" $-0.96_{\delta \hspace{1px} 0.32}$ " calcext:value-type="string">
            <text:p><text:s/>$-0.96_{\delta \hspace{1px} 0.32}$ </text:p>
          </table:table-cell>
          <table:table-cell table:style-name="ce110"/>
          <table:table-cell table:style-name="ce67" table:formula="of:=IF(AND([.K36]&lt;&gt;&quot;&quot;; [.L36]&lt;&gt;&quot;&quot;); &quot; $&quot; &amp; TEXT([.K36]; &quot;0.00&quot;) &amp; &quot;_{\delta \hspace{1px} &quot; &amp; TEXT([.L36]; &quot;0.00&quot;) &amp; &quot;}$ &quot;; &quot;&quot;)" office:value-type="string" office:string-value=" $0.60_{\delta \hspace{1px} -0.65}$ " calcext:value-type="string">
            <text:p><text:s/>$0.60_{\delta \hspace{1px} -0.65}$ </text:p>
          </table:table-cell>
          <table:table-cell table:style-name="ce100" table:formula="of:=IF(AND([.M36]&lt;&gt;&quot;&quot;; [.N36]&lt;&gt;&quot;&quot;); &quot; $&quot; &amp; TEXT([.M36]; &quot;0.00&quot;) &amp; &quot;_{\delta \hspace{1px} &quot; &amp; TEXT([.N36]; &quot;0.00&quot;) &amp; &quot;}$ &quot;; &quot;&quot;)" office:value-type="string" office:string-value=" $0.69_{\delta \hspace{1px} -0.59}$ " calcext:value-type="string">
            <text:p><text:s/>$0.69_{\delta \hspace{1px} -0.59}$ </text:p>
          </table:table-cell>
          <table:table-cell table:style-name="ce67" table:formula="of:=IF(AND([.O36]&lt;&gt;&quot;&quot;; [.P36]&lt;&gt;&quot;&quot;); &quot; $&quot; &amp; TEXT([.O36]; &quot;0.00&quot;) &amp; &quot;_{\delta \hspace{1px} &quot; &amp; TEXT([.P36]; &quot;0.00&quot;) &amp; &quot;}$ &quot;; &quot;&quot;)" office:value-type="string" office:string-value=" $0.49_{\delta \hspace{1px} -0.39}$ " calcext:value-type="string">
            <text:p><text:s/>$0.49_{\delta \hspace{1px} -0.39}$ </text:p>
          </table:table-cell>
          <table:table-cell table:style-name="ce100" table:formula="of:=IF(AND([.Q36]&lt;&gt;&quot;&quot;; [.R36]&lt;&gt;&quot;&quot;); &quot; $&quot; &amp; TEXT([.Q36]; &quot;0.00&quot;) &amp; &quot;_{\delta \hspace{1px} &quot; &amp; TEXT([.R36]; &quot;0.00&quot;) &amp; &quot;}$ &quot;; &quot;&quot;)" office:value-type="string" office:string-value=" $0.57_{\delta \hspace{1px} 0.03}$ " calcext:value-type="string">
            <text:p><text:s/>$0.57_{\delta \hspace{1px} 0.03}$ </text:p>
          </table:table-cell>
          <table:table-cell table:number-columns-repeated="16353"/>
        </table:table-row>
        <table:table-row table:style-name="ro2" table:number-rows-repeated="1048539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zxx" fo:country="non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9">
      <number:number number:decimal-places="2" number:min-decimal-places="2" number:min-integer-digits="0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-page-order="ltr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28">00/00/0000</text:date>, <text:time style:data-style-name="N2" text:time-value="15:50:45.8330000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3.2$Windows_X86_64 LibreOffice_project/9f56dff12ba03b9acd7730a5a481eea045e468f3</meta:generator>
    <meta:creation-date>2023-08-24T11:34:39Z</meta:creation-date>
    <dc:date>2023-09-28T15:52:17.057000000</dc:date>
    <meta:editing-cycles>94</meta:editing-cycles>
    <meta:editing-duration>PT7H31M59S</meta:editing-duration>
    <meta:document-statistic meta:table-count="1" meta:cell-count="740" meta:object-count="0"/>
  </office:meta>
</office:document-meta>
</file>